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8_without_PML" table:style-name="ta1">
        <table:shapes>
          <draw:frame draw:z-index="0" draw:style-name="gr1" draw:text-style-name="P1" svg:width="6.3035in" svg:height="3.5449in" svg:x="10.0555in" svg:y="0.0524in">
            <draw:object draw:notify-on-update-of-ranges="128_without_PML.D2:128_without_PML.D131 128_without_PML.B1:128_without_PML.B1 128_without_PML.B2:128_without_PML.B131 128_without_PML.D2:128_without_PML.D131 128_without_PML.I1:128_without_PML.I1 128_without_PML.I2:128_without_PML.I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25in" svg:height="3.5449in" svg:x="10.1205in" svg:y="7.5295in">
            <draw:object draw:notify-on-update-of-ranges="128_without_PML.D2:128_without_PML.D131 128_without_PML.J1:128_without_PML.J1 128_without_PML.J2:128_without_PML.J1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emperature_without_PML</text:p>
          </table:table-cell>
          <table:table-cell office:value-type="string" calcext:value-type="string">
            <text:p>thermal_diffusivity_without_PML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  <table:table-cell office:value-type="string" calcext:value-type="string">
            <text:p>temperature_with_PML</text:p>
          </table:table-cell>
          <table:table-cell office:value-type="string" calcext:value-type="string">
            <text:p>thermal_diffusivity_with_PML</text:p>
          </table:table-cell>
          <table:table-cell office:value-type="string" calcext:value-type="string">
            <text:p>temperature_difference</text:p>
          </table:table-cell>
          <table:table-cell table:number-columns-repeated="2"/>
        </table:table-row>
        <table:table-row table:style-name="ro1">
          <table:table-cell office:value-type="float" office:value="618.1" calcext:value-type="float">
            <text:p>618.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5" calcext:value-type="float">
            <text:p>0.5</text:p>
          </table:table-cell>
          <table:table-cell office:value-type="float" office:value="460.44" calcext:value-type="float">
            <text:p>460.44</text:p>
          </table:table-cell>
          <table:table-cell office:value-type="float" office:value="0.0000048273" calcext:value-type="float">
            <text:p>0.0000048273</text:p>
          </table:table-cell>
          <table:table-cell table:formula="of:=[.A2]-[.H2]" office:value-type="float" office:value="157.66" calcext:value-type="float">
            <text:p>157.66</text:p>
          </table:table-cell>
          <table:table-cell table:number-columns-repeated="2"/>
        </table:table-row>
        <table:table-row table:style-name="ro1">
          <table:table-cell office:value-type="float" office:value="618.1" calcext:value-type="float">
            <text:p>618.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076918" calcext:value-type="float">
            <text:p>0.0076918</text:p>
          </table:table-cell>
          <table:table-cell office:value-type="float" office:value="0.5" calcext:value-type="float">
            <text:p>0.5</text:p>
          </table:table-cell>
          <table:table-cell office:value-type="float" office:value="0.011568" calcext:value-type="float">
            <text:p>0.011568</text:p>
          </table:table-cell>
          <table:table-cell office:value-type="float" office:value="0.5" calcext:value-type="float">
            <text:p>0.5</text:p>
          </table:table-cell>
          <table:table-cell office:value-type="float" office:value="460.44" calcext:value-type="float">
            <text:p>460.44</text:p>
          </table:table-cell>
          <table:table-cell office:value-type="float" office:value="0.0000048273" calcext:value-type="float">
            <text:p>0.0000048273</text:p>
          </table:table-cell>
          <table:table-cell table:formula="of:=[.A3]-[.H3]" office:value-type="float" office:value="157.66" calcext:value-type="float">
            <text:p>157.66</text:p>
          </table:table-cell>
          <table:table-cell table:number-columns-repeated="2"/>
        </table:table-row>
        <table:table-row table:style-name="ro1">
          <table:table-cell office:value-type="float" office:value="618.46" calcext:value-type="float">
            <text:p>618.4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5" calcext:value-type="float">
            <text:p>0.5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5" calcext:value-type="float">
            <text:p>0.5</text:p>
          </table:table-cell>
          <table:table-cell office:value-type="float" office:value="460.74" calcext:value-type="float">
            <text:p>460.74</text:p>
          </table:table-cell>
          <table:table-cell office:value-type="float" office:value="0.0000048274" calcext:value-type="float">
            <text:p>0.0000048274</text:p>
          </table:table-cell>
          <table:table-cell table:formula="of:=[.A4]-[.H4]" office:value-type="float" office:value="157.72" calcext:value-type="float">
            <text:p>157.72</text:p>
          </table:table-cell>
          <table:table-cell table:number-columns-repeated="2"/>
        </table:table-row>
        <table:table-row table:style-name="ro1">
          <table:table-cell office:value-type="float" office:value="619.19" calcext:value-type="float">
            <text:p>619.1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23076" calcext:value-type="float">
            <text:p>0.023076</text:p>
          </table:table-cell>
          <table:table-cell office:value-type="float" office:value="0.5" calcext:value-type="float">
            <text:p>0.5</text:p>
          </table:table-cell>
          <table:table-cell office:value-type="float" office:value="0.026952" calcext:value-type="float">
            <text:p>0.026952</text:p>
          </table:table-cell>
          <table:table-cell office:value-type="float" office:value="0.5" calcext:value-type="float">
            <text:p>0.5</text:p>
          </table:table-cell>
          <table:table-cell office:value-type="float" office:value="461.35" calcext:value-type="float">
            <text:p>461.35</text:p>
          </table:table-cell>
          <table:table-cell office:value-type="float" office:value="0.0000048274" calcext:value-type="float">
            <text:p>0.0000048274</text:p>
          </table:table-cell>
          <table:table-cell table:formula="of:=[.A5]-[.H5]" office:value-type="float" office:value="157.84" calcext:value-type="float">
            <text:p>157.84</text:p>
          </table:table-cell>
          <table:table-cell table:number-columns-repeated="2"/>
        </table:table-row>
        <table:table-row table:style-name="ro1">
          <table:table-cell office:value-type="float" office:value="620.29" calcext:value-type="float">
            <text:p>620.2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30767" calcext:value-type="float">
            <text:p>0.030767</text:p>
          </table:table-cell>
          <table:table-cell office:value-type="float" office:value="0.5" calcext:value-type="float">
            <text:p>0.5</text:p>
          </table:table-cell>
          <table:table-cell office:value-type="float" office:value="0.034643" calcext:value-type="float">
            <text:p>0.034643</text:p>
          </table:table-cell>
          <table:table-cell office:value-type="float" office:value="0.5" calcext:value-type="float">
            <text:p>0.5</text:p>
          </table:table-cell>
          <table:table-cell office:value-type="float" office:value="462.25" calcext:value-type="float">
            <text:p>462.25</text:p>
          </table:table-cell>
          <table:table-cell office:value-type="float" office:value="0.0000048276" calcext:value-type="float">
            <text:p>0.0000048276</text:p>
          </table:table-cell>
          <table:table-cell table:formula="of:=[.A6]-[.H6]" office:value-type="float" office:value="158.04" calcext:value-type="float">
            <text:p>158.04</text:p>
          </table:table-cell>
          <table:table-cell table:number-columns-repeated="2"/>
        </table:table-row>
        <table:table-row table:style-name="ro1">
          <table:table-cell office:value-type="float" office:value="621.76" calcext:value-type="float">
            <text:p>621.7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38459" calcext:value-type="float">
            <text:p>0.038459</text:p>
          </table:table-cell>
          <table:table-cell office:value-type="float" office:value="0.5" calcext:value-type="float">
            <text:p>0.5</text:p>
          </table:table-cell>
          <table:table-cell office:value-type="float" office:value="0.042335" calcext:value-type="float">
            <text:p>0.042335</text:p>
          </table:table-cell>
          <table:table-cell office:value-type="float" office:value="0.5" calcext:value-type="float">
            <text:p>0.5</text:p>
          </table:table-cell>
          <table:table-cell office:value-type="float" office:value="463.46" calcext:value-type="float">
            <text:p>463.46</text:p>
          </table:table-cell>
          <table:table-cell office:value-type="float" office:value="0.0000048277" calcext:value-type="float">
            <text:p>0.0000048277</text:p>
          </table:table-cell>
          <table:table-cell table:formula="of:=[.A7]-[.H7]" office:value-type="float" office:value="158.3" calcext:value-type="float">
            <text:p>158.3</text:p>
          </table:table-cell>
          <table:table-cell table:number-columns-repeated="2"/>
        </table:table-row>
        <table:table-row table:style-name="ro1">
          <table:table-cell office:value-type="float" office:value="623.59" calcext:value-type="float">
            <text:p>623.5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46151" calcext:value-type="float">
            <text:p>0.046151</text:p>
          </table:table-cell>
          <table:table-cell office:value-type="float" office:value="0.5" calcext:value-type="float">
            <text:p>0.5</text:p>
          </table:table-cell>
          <table:table-cell office:value-type="float" office:value="0.050027" calcext:value-type="float">
            <text:p>0.050027</text:p>
          </table:table-cell>
          <table:table-cell office:value-type="float" office:value="0.5" calcext:value-type="float">
            <text:p>0.5</text:p>
          </table:table-cell>
          <table:table-cell office:value-type="float" office:value="464.97" calcext:value-type="float">
            <text:p>464.97</text:p>
          </table:table-cell>
          <table:table-cell office:value-type="float" office:value="0.0000048278" calcext:value-type="float">
            <text:p>0.0000048278</text:p>
          </table:table-cell>
          <table:table-cell table:formula="of:=[.A8]-[.H8]" office:value-type="float" office:value="158.62" calcext:value-type="float">
            <text:p>158.62</text:p>
          </table:table-cell>
          <table:table-cell table:number-columns-repeated="2"/>
        </table:table-row>
        <table:table-row table:style-name="ro1">
          <table:table-cell office:value-type="float" office:value="625.79" calcext:value-type="float">
            <text:p>625.7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53843" calcext:value-type="float">
            <text:p>0.053843</text:p>
          </table:table-cell>
          <table:table-cell office:value-type="float" office:value="0.5" calcext:value-type="float">
            <text:p>0.5</text:p>
          </table:table-cell>
          <table:table-cell office:value-type="float" office:value="0.057719" calcext:value-type="float">
            <text:p>0.057719</text:p>
          </table:table-cell>
          <table:table-cell office:value-type="float" office:value="0.5" calcext:value-type="float">
            <text:p>0.5</text:p>
          </table:table-cell>
          <table:table-cell office:value-type="float" office:value="466.79" calcext:value-type="float">
            <text:p>466.79</text:p>
          </table:table-cell>
          <table:table-cell office:value-type="float" office:value="0.000004828" calcext:value-type="float">
            <text:p>0.000004828</text:p>
          </table:table-cell>
          <table:table-cell table:formula="of:=[.A9]-[.H9]"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628.36" calcext:value-type="float">
            <text:p>628.3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61535" calcext:value-type="float">
            <text:p>0.061535</text:p>
          </table:table-cell>
          <table:table-cell office:value-type="float" office:value="0.5" calcext:value-type="float">
            <text:p>0.5</text:p>
          </table:table-cell>
          <table:table-cell office:value-type="float" office:value="0.065411" calcext:value-type="float">
            <text:p>0.065411</text:p>
          </table:table-cell>
          <table:table-cell office:value-type="float" office:value="0.5" calcext:value-type="float">
            <text:p>0.5</text:p>
          </table:table-cell>
          <table:table-cell office:value-type="float" office:value="468.91" calcext:value-type="float">
            <text:p>468.91</text:p>
          </table:table-cell>
          <table:table-cell office:value-type="float" office:value="0.0000048281" calcext:value-type="float">
            <text:p>0.0000048281</text:p>
          </table:table-cell>
          <table:table-cell table:formula="of:=[.A10]-[.H10]" office:value-type="float" office:value="159.45" calcext:value-type="float">
            <text:p>159.45</text:p>
          </table:table-cell>
          <table:table-cell table:number-columns-repeated="2"/>
        </table:table-row>
        <table:table-row table:style-name="ro1">
          <table:table-cell office:value-type="float" office:value="631.29" calcext:value-type="float">
            <text:p>631.2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69227" calcext:value-type="float">
            <text:p>0.069227</text:p>
          </table:table-cell>
          <table:table-cell office:value-type="float" office:value="0.5" calcext:value-type="float">
            <text:p>0.5</text:p>
          </table:table-cell>
          <table:table-cell office:value-type="float" office:value="0.073103" calcext:value-type="float">
            <text:p>0.073103</text:p>
          </table:table-cell>
          <table:table-cell office:value-type="float" office:value="0.5" calcext:value-type="float">
            <text:p>0.5</text:p>
          </table:table-cell>
          <table:table-cell office:value-type="float" office:value="471.33" calcext:value-type="float">
            <text:p>471.33</text:p>
          </table:table-cell>
          <table:table-cell office:value-type="float" office:value="0.0000048282" calcext:value-type="float">
            <text:p>0.0000048282</text:p>
          </table:table-cell>
          <table:table-cell table:formula="of:=[.A11]-[.H11]" office:value-type="float" office:value="159.96" calcext:value-type="float">
            <text:p>159.96</text:p>
          </table:table-cell>
          <table:table-cell table:number-columns-repeated="2"/>
        </table:table-row>
        <table:table-row table:style-name="ro1">
          <table:table-cell office:value-type="float" office:value="634.6" calcext:value-type="float">
            <text:p>634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76918" calcext:value-type="float">
            <text:p>0.076918</text:p>
          </table:table-cell>
          <table:table-cell office:value-type="float" office:value="0.5" calcext:value-type="float">
            <text:p>0.5</text:p>
          </table:table-cell>
          <table:table-cell office:value-type="float" office:value="0.080794" calcext:value-type="float">
            <text:p>0.080794</text:p>
          </table:table-cell>
          <table:table-cell office:value-type="float" office:value="0.5" calcext:value-type="float">
            <text:p>0.5</text:p>
          </table:table-cell>
          <table:table-cell office:value-type="float" office:value="474.07" calcext:value-type="float">
            <text:p>474.07</text:p>
          </table:table-cell>
          <table:table-cell office:value-type="float" office:value="0.0000048281" calcext:value-type="float">
            <text:p>0.0000048281</text:p>
          </table:table-cell>
          <table:table-cell table:formula="of:=[.A12]-[.H12]" office:value-type="float" office:value="160.53" calcext:value-type="float">
            <text:p>160.53</text:p>
          </table:table-cell>
          <table:table-cell table:number-columns-repeated="2"/>
        </table:table-row>
        <table:table-row table:style-name="ro1">
          <table:table-cell office:value-type="float" office:value="638.28" calcext:value-type="float">
            <text:p>638.2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8461" calcext:value-type="float">
            <text:p>0.08461</text:p>
          </table:table-cell>
          <table:table-cell office:value-type="float" office:value="0.5" calcext:value-type="float">
            <text:p>0.5</text:p>
          </table:table-cell>
          <table:table-cell office:value-type="float" office:value="0.088486" calcext:value-type="float">
            <text:p>0.088486</text:p>
          </table:table-cell>
          <table:table-cell office:value-type="float" office:value="0.5" calcext:value-type="float">
            <text:p>0.5</text:p>
          </table:table-cell>
          <table:table-cell office:value-type="float" office:value="477.12" calcext:value-type="float">
            <text:p>477.12</text:p>
          </table:table-cell>
          <table:table-cell office:value-type="float" office:value="0.000004828" calcext:value-type="float">
            <text:p>0.000004828</text:p>
          </table:table-cell>
          <table:table-cell table:formula="of:=[.A13]-[.H13]" office:value-type="float" office:value="161.16" calcext:value-type="float">
            <text:p>161.16</text:p>
          </table:table-cell>
          <table:table-cell table:number-columns-repeated="2"/>
        </table:table-row>
        <table:table-row table:style-name="ro1">
          <table:table-cell office:value-type="float" office:value="642.32" calcext:value-type="float">
            <text:p>642.3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92302" calcext:value-type="float">
            <text:p>0.092302</text:p>
          </table:table-cell>
          <table:table-cell office:value-type="float" office:value="0.5" calcext:value-type="float">
            <text:p>0.5</text:p>
          </table:table-cell>
          <table:table-cell office:value-type="float" office:value="0.096178" calcext:value-type="float">
            <text:p>0.096178</text:p>
          </table:table-cell>
          <table:table-cell office:value-type="float" office:value="0.5" calcext:value-type="float">
            <text:p>0.5</text:p>
          </table:table-cell>
          <table:table-cell office:value-type="float" office:value="480.47" calcext:value-type="float">
            <text:p>480.47</text:p>
          </table:table-cell>
          <table:table-cell office:value-type="float" office:value="0.0000048277" calcext:value-type="float">
            <text:p>0.0000048277</text:p>
          </table:table-cell>
          <table:table-cell table:formula="of:=[.A14]-[.H14]" office:value-type="float" office:value="161.85" calcext:value-type="float">
            <text:p>161.85</text:p>
          </table:table-cell>
          <table:table-cell table:number-columns-repeated="2"/>
        </table:table-row>
        <table:table-row table:style-name="ro1">
          <table:table-cell office:value-type="float" office:value="646.74" calcext:value-type="float">
            <text:p>646.7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099994" calcext:value-type="float">
            <text:p>0.099994</text:p>
          </table:table-cell>
          <table:table-cell office:value-type="float" office:value="0.5" calcext:value-type="float">
            <text:p>0.5</text:p>
          </table:table-cell>
          <table:table-cell office:value-type="float" office:value="0.10387" calcext:value-type="float">
            <text:p>0.10387</text:p>
          </table:table-cell>
          <table:table-cell office:value-type="float" office:value="0.5" calcext:value-type="float">
            <text:p>0.5</text:p>
          </table:table-cell>
          <table:table-cell office:value-type="float" office:value="484.15" calcext:value-type="float">
            <text:p>484.15</text:p>
          </table:table-cell>
          <table:table-cell office:value-type="float" office:value="0.0000048272" calcext:value-type="float">
            <text:p>0.0000048272</text:p>
          </table:table-cell>
          <table:table-cell table:formula="of:=[.A15]-[.H15]" office:value-type="float" office:value="162.59" calcext:value-type="float">
            <text:p>162.59</text:p>
          </table:table-cell>
          <table:table-cell table:number-columns-repeated="2"/>
        </table:table-row>
        <table:table-row table:style-name="ro1">
          <table:table-cell office:value-type="float" office:value="651.53" calcext:value-type="float">
            <text:p>651.5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5" calcext:value-type="float">
            <text:p>0.5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5" calcext:value-type="float">
            <text:p>0.5</text:p>
          </table:table-cell>
          <table:table-cell office:value-type="float" office:value="488.13" calcext:value-type="float">
            <text:p>488.13</text:p>
          </table:table-cell>
          <table:table-cell office:value-type="float" office:value="0.0000048265" calcext:value-type="float">
            <text:p>0.0000048265</text:p>
          </table:table-cell>
          <table:table-cell table:formula="of:=[.A16]-[.H16]" office:value-type="float" office:value="163.4" calcext:value-type="float">
            <text:p>163.4</text:p>
          </table:table-cell>
          <table:table-cell table:number-columns-repeated="2"/>
        </table:table-row>
        <table:table-row table:style-name="ro1">
          <table:table-cell office:value-type="float" office:value="656.7" calcext:value-type="float">
            <text:p>656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1538" calcext:value-type="float">
            <text:p>0.11538</text:p>
          </table:table-cell>
          <table:table-cell office:value-type="float" office:value="0.5" calcext:value-type="float">
            <text:p>0.5</text:p>
          </table:table-cell>
          <table:table-cell office:value-type="float" office:value="0.11925" calcext:value-type="float">
            <text:p>0.11925</text:p>
          </table:table-cell>
          <table:table-cell office:value-type="float" office:value="0.5" calcext:value-type="float">
            <text:p>0.5</text:p>
          </table:table-cell>
          <table:table-cell office:value-type="float" office:value="492.44" calcext:value-type="float">
            <text:p>492.44</text:p>
          </table:table-cell>
          <table:table-cell office:value-type="float" office:value="0.0000048255" calcext:value-type="float">
            <text:p>0.0000048255</text:p>
          </table:table-cell>
          <table:table-cell table:formula="of:=[.A17]-[.H17]" office:value-type="float" office:value="164.26" calcext:value-type="float">
            <text:p>164.26</text:p>
          </table:table-cell>
          <table:table-cell table:number-columns-repeated="2"/>
        </table:table-row>
        <table:table-row table:style-name="ro1">
          <table:table-cell office:value-type="float" office:value="662.24" calcext:value-type="float">
            <text:p>662.2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2307" calcext:value-type="float">
            <text:p>0.12307</text:p>
          </table:table-cell>
          <table:table-cell office:value-type="float" office:value="0.5" calcext:value-type="float">
            <text:p>0.5</text:p>
          </table:table-cell>
          <table:table-cell office:value-type="float" office:value="0.12695" calcext:value-type="float">
            <text:p>0.12695</text:p>
          </table:table-cell>
          <table:table-cell office:value-type="float" office:value="0.5" calcext:value-type="float">
            <text:p>0.5</text:p>
          </table:table-cell>
          <table:table-cell office:value-type="float" office:value="497.07" calcext:value-type="float">
            <text:p>497.07</text:p>
          </table:table-cell>
          <table:table-cell office:value-type="float" office:value="0.0000048242" calcext:value-type="float">
            <text:p>0.0000048242</text:p>
          </table:table-cell>
          <table:table-cell table:formula="of:=[.A18]-[.H18]"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office:value-type="float" office:value="668.15" calcext:value-type="float">
            <text:p>668.1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3076" calcext:value-type="float">
            <text:p>0.13076</text:p>
          </table:table-cell>
          <table:table-cell office:value-type="float" office:value="0.5" calcext:value-type="float">
            <text:p>0.5</text:p>
          </table:table-cell>
          <table:table-cell office:value-type="float" office:value="0.13464" calcext:value-type="float">
            <text:p>0.13464</text:p>
          </table:table-cell>
          <table:table-cell office:value-type="float" office:value="0.5" calcext:value-type="float">
            <text:p>0.5</text:p>
          </table:table-cell>
          <table:table-cell office:value-type="float" office:value="502.02" calcext:value-type="float">
            <text:p>502.02</text:p>
          </table:table-cell>
          <table:table-cell office:value-type="float" office:value="0.0000048225" calcext:value-type="float">
            <text:p>0.0000048225</text:p>
          </table:table-cell>
          <table:table-cell table:formula="of:=[.A19]-[.H19]" office:value-type="float" office:value="166.13" calcext:value-type="float">
            <text:p>166.13</text:p>
          </table:table-cell>
          <table:table-cell table:number-columns-repeated="2"/>
        </table:table-row>
        <table:table-row table:style-name="ro1">
          <table:table-cell office:value-type="float" office:value="674.45" calcext:value-type="float">
            <text:p>674.4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3845" calcext:value-type="float">
            <text:p>0.13845</text:p>
          </table:table-cell>
          <table:table-cell office:value-type="float" office:value="0.5" calcext:value-type="float">
            <text:p>0.5</text:p>
          </table:table-cell>
          <table:table-cell office:value-type="float" office:value="0.14233" calcext:value-type="float">
            <text:p>0.14233</text:p>
          </table:table-cell>
          <table:table-cell office:value-type="float" office:value="0.5" calcext:value-type="float">
            <text:p>0.5</text:p>
          </table:table-cell>
          <table:table-cell office:value-type="float" office:value="507.3" calcext:value-type="float">
            <text:p>507.3</text:p>
          </table:table-cell>
          <table:table-cell office:value-type="float" office:value="0.0000048204" calcext:value-type="float">
            <text:p>0.0000048204</text:p>
          </table:table-cell>
          <table:table-cell table:formula="of:=[.A20]-[.H20]" office:value-type="float" office:value="167.15" calcext:value-type="float">
            <text:p>167.15</text:p>
          </table:table-cell>
          <table:table-cell table:number-columns-repeated="2"/>
        </table:table-row>
        <table:table-row table:style-name="ro1">
          <table:table-cell office:value-type="float" office:value="681.12" calcext:value-type="float">
            <text:p>681.1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4615" calcext:value-type="float">
            <text:p>0.14615</text:p>
          </table:table-cell>
          <table:table-cell office:value-type="float" office:value="0.5" calcext:value-type="float">
            <text:p>0.5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0.5" calcext:value-type="float">
            <text:p>0.5</text:p>
          </table:table-cell>
          <table:table-cell office:value-type="float" office:value="512.91" calcext:value-type="float">
            <text:p>512.91</text:p>
          </table:table-cell>
          <table:table-cell office:value-type="float" office:value="0.0000048177" calcext:value-type="float">
            <text:p>0.0000048177</text:p>
          </table:table-cell>
          <table:table-cell table:formula="of:=[.A21]-[.H21]" office:value-type="float" office:value="168.21" calcext:value-type="float">
            <text:p>168.21</text:p>
          </table:table-cell>
          <table:table-cell table:number-columns-repeated="2"/>
        </table:table-row>
        <table:table-row table:style-name="ro1">
          <table:table-cell office:value-type="float" office:value="688.17" calcext:value-type="float">
            <text:p>688.1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5384" calcext:value-type="float">
            <text:p>0.15384</text:p>
          </table:table-cell>
          <table:table-cell office:value-type="float" office:value="0.5" calcext:value-type="float">
            <text:p>0.5</text:p>
          </table:table-cell>
          <table:table-cell office:value-type="float" office:value="0.15771" calcext:value-type="float">
            <text:p>0.15771</text:p>
          </table:table-cell>
          <table:table-cell office:value-type="float" office:value="0.5" calcext:value-type="float">
            <text:p>0.5</text:p>
          </table:table-cell>
          <table:table-cell office:value-type="float" office:value="518.85" calcext:value-type="float">
            <text:p>518.85</text:p>
          </table:table-cell>
          <table:table-cell office:value-type="float" office:value="0.0000048146" calcext:value-type="float">
            <text:p>0.0000048146</text:p>
          </table:table-cell>
          <table:table-cell table:formula="of:=[.A22]-[.H22]" office:value-type="float" office:value="169.32" calcext:value-type="float">
            <text:p>169.32</text:p>
          </table:table-cell>
          <table:table-cell/>
          <table:table-cell>
            <draw:frame draw:z-index="1" draw:style-name="gr1" draw:text-style-name="P1" svg:width="6.2925in" svg:height="3.5453in" svg:x="0.1016in" svg:y="0.1043in">
              <draw:object draw:notify-on-update-of-ranges="128_without_PML.D2:128_without_PML.D131 128_without_PML.A1:128_without_PML.A1 128_without_PML.A2:128_without_PML.A131 128_without_PML.D2:128_without_PML.D131 128_without_PML.H1:128_without_PML.H1 128_without_PML.H2:128_without_PML.H1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695.61" calcext:value-type="float">
            <text:p>695.6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6153" calcext:value-type="float">
            <text:p>0.16153</text:p>
          </table:table-cell>
          <table:table-cell office:value-type="float" office:value="0.5" calcext:value-type="float">
            <text:p>0.5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5" calcext:value-type="float">
            <text:p>0.5</text:p>
          </table:table-cell>
          <table:table-cell office:value-type="float" office:value="525.13" calcext:value-type="float">
            <text:p>525.13</text:p>
          </table:table-cell>
          <table:table-cell office:value-type="float" office:value="0.0000048108" calcext:value-type="float">
            <text:p>0.0000048108</text:p>
          </table:table-cell>
          <table:table-cell table:formula="of:=[.A23]-[.H23]" office:value-type="float" office:value="170.48" calcext:value-type="float">
            <text:p>170.48</text:p>
          </table:table-cell>
          <table:table-cell table:number-columns-repeated="2"/>
        </table:table-row>
        <table:table-row table:style-name="ro1">
          <table:table-cell office:value-type="float" office:value="703.43" calcext:value-type="float">
            <text:p>703.4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6922" calcext:value-type="float">
            <text:p>0.16922</text:p>
          </table:table-cell>
          <table:table-cell office:value-type="float" office:value="0.5" calcext:value-type="float">
            <text:p>0.5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5" calcext:value-type="float">
            <text:p>0.5</text:p>
          </table:table-cell>
          <table:table-cell office:value-type="float" office:value="531.75" calcext:value-type="float">
            <text:p>531.75</text:p>
          </table:table-cell>
          <table:table-cell office:value-type="float" office:value="0.0000048063" calcext:value-type="float">
            <text:p>0.0000048063</text:p>
          </table:table-cell>
          <table:table-cell table:formula="of:=[.A24]-[.H24]" office:value-type="float" office:value="171.68" calcext:value-type="float">
            <text:p>171.68</text:p>
          </table:table-cell>
          <table:table-cell table:number-columns-repeated="2"/>
        </table:table-row>
        <table:table-row table:style-name="ro1">
          <table:table-cell office:value-type="float" office:value="711.63" calcext:value-type="float">
            <text:p>711.6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7691" calcext:value-type="float">
            <text:p>0.17691</text:p>
          </table:table-cell>
          <table:table-cell office:value-type="float" office:value="0.5" calcext:value-type="float">
            <text:p>0.5</text:p>
          </table:table-cell>
          <table:table-cell office:value-type="float" office:value="0.18079" calcext:value-type="float">
            <text:p>0.18079</text:p>
          </table:table-cell>
          <table:table-cell office:value-type="float" office:value="0.5" calcext:value-type="float">
            <text:p>0.5</text:p>
          </table:table-cell>
          <table:table-cell office:value-type="float" office:value="538.71" calcext:value-type="float">
            <text:p>538.71</text:p>
          </table:table-cell>
          <table:table-cell office:value-type="float" office:value="0.0000048011" calcext:value-type="float">
            <text:p>0.0000048011</text:p>
          </table:table-cell>
          <table:table-cell table:formula="of:=[.A25]-[.H25]" office:value-type="float" office:value="172.92" calcext:value-type="float">
            <text:p>172.92</text:p>
          </table:table-cell>
          <table:table-cell table:number-columns-repeated="2"/>
        </table:table-row>
        <table:table-row table:style-name="ro1">
          <table:table-cell office:value-type="float" office:value="720.22" calcext:value-type="float">
            <text:p>720.2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846" calcext:value-type="float">
            <text:p>0.1846</text:p>
          </table:table-cell>
          <table:table-cell office:value-type="float" office:value="0.5" calcext:value-type="float">
            <text:p>0.5</text:p>
          </table:table-cell>
          <table:table-cell office:value-type="float" office:value="0.18848" calcext:value-type="float">
            <text:p>0.18848</text:p>
          </table:table-cell>
          <table:table-cell office:value-type="float" office:value="0.5" calcext:value-type="float">
            <text:p>0.5</text:p>
          </table:table-cell>
          <table:table-cell office:value-type="float" office:value="546.03" calcext:value-type="float">
            <text:p>546.03</text:p>
          </table:table-cell>
          <table:table-cell office:value-type="float" office:value="0.000004795" calcext:value-type="float">
            <text:p>0.000004795</text:p>
          </table:table-cell>
          <table:table-cell table:formula="of:=[.A26]-[.H26]" office:value-type="float" office:value="174.19" calcext:value-type="float">
            <text:p>174.19</text:p>
          </table:table-cell>
          <table:table-cell table:number-columns-repeated="2"/>
        </table:table-row>
        <table:table-row table:style-name="ro1">
          <table:table-cell office:value-type="float" office:value="729.2" calcext:value-type="float">
            <text:p>729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5" calcext:value-type="float">
            <text:p>0.5</text:p>
          </table:table-cell>
          <table:table-cell office:value-type="float" office:value="0.19617" calcext:value-type="float">
            <text:p>0.19617</text:p>
          </table:table-cell>
          <table:table-cell office:value-type="float" office:value="0.5" calcext:value-type="float">
            <text:p>0.5</text:p>
          </table:table-cell>
          <table:table-cell office:value-type="float" office:value="553.7" calcext:value-type="float">
            <text:p>553.7</text:p>
          </table:table-cell>
          <table:table-cell office:value-type="float" office:value="0.0000047881" calcext:value-type="float">
            <text:p>0.0000047881</text:p>
          </table:table-cell>
          <table:table-cell table:formula="of:=[.A27]-[.H27]" office:value-type="float" office:value="175.5" calcext:value-type="float">
            <text:p>175.5</text:p>
          </table:table-cell>
          <table:table-cell table:number-columns-repeated="2"/>
        </table:table-row>
        <table:table-row table:style-name="ro1">
          <table:table-cell office:value-type="float" office:value="738.57" calcext:value-type="float">
            <text:p>738.5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19999" calcext:value-type="float">
            <text:p>0.19999</text:p>
          </table:table-cell>
          <table:table-cell office:value-type="float" office:value="0.5" calcext:value-type="float">
            <text:p>0.5</text:p>
          </table:table-cell>
          <table:table-cell office:value-type="float" office:value="0.20386" calcext:value-type="float">
            <text:p>0.20386</text:p>
          </table:table-cell>
          <table:table-cell office:value-type="float" office:value="0.5" calcext:value-type="float">
            <text:p>0.5</text:p>
          </table:table-cell>
          <table:table-cell office:value-type="float" office:value="561.72" calcext:value-type="float">
            <text:p>561.72</text:p>
          </table:table-cell>
          <table:table-cell office:value-type="float" office:value="0.0000047802" calcext:value-type="float">
            <text:p>0.0000047802</text:p>
          </table:table-cell>
          <table:table-cell table:formula="of:=[.A28]-[.H28]" office:value-type="float" office:value="176.85" calcext:value-type="float">
            <text:p>176.85</text:p>
          </table:table-cell>
          <table:table-cell table:number-columns-repeated="2"/>
        </table:table-row>
        <table:table-row table:style-name="ro1">
          <table:table-cell office:value-type="float" office:value="748.33" calcext:value-type="float">
            <text:p>748.3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0768" calcext:value-type="float">
            <text:p>0.20768</text:p>
          </table:table-cell>
          <table:table-cell office:value-type="float" office:value="0.5" calcext:value-type="float">
            <text:p>0.5</text:p>
          </table:table-cell>
          <table:table-cell office:value-type="float" office:value="0.21156" calcext:value-type="float">
            <text:p>0.21156</text:p>
          </table:table-cell>
          <table:table-cell office:value-type="float" office:value="0.5" calcext:value-type="float">
            <text:p>0.5</text:p>
          </table:table-cell>
          <table:table-cell office:value-type="float" office:value="570.11" calcext:value-type="float">
            <text:p>570.11</text:p>
          </table:table-cell>
          <table:table-cell office:value-type="float" office:value="0.0000047713" calcext:value-type="float">
            <text:p>0.0000047713</text:p>
          </table:table-cell>
          <table:table-cell table:formula="of:=[.A29]-[.H29]" office:value-type="float" office:value="178.22" calcext:value-type="float">
            <text:p>178.22</text:p>
          </table:table-cell>
          <table:table-cell table:number-columns-repeated="2"/>
        </table:table-row>
        <table:table-row table:style-name="ro1">
          <table:table-cell office:value-type="float" office:value="758.48" calcext:value-type="float">
            <text:p>758.4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1537" calcext:value-type="float">
            <text:p>0.21537</text:p>
          </table:table-cell>
          <table:table-cell office:value-type="float" office:value="0.5" calcext:value-type="float">
            <text:p>0.5</text:p>
          </table:table-cell>
          <table:table-cell office:value-type="float" office:value="0.21925" calcext:value-type="float">
            <text:p>0.21925</text:p>
          </table:table-cell>
          <table:table-cell office:value-type="float" office:value="0.5" calcext:value-type="float">
            <text:p>0.5</text:p>
          </table:table-cell>
          <table:table-cell office:value-type="float" office:value="578.87" calcext:value-type="float">
            <text:p>578.87</text:p>
          </table:table-cell>
          <table:table-cell office:value-type="float" office:value="0.0000047612" calcext:value-type="float">
            <text:p>0.0000047612</text:p>
          </table:table-cell>
          <table:table-cell table:formula="of:=[.A30]-[.H30]" office:value-type="float" office:value="179.61" calcext:value-type="float">
            <text:p>179.61</text:p>
          </table:table-cell>
          <table:table-cell table:number-columns-repeated="2"/>
        </table:table-row>
        <table:table-row table:style-name="ro1">
          <table:table-cell office:value-type="float" office:value="769.03" calcext:value-type="float">
            <text:p>769.0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2306" calcext:value-type="float">
            <text:p>0.22306</text:p>
          </table:table-cell>
          <table:table-cell office:value-type="float" office:value="0.5" calcext:value-type="float">
            <text:p>0.5</text:p>
          </table:table-cell>
          <table:table-cell office:value-type="float" office:value="0.22694" calcext:value-type="float">
            <text:p>0.22694</text:p>
          </table:table-cell>
          <table:table-cell office:value-type="float" office:value="0.5" calcext:value-type="float">
            <text:p>0.5</text:p>
          </table:table-cell>
          <table:table-cell office:value-type="float" office:value="588" calcext:value-type="float">
            <text:p>588</text:p>
          </table:table-cell>
          <table:table-cell office:value-type="float" office:value="0.0000047499" calcext:value-type="float">
            <text:p>0.0000047499</text:p>
          </table:table-cell>
          <table:table-cell table:formula="of:=[.A31]-[.H31]" office:value-type="float" office:value="181.03" calcext:value-type="float">
            <text:p>181.03</text:p>
          </table:table-cell>
          <table:table-cell table:number-columns-repeated="2"/>
        </table:table-row>
        <table:table-row table:style-name="ro1">
          <table:table-cell office:value-type="float" office:value="779.98" calcext:value-type="float">
            <text:p>779.9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5" calcext:value-type="float">
            <text:p>0.5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0.5" calcext:value-type="float">
            <text:p>0.5</text:p>
          </table:table-cell>
          <table:table-cell office:value-type="float" office:value="597.51" calcext:value-type="float">
            <text:p>597.51</text:p>
          </table:table-cell>
          <table:table-cell office:value-type="float" office:value="0.0000047374" calcext:value-type="float">
            <text:p>0.0000047374</text:p>
          </table:table-cell>
          <table:table-cell table:formula="of:=[.A32]-[.H32]" office:value-type="float" office:value="182.47" calcext:value-type="float">
            <text:p>182.47</text:p>
          </table:table-cell>
          <table:table-cell table:number-columns-repeated="2"/>
        </table:table-row>
        <table:table-row table:style-name="ro1">
          <table:table-cell office:value-type="float" office:value="791.32" calcext:value-type="float">
            <text:p>791.3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3845" calcext:value-type="float">
            <text:p>0.23845</text:p>
          </table:table-cell>
          <table:table-cell office:value-type="float" office:value="0.5" calcext:value-type="float">
            <text:p>0.5</text:p>
          </table:table-cell>
          <table:table-cell office:value-type="float" office:value="0.24232" calcext:value-type="float">
            <text:p>0.24232</text:p>
          </table:table-cell>
          <table:table-cell office:value-type="float" office:value="0.5" calcext:value-type="float">
            <text:p>0.5</text:p>
          </table:table-cell>
          <table:table-cell office:value-type="float" office:value="607.41" calcext:value-type="float">
            <text:p>607.41</text:p>
          </table:table-cell>
          <table:table-cell office:value-type="float" office:value="0.0000047235" calcext:value-type="float">
            <text:p>0.0000047235</text:p>
          </table:table-cell>
          <table:table-cell table:formula="of:=[.A33]-[.H33]" office:value-type="float" office:value="183.91" calcext:value-type="float">
            <text:p>183.91</text:p>
          </table:table-cell>
          <table:table-cell table:number-columns-repeated="2"/>
        </table:table-row>
        <table:table-row table:style-name="ro1">
          <table:table-cell office:value-type="float" office:value="803.07" calcext:value-type="float">
            <text:p>803.0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0.5" calcext:value-type="float">
            <text:p>0.5</text:p>
          </table:table-cell>
          <table:table-cell office:value-type="float" office:value="0.25002" calcext:value-type="float">
            <text:p>0.25002</text:p>
          </table:table-cell>
          <table:table-cell office:value-type="float" office:value="0.5" calcext:value-type="float">
            <text:p>0.5</text:p>
          </table:table-cell>
          <table:table-cell office:value-type="float" office:value="617.69" calcext:value-type="float">
            <text:p>617.69</text:p>
          </table:table-cell>
          <table:table-cell office:value-type="float" office:value="0.0000047082" calcext:value-type="float">
            <text:p>0.0000047082</text:p>
          </table:table-cell>
          <table:table-cell table:formula="of:=[.A34]-[.H34]" office:value-type="float" office:value="185.38" calcext:value-type="float">
            <text:p>185.38</text:p>
          </table:table-cell>
          <table:table-cell table:number-columns-repeated="2"/>
        </table:table-row>
        <table:table-row table:style-name="ro1">
          <table:table-cell office:value-type="float" office:value="815.22" calcext:value-type="float">
            <text:p>815.2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5383" calcext:value-type="float">
            <text:p>0.25383</text:p>
          </table:table-cell>
          <table:table-cell office:value-type="float" office:value="0.5" calcext:value-type="float">
            <text:p>0.5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0.5" calcext:value-type="float">
            <text:p>0.5</text:p>
          </table:table-cell>
          <table:table-cell office:value-type="float" office:value="628.38" calcext:value-type="float">
            <text:p>628.38</text:p>
          </table:table-cell>
          <table:table-cell office:value-type="float" office:value="0.0000046915" calcext:value-type="float">
            <text:p>0.0000046915</text:p>
          </table:table-cell>
          <table:table-cell table:formula="of:=[.A35]-[.H35]" office:value-type="float" office:value="186.84" calcext:value-type="float">
            <text:p>186.84</text:p>
          </table:table-cell>
          <table:table-cell table:number-columns-repeated="2"/>
        </table:table-row>
        <table:table-row table:style-name="ro1">
          <table:table-cell office:value-type="float" office:value="827.77" calcext:value-type="float">
            <text:p>827.7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6152" calcext:value-type="float">
            <text:p>0.26152</text:p>
          </table:table-cell>
          <table:table-cell office:value-type="float" office:value="0.5" calcext:value-type="float">
            <text:p>0.5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5" calcext:value-type="float">
            <text:p>0.5</text:p>
          </table:table-cell>
          <table:table-cell office:value-type="float" office:value="639.46" calcext:value-type="float">
            <text:p>639.46</text:p>
          </table:table-cell>
          <table:table-cell office:value-type="float" office:value="0.0000046731" calcext:value-type="float">
            <text:p>0.0000046731</text:p>
          </table:table-cell>
          <table:table-cell table:formula="of:=[.A36]-[.H36]" office:value-type="float" office:value="188.31" calcext:value-type="float">
            <text:p>188.31</text:p>
          </table:table-cell>
          <table:table-cell table:number-columns-repeated="2"/>
        </table:table-row>
        <table:table-row table:style-name="ro1">
          <table:table-cell office:value-type="float" office:value="840.73" calcext:value-type="float">
            <text:p>840.7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6921" calcext:value-type="float">
            <text:p>0.26921</text:p>
          </table:table-cell>
          <table:table-cell office:value-type="float" office:value="0.5" calcext:value-type="float">
            <text:p>0.5</text:p>
          </table:table-cell>
          <table:table-cell office:value-type="float" office:value="0.27309" calcext:value-type="float">
            <text:p>0.27309</text:p>
          </table:table-cell>
          <table:table-cell office:value-type="float" office:value="0.5" calcext:value-type="float">
            <text:p>0.5</text:p>
          </table:table-cell>
          <table:table-cell office:value-type="float" office:value="650.96" calcext:value-type="float">
            <text:p>650.96</text:p>
          </table:table-cell>
          <table:table-cell office:value-type="float" office:value="0.0000046532" calcext:value-type="float">
            <text:p>0.0000046532</text:p>
          </table:table-cell>
          <table:table-cell table:formula="of:=[.A37]-[.H37]" office:value-type="float" office:value="189.77" calcext:value-type="float">
            <text:p>189.77</text:p>
          </table:table-cell>
          <table:table-cell table:number-columns-repeated="2"/>
        </table:table-row>
        <table:table-row table:style-name="ro1">
          <table:table-cell office:value-type="float" office:value="854.09" calcext:value-type="float">
            <text:p>854.0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7691" calcext:value-type="float">
            <text:p>0.27691</text:p>
          </table:table-cell>
          <table:table-cell office:value-type="float" office:value="0.5" calcext:value-type="float">
            <text:p>0.5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0.5" calcext:value-type="float">
            <text:p>0.5</text:p>
          </table:table-cell>
          <table:table-cell office:value-type="float" office:value="662.88" calcext:value-type="float">
            <text:p>662.88</text:p>
          </table:table-cell>
          <table:table-cell office:value-type="float" office:value="0.0000046316" calcext:value-type="float">
            <text:p>0.0000046316</text:p>
          </table:table-cell>
          <table:table-cell table:formula="of:=[.A38]-[.H38]" office:value-type="float" office:value="191.21" calcext:value-type="float">
            <text:p>191.21</text:p>
          </table:table-cell>
          <table:table-cell table:number-columns-repeated="2"/>
        </table:table-row>
        <table:table-row table:style-name="ro1">
          <table:table-cell office:value-type="float" office:value="867.87" calcext:value-type="float">
            <text:p>867.8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5" calcext:value-type="float">
            <text:p>0.5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0.5" calcext:value-type="float">
            <text:p>0.5</text:p>
          </table:table-cell>
          <table:table-cell office:value-type="float" office:value="675.22" calcext:value-type="float">
            <text:p>675.22</text:p>
          </table:table-cell>
          <table:table-cell office:value-type="float" office:value="0.0000046082" calcext:value-type="float">
            <text:p>0.0000046082</text:p>
          </table:table-cell>
          <table:table-cell table:formula="of:=[.A39]-[.H39]" office:value-type="float" office:value="192.65" calcext:value-type="float">
            <text:p>192.65</text:p>
          </table:table-cell>
          <table:table-cell table:number-columns-repeated="2"/>
        </table:table-row>
        <table:table-row table:style-name="ro1">
          <table:table-cell office:value-type="float" office:value="882.06" calcext:value-type="float">
            <text:p>882.0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5" calcext:value-type="float">
            <text:p>0.5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0.5" calcext:value-type="float">
            <text:p>0.5</text:p>
          </table:table-cell>
          <table:table-cell office:value-type="float" office:value="688" calcext:value-type="float">
            <text:p>688</text:p>
          </table:table-cell>
          <table:table-cell office:value-type="float" office:value="0.000004583" calcext:value-type="float">
            <text:p>0.000004583</text:p>
          </table:table-cell>
          <table:table-cell table:formula="of:=[.A40]-[.H40]" office:value-type="float" office:value="194.06" calcext:value-type="float">
            <text:p>194.06</text:p>
          </table:table-cell>
          <table:table-cell table:number-columns-repeated="2"/>
        </table:table-row>
        <table:table-row table:style-name="ro1">
          <table:table-cell office:value-type="float" office:value="896.66" calcext:value-type="float">
            <text:p>896.6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29998" calcext:value-type="float">
            <text:p>0.29998</text:p>
          </table:table-cell>
          <table:table-cell office:value-type="float" office:value="0.5" calcext:value-type="float">
            <text:p>0.5</text:p>
          </table:table-cell>
          <table:table-cell office:value-type="float" office:value="0.30386" calcext:value-type="float">
            <text:p>0.30386</text:p>
          </table:table-cell>
          <table:table-cell office:value-type="float" office:value="0.5" calcext:value-type="float">
            <text:p>0.5</text:p>
          </table:table-cell>
          <table:table-cell office:value-type="float" office:value="701.21" calcext:value-type="float">
            <text:p>701.21</text:p>
          </table:table-cell>
          <table:table-cell office:value-type="float" office:value="0.000004556" calcext:value-type="float">
            <text:p>0.000004556</text:p>
          </table:table-cell>
          <table:table-cell table:formula="of:=[.A41]-[.H41]" office:value-type="float" office:value="195.45" calcext:value-type="float">
            <text:p>195.45</text:p>
          </table:table-cell>
          <table:table-cell table:number-columns-repeated="2"/>
        </table:table-row>
        <table:table-row table:style-name="ro1">
          <table:table-cell office:value-type="float" office:value="911.68" calcext:value-type="float">
            <text:p>911.6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0767" calcext:value-type="float">
            <text:p>0.30767</text:p>
          </table:table-cell>
          <table:table-cell office:value-type="float" office:value="0.5" calcext:value-type="float">
            <text:p>0.5</text:p>
          </table:table-cell>
          <table:table-cell office:value-type="float" office:value="0.31155" calcext:value-type="float">
            <text:p>0.31155</text:p>
          </table:table-cell>
          <table:table-cell office:value-type="float" office:value="0.5" calcext:value-type="float">
            <text:p>0.5</text:p>
          </table:table-cell>
          <table:table-cell office:value-type="float" office:value="714.88" calcext:value-type="float">
            <text:p>714.88</text:p>
          </table:table-cell>
          <table:table-cell office:value-type="float" office:value="0.0000045271" calcext:value-type="float">
            <text:p>0.0000045271</text:p>
          </table:table-cell>
          <table:table-cell table:formula="of:=[.A42]-[.H42]" office:value-type="float" office:value="196.8" calcext:value-type="float">
            <text:p>196.8</text:p>
          </table:table-cell>
          <table:table-cell table:number-columns-repeated="2"/>
        </table:table-row>
        <table:table-row table:style-name="ro1">
          <table:table-cell office:value-type="float" office:value="927.11" calcext:value-type="float">
            <text:p>927.1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1537" calcext:value-type="float">
            <text:p>0.31537</text:p>
          </table:table-cell>
          <table:table-cell office:value-type="float" office:value="0.5" calcext:value-type="float">
            <text:p>0.5</text:p>
          </table:table-cell>
          <table:table-cell office:value-type="float" office:value="0.31924" calcext:value-type="float">
            <text:p>0.31924</text:p>
          </table:table-cell>
          <table:table-cell office:value-type="float" office:value="0.5" calcext:value-type="float">
            <text:p>0.5</text:p>
          </table:table-cell>
          <table:table-cell office:value-type="float" office:value="729.01" calcext:value-type="float">
            <text:p>729.01</text:p>
          </table:table-cell>
          <table:table-cell office:value-type="float" office:value="0.0000044962" calcext:value-type="float">
            <text:p>0.0000044962</text:p>
          </table:table-cell>
          <table:table-cell table:formula="of:=[.A43]-[.H43]" office:value-type="float" office:value="198.1" calcext:value-type="float">
            <text:p>198.1</text:p>
          </table:table-cell>
          <table:table-cell table:number-columns-repeated="2"/>
        </table:table-row>
        <table:table-row table:style-name="ro1">
          <table:table-cell office:value-type="float" office:value="942.97" calcext:value-type="float">
            <text:p>942.9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2306" calcext:value-type="float">
            <text:p>0.32306</text:p>
          </table:table-cell>
          <table:table-cell office:value-type="float" office:value="0.5" calcext:value-type="float">
            <text:p>0.5</text:p>
          </table:table-cell>
          <table:table-cell office:value-type="float" office:value="0.32693" calcext:value-type="float">
            <text:p>0.32693</text:p>
          </table:table-cell>
          <table:table-cell office:value-type="float" office:value="0.5" calcext:value-type="float">
            <text:p>0.5</text:p>
          </table:table-cell>
          <table:table-cell office:value-type="float" office:value="743.6" calcext:value-type="float">
            <text:p>743.6</text:p>
          </table:table-cell>
          <table:table-cell office:value-type="float" office:value="0.0000044634" calcext:value-type="float">
            <text:p>0.0000044634</text:p>
          </table:table-cell>
          <table:table-cell table:formula="of:=[.A44]-[.H44]" office:value-type="float" office:value="199.37" calcext:value-type="float">
            <text:p>199.37</text:p>
          </table:table-cell>
          <table:table-cell table:number-columns-repeated="2"/>
        </table:table-row>
        <table:table-row table:style-name="ro1">
          <table:table-cell office:value-type="float" office:value="959.24" calcext:value-type="float">
            <text:p>959.2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3075" calcext:value-type="float">
            <text:p>0.33075</text:p>
          </table:table-cell>
          <table:table-cell office:value-type="float" office:value="0.5" calcext:value-type="float">
            <text:p>0.5</text:p>
          </table:table-cell>
          <table:table-cell office:value-type="float" office:value="0.33463" calcext:value-type="float">
            <text:p>0.33463</text:p>
          </table:table-cell>
          <table:table-cell office:value-type="float" office:value="0.5" calcext:value-type="float">
            <text:p>0.5</text:p>
          </table:table-cell>
          <table:table-cell office:value-type="float" office:value="758.68" calcext:value-type="float">
            <text:p>758.68</text:p>
          </table:table-cell>
          <table:table-cell office:value-type="float" office:value="0.0000044287" calcext:value-type="float">
            <text:p>0.0000044287</text:p>
          </table:table-cell>
          <table:table-cell table:formula="of:=[.A45]-[.H45]" office:value-type="float" office:value="200.56" calcext:value-type="float">
            <text:p>200.56</text:p>
          </table:table-cell>
          <table:table-cell table:number-columns-repeated="2"/>
        </table:table-row>
        <table:table-row table:style-name="ro1">
          <table:table-cell office:value-type="float" office:value="975.94" calcext:value-type="float">
            <text:p>975.9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3844" calcext:value-type="float">
            <text:p>0.33844</text:p>
          </table:table-cell>
          <table:table-cell office:value-type="float" office:value="0.5" calcext:value-type="float">
            <text:p>0.5</text:p>
          </table:table-cell>
          <table:table-cell office:value-type="float" office:value="0.34232" calcext:value-type="float">
            <text:p>0.34232</text:p>
          </table:table-cell>
          <table:table-cell office:value-type="float" office:value="0.5" calcext:value-type="float">
            <text:p>0.5</text:p>
          </table:table-cell>
          <table:table-cell office:value-type="float" office:value="774.25" calcext:value-type="float">
            <text:p>774.25</text:p>
          </table:table-cell>
          <table:table-cell office:value-type="float" office:value="0.0000043919" calcext:value-type="float">
            <text:p>0.0000043919</text:p>
          </table:table-cell>
          <table:table-cell table:formula="of:=[.A46]-[.H46]" office:value-type="float" office:value="201.69" calcext:value-type="float">
            <text:p>201.69</text:p>
          </table:table-cell>
          <table:table-cell table:number-columns-repeated="2"/>
        </table:table-row>
        <table:table-row table:style-name="ro1">
          <table:table-cell office:value-type="float" office:value="993.05" calcext:value-type="float">
            <text:p>993.0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4613" calcext:value-type="float">
            <text:p>0.34613</text:p>
          </table:table-cell>
          <table:table-cell office:value-type="float" office:value="0.5" calcext:value-type="float">
            <text:p>0.5</text:p>
          </table:table-cell>
          <table:table-cell office:value-type="float" office:value="0.35001" calcext:value-type="float">
            <text:p>0.35001</text:p>
          </table:table-cell>
          <table:table-cell office:value-type="float" office:value="0.5" calcext:value-type="float">
            <text:p>0.5</text:p>
          </table:table-cell>
          <table:table-cell office:value-type="float" office:value="790.31" calcext:value-type="float">
            <text:p>790.31</text:p>
          </table:table-cell>
          <table:table-cell office:value-type="float" office:value="0.0000043532" calcext:value-type="float">
            <text:p>0.0000043532</text:p>
          </table:table-cell>
          <table:table-cell table:formula="of:=[.A47]-[.H47]" office:value-type="float" office:value="202.74" calcext:value-type="float">
            <text:p>202.74</text:p>
          </table:table-cell>
          <table:table-cell table:number-columns-repeated="2"/>
        </table:table-row>
        <table:table-row table:style-name="ro1">
          <table:table-cell office:value-type="float" office:value="1010.6" calcext:value-type="float">
            <text:p>1010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5382" calcext:value-type="float">
            <text:p>0.35382</text:p>
          </table:table-cell>
          <table:table-cell office:value-type="float" office:value="0.5" calcext:value-type="float">
            <text:p>0.5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5" calcext:value-type="float">
            <text:p>0.5</text:p>
          </table:table-cell>
          <table:table-cell office:value-type="float" office:value="806.89" calcext:value-type="float">
            <text:p>806.89</text:p>
          </table:table-cell>
          <table:table-cell office:value-type="float" office:value="0.0000043125" calcext:value-type="float">
            <text:p>0.0000043125</text:p>
          </table:table-cell>
          <table:table-cell table:formula="of:=[.A48]-[.H48]" office:value-type="float" office:value="203.71" calcext:value-type="float">
            <text:p>203.71</text:p>
          </table:table-cell>
          <table:table-cell table:number-columns-repeated="2"/>
        </table:table-row>
        <table:table-row table:style-name="ro1">
          <table:table-cell office:value-type="float" office:value="1028.6" calcext:value-type="float">
            <text:p>1028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0.5" calcext:value-type="float">
            <text:p>0.5</text:p>
          </table:table-cell>
          <table:table-cell office:value-type="float" office:value="0.36539" calcext:value-type="float">
            <text:p>0.36539</text:p>
          </table:table-cell>
          <table:table-cell office:value-type="float" office:value="0.5" calcext:value-type="float">
            <text:p>0.5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0000042698" calcext:value-type="float">
            <text:p>0.0000042698</text:p>
          </table:table-cell>
          <table:table-cell table:formula="of:=[.A49]-[.H49]" office:value-type="float" office:value="204.61" calcext:value-type="float">
            <text:p>204.61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6921" calcext:value-type="float">
            <text:p>0.36921</text:p>
          </table:table-cell>
          <table:table-cell office:value-type="float" office:value="0.5" calcext:value-type="float">
            <text:p>0.5</text:p>
          </table:table-cell>
          <table:table-cell office:value-type="float" office:value="0.37308" calcext:value-type="float">
            <text:p>0.37308</text:p>
          </table:table-cell>
          <table:table-cell office:value-type="float" office:value="0.5" calcext:value-type="float">
            <text:p>0.5</text:p>
          </table:table-cell>
          <table:table-cell office:value-type="float" office:value="841.63" calcext:value-type="float">
            <text:p>841.63</text:p>
          </table:table-cell>
          <table:table-cell office:value-type="float" office:value="0.0000042251" calcext:value-type="float">
            <text:p>0.0000042251</text:p>
          </table:table-cell>
          <table:table-cell table:formula="of:=[.A50]-[.H50]" office:value-type="float" office:value="205.37" calcext:value-type="float">
            <text:p>205.37</text:p>
          </table:table-cell>
          <table:table-cell table:number-columns-repeated="2"/>
        </table:table-row>
        <table:table-row table:style-name="ro1">
          <table:table-cell office:value-type="float" office:value="1065.8" calcext:value-type="float">
            <text:p>1065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769" calcext:value-type="float">
            <text:p>0.3769</text:p>
          </table:table-cell>
          <table:table-cell office:value-type="float" office:value="0.5" calcext:value-type="float">
            <text:p>0.5</text:p>
          </table:table-cell>
          <table:table-cell office:value-type="float" office:value="0.38078" calcext:value-type="float">
            <text:p>0.38078</text:p>
          </table:table-cell>
          <table:table-cell office:value-type="float" office:value="0.5" calcext:value-type="float">
            <text:p>0.5</text:p>
          </table:table-cell>
          <table:table-cell office:value-type="float" office:value="859.82" calcext:value-type="float">
            <text:p>859.82</text:p>
          </table:table-cell>
          <table:table-cell office:value-type="float" office:value="0.0000041785" calcext:value-type="float">
            <text:p>0.0000041785</text:p>
          </table:table-cell>
          <table:table-cell table:formula="of:=[.A51]-[.H51]" office:value-type="float" office:value="205.98" calcext:value-type="float">
            <text:p>205.98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8459" calcext:value-type="float">
            <text:p>0.38459</text:p>
          </table:table-cell>
          <table:table-cell office:value-type="float" office:value="0.5" calcext:value-type="float">
            <text:p>0.5</text:p>
          </table:table-cell>
          <table:table-cell office:value-type="float" office:value="0.38847" calcext:value-type="float">
            <text:p>0.38847</text:p>
          </table:table-cell>
          <table:table-cell office:value-type="float" office:value="0.5" calcext:value-type="float">
            <text:p>0.5</text:p>
          </table:table-cell>
          <table:table-cell office:value-type="float" office:value="878.57" calcext:value-type="float">
            <text:p>878.57</text:p>
          </table:table-cell>
          <table:table-cell office:value-type="float" office:value="0.00000413" calcext:value-type="float">
            <text:p>0.00000413</text:p>
          </table:table-cell>
          <table:table-cell table:formula="of:=[.A52]-[.H52]" office:value-type="float" office:value="206.43" calcext:value-type="float">
            <text:p>206.43</text:p>
          </table:table-cell>
          <table:table-cell table:number-columns-repeated="2"/>
        </table:table-row>
        <table:table-row table:style-name="ro1">
          <table:table-cell office:value-type="float" office:value="1104.7" calcext:value-type="float">
            <text:p>1104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9228" calcext:value-type="float">
            <text:p>0.39228</text:p>
          </table:table-cell>
          <table:table-cell office:value-type="float" office:value="0.5" calcext:value-type="float">
            <text:p>0.5</text:p>
          </table:table-cell>
          <table:table-cell office:value-type="float" office:value="0.39616" calcext:value-type="float">
            <text:p>0.39616</text:p>
          </table:table-cell>
          <table:table-cell office:value-type="float" office:value="0.5" calcext:value-type="float">
            <text:p>0.5</text:p>
          </table:table-cell>
          <table:table-cell office:value-type="float" office:value="897.9" calcext:value-type="float">
            <text:p>897.9</text:p>
          </table:table-cell>
          <table:table-cell office:value-type="float" office:value="0.0000040797" calcext:value-type="float">
            <text:p>0.0000040797</text:p>
          </table:table-cell>
          <table:table-cell table:formula="of:=[.A53]-[.H53]" office:value-type="float" office:value="206.8" calcext:value-type="float">
            <text:p>206.8</text:p>
          </table:table-cell>
          <table:table-cell table:number-columns-repeated="2"/>
        </table:table-row>
        <table:table-row table:style-name="ro1">
          <table:table-cell office:value-type="float" office:value="1124.9" calcext:value-type="float">
            <text:p>1124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5" calcext:value-type="float">
            <text:p>0.5</text:p>
          </table:table-cell>
          <table:table-cell office:value-type="float" office:value="0.40385" calcext:value-type="float">
            <text:p>0.40385</text:p>
          </table:table-cell>
          <table:table-cell office:value-type="float" office:value="0.5" calcext:value-type="float">
            <text:p>0.5</text:p>
          </table:table-cell>
          <table:table-cell office:value-type="float" office:value="917.82" calcext:value-type="float">
            <text:p>917.82</text:p>
          </table:table-cell>
          <table:table-cell office:value-type="float" office:value="0.0000041773" calcext:value-type="float">
            <text:p>0.0000041773</text:p>
          </table:table-cell>
          <table:table-cell table:formula="of:=[.A54]-[.H54]" office:value-type="float" office:value="207.08" calcext:value-type="float">
            <text:p>207.08</text:p>
          </table:table-cell>
          <table:table-cell table:number-columns-repeated="2"/>
        </table:table-row>
        <table:table-row table:style-name="ro1">
          <table:table-cell office:value-type="float" office:value="1145.4" calcext:value-type="float">
            <text:p>1145.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0767" calcext:value-type="float">
            <text:p>0.40767</text:p>
          </table:table-cell>
          <table:table-cell office:value-type="float" office:value="0.5" calcext:value-type="float">
            <text:p>0.5</text:p>
          </table:table-cell>
          <table:table-cell office:value-type="float" office:value="0.41154" calcext:value-type="float">
            <text:p>0.41154</text:p>
          </table:table-cell>
          <table:table-cell office:value-type="float" office:value="0.5" calcext:value-type="float">
            <text:p>0.5</text:p>
          </table:table-cell>
          <table:table-cell office:value-type="float" office:value="938.33" calcext:value-type="float">
            <text:p>938.33</text:p>
          </table:table-cell>
          <table:table-cell office:value-type="float" office:value="0.0000043089" calcext:value-type="float">
            <text:p>0.0000043089</text:p>
          </table:table-cell>
          <table:table-cell table:formula="of:=[.A55]-[.H55]" office:value-type="float" office:value="207.07" calcext:value-type="float">
            <text:p>207.07</text:p>
          </table:table-cell>
          <table:table-cell table:number-columns-repeated="2"/>
        </table:table-row>
        <table:table-row table:style-name="ro1">
          <table:table-cell office:value-type="float" office:value="1166.4" calcext:value-type="float">
            <text:p>1166.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1536" calcext:value-type="float">
            <text:p>0.41536</text:p>
          </table:table-cell>
          <table:table-cell office:value-type="float" office:value="0.5" calcext:value-type="float">
            <text:p>0.5</text:p>
          </table:table-cell>
          <table:table-cell office:value-type="float" office:value="0.41924" calcext:value-type="float">
            <text:p>0.41924</text:p>
          </table:table-cell>
          <table:table-cell office:value-type="float" office:value="0.5" calcext:value-type="float">
            <text:p>0.5</text:p>
          </table:table-cell>
          <table:table-cell office:value-type="float" office:value="959.41" calcext:value-type="float">
            <text:p>959.41</text:p>
          </table:table-cell>
          <table:table-cell office:value-type="float" office:value="0.0000044439" calcext:value-type="float">
            <text:p>0.0000044439</text:p>
          </table:table-cell>
          <table:table-cell table:formula="of:=[.A56]-[.H56]" office:value-type="float" office:value="206.99" calcext:value-type="float">
            <text:p>206.99</text:p>
          </table:table-cell>
          <table:table-cell table:number-columns-repeated="2"/>
        </table:table-row>
        <table:table-row table:style-name="ro1">
          <table:table-cell office:value-type="float" office:value="1187.8" calcext:value-type="float">
            <text:p>1187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0.5" calcext:value-type="float">
            <text:p>0.5</text:p>
          </table:table-cell>
          <table:table-cell office:value-type="float" office:value="0.42693" calcext:value-type="float">
            <text:p>0.42693</text:p>
          </table:table-cell>
          <table:table-cell office:value-type="float" office:value="0.5" calcext:value-type="float">
            <text:p>0.5</text:p>
          </table:table-cell>
          <table:table-cell office:value-type="float" office:value="981.06" calcext:value-type="float">
            <text:p>981.06</text:p>
          </table:table-cell>
          <table:table-cell office:value-type="float" office:value="0.0000045814" calcext:value-type="float">
            <text:p>0.0000045814</text:p>
          </table:table-cell>
          <table:table-cell table:formula="of:=[.A57]-[.H57]" office:value-type="float" office:value="206.74" calcext:value-type="float">
            <text:p>206.74</text:p>
          </table:table-cell>
          <table:table-cell table:number-columns-repeated="2"/>
        </table:table-row>
        <table:table-row table:style-name="ro1">
          <table:table-cell office:value-type="float" office:value="1209.7" calcext:value-type="float">
            <text:p>1209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3074" calcext:value-type="float">
            <text:p>0.43074</text:p>
          </table:table-cell>
          <table:table-cell office:value-type="float" office:value="0.5" calcext:value-type="float">
            <text:p>0.5</text:p>
          </table:table-cell>
          <table:table-cell office:value-type="float" office:value="0.43462" calcext:value-type="float">
            <text:p>0.43462</text:p>
          </table:table-cell>
          <table:table-cell office:value-type="float" office:value="0.5" calcext:value-type="float">
            <text:p>0.5</text:p>
          </table:table-cell>
          <table:table-cell office:value-type="float" office:value="1003.3" calcext:value-type="float">
            <text:p>1003.3</text:p>
          </table:table-cell>
          <table:table-cell office:value-type="float" office:value="0.0000047206" calcext:value-type="float">
            <text:p>0.0000047206</text:p>
          </table:table-cell>
          <table:table-cell table:formula="of:=[.A58]-[.H58]" office:value-type="float" office:value="206.4" calcext:value-type="float">
            <text:p>206.4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3844" calcext:value-type="float">
            <text:p>0.43844</text:p>
          </table:table-cell>
          <table:table-cell office:value-type="float" office:value="0.5" calcext:value-type="float">
            <text:p>0.5</text:p>
          </table:table-cell>
          <table:table-cell office:value-type="float" office:value="0.44231" calcext:value-type="float">
            <text:p>0.44231</text:p>
          </table:table-cell>
          <table:table-cell office:value-type="float" office:value="0.5" calcext:value-type="float">
            <text:p>0.5</text:p>
          </table:table-cell>
          <table:table-cell office:value-type="float" office:value="1026" calcext:value-type="float">
            <text:p>1026</text:p>
          </table:table-cell>
          <table:table-cell office:value-type="float" office:value="0.0000048605" calcext:value-type="float">
            <text:p>0.0000048605</text:p>
          </table:table-cell>
          <table:table-cell table:formula="of:=[.A59]-[.H59]"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254.7" calcext:value-type="float">
            <text:p>1254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4613" calcext:value-type="float">
            <text:p>0.44613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49.3" calcext:value-type="float">
            <text:p>1049.3</text:p>
          </table:table-cell>
          <table:table-cell office:value-type="float" office:value="0.000005" calcext:value-type="float">
            <text:p>0.000005</text:p>
          </table:table-cell>
          <table:table-cell table:formula="of:=[.A60]-[.H60]" office:value-type="float" office:value="205.4" calcext:value-type="float">
            <text:p>205.4</text:p>
          </table:table-cell>
          <table:table-cell table:number-columns-repeated="2"/>
        </table:table-row>
        <table:table-row table:style-name="ro1">
          <table:table-cell office:value-type="float" office:value="1277.9" calcext:value-type="float">
            <text:p>1277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5382" calcext:value-type="float">
            <text:p>0.45382</text:p>
          </table:table-cell>
          <table:table-cell office:value-type="float" office:value="0.5" calcext:value-type="float">
            <text:p>0.5</text:p>
          </table:table-cell>
          <table:table-cell office:value-type="float" office:value="0.45769" calcext:value-type="float">
            <text:p>0.45769</text:p>
          </table:table-cell>
          <table:table-cell office:value-type="float" office:value="0.5" calcext:value-type="float">
            <text:p>0.5</text:p>
          </table:table-cell>
          <table:table-cell office:value-type="float" office:value="1073.1" calcext:value-type="float">
            <text:p>1073.1</text:p>
          </table:table-cell>
          <table:table-cell office:value-type="float" office:value="0.0000051377" calcext:value-type="float">
            <text:p>0.0000051377</text:p>
          </table:table-cell>
          <table:table-cell table:formula="of:=[.A61]-[.H61]" office:value-type="float" office:value="204.8" calcext:value-type="float">
            <text:p>204.8</text:p>
          </table:table-cell>
          <table:table-cell table:number-columns-repeated="2"/>
        </table:table-row>
        <table:table-row table:style-name="ro1">
          <table:table-cell office:value-type="float" office:value="1301.4" calcext:value-type="float">
            <text:p>1301.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6151" calcext:value-type="float">
            <text:p>0.46151</text:p>
          </table:table-cell>
          <table:table-cell office:value-type="float" office:value="0.5" calcext:value-type="float">
            <text:p>0.5</text:p>
          </table:table-cell>
          <table:table-cell office:value-type="float" office:value="0.46539" calcext:value-type="float">
            <text:p>0.46539</text:p>
          </table:table-cell>
          <table:table-cell office:value-type="float" office:value="0.5" calcext:value-type="float">
            <text:p>0.5</text:p>
          </table:table-cell>
          <table:table-cell office:value-type="float" office:value="1097.4" calcext:value-type="float">
            <text:p>1097.4</text:p>
          </table:table-cell>
          <table:table-cell office:value-type="float" office:value="0.0000052722" calcext:value-type="float">
            <text:p>0.0000052722</text:p>
          </table:table-cell>
          <table:table-cell table:formula="of:=[.A62]-[.H62]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325.5" calcext:value-type="float">
            <text:p>1325.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5" calcext:value-type="float">
            <text:p>0.5</text:p>
          </table:table-cell>
          <table:table-cell office:value-type="float" office:value="0.47308" calcext:value-type="float">
            <text:p>0.47308</text:p>
          </table:table-cell>
          <table:table-cell office:value-type="float" office:value="0.5" calcext:value-type="float">
            <text:p>0.5</text:p>
          </table:table-cell>
          <table:table-cell office:value-type="float" office:value="1122.2" calcext:value-type="float">
            <text:p>1122.2</text:p>
          </table:table-cell>
          <table:table-cell office:value-type="float" office:value="0.000005402" calcext:value-type="float">
            <text:p>0.000005402</text:p>
          </table:table-cell>
          <table:table-cell table:formula="of:=[.A63]-[.H63]" office:value-type="float" office:value="203.3" calcext:value-type="float">
            <text:p>203.3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7689" calcext:value-type="float">
            <text:p>0.47689</text:p>
          </table:table-cell>
          <table:table-cell office:value-type="float" office:value="0.5" calcext:value-type="float">
            <text:p>0.5</text:p>
          </table:table-cell>
          <table:table-cell office:value-type="float" office:value="0.48077" calcext:value-type="float">
            <text:p>0.48077</text:p>
          </table:table-cell>
          <table:table-cell office:value-type="float" office:value="0.5" calcext:value-type="float">
            <text:p>0.5</text:p>
          </table:table-cell>
          <table:table-cell office:value-type="float" office:value="1147.5" calcext:value-type="float">
            <text:p>1147.5</text:p>
          </table:table-cell>
          <table:table-cell office:value-type="float" office:value="0.0000055253" calcext:value-type="float">
            <text:p>0.0000055253</text:p>
          </table:table-cell>
          <table:table-cell table:formula="of:=[.A64]-[.H64]" office:value-type="float" office:value="202.5" calcext:value-type="float">
            <text:p>202.5</text:p>
          </table:table-cell>
          <table:table-cell table:number-columns-repeated="2"/>
        </table:table-row>
        <table:table-row table:style-name="ro1">
          <table:table-cell office:value-type="float" office:value="1374.9" calcext:value-type="float">
            <text:p>1374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8459" calcext:value-type="float">
            <text:p>0.48459</text:p>
          </table:table-cell>
          <table:table-cell office:value-type="float" office:value="0.5" calcext:value-type="float">
            <text:p>0.5</text:p>
          </table:table-cell>
          <table:table-cell office:value-type="float" office:value="0.48846" calcext:value-type="float">
            <text:p>0.48846</text:p>
          </table:table-cell>
          <table:table-cell office:value-type="float" office:value="0.5" calcext:value-type="float">
            <text:p>0.5</text:p>
          </table:table-cell>
          <table:table-cell office:value-type="float" office:value="1173.2" calcext:value-type="float">
            <text:p>1173.2</text:p>
          </table:table-cell>
          <table:table-cell office:value-type="float" office:value="0.0000056406" calcext:value-type="float">
            <text:p>0.0000056406</text:p>
          </table:table-cell>
          <table:table-cell table:formula="of:=[.A65]-[.H65]" office:value-type="float" office:value="201.7" calcext:value-type="float">
            <text:p>201.7</text:p>
          </table:table-cell>
          <table:table-cell table:number-columns-repeated="2"/>
        </table:table-row>
        <table:table-row table:style-name="ro1">
          <table:table-cell office:value-type="float" office:value="1400.2" calcext:value-type="float">
            <text:p>1400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9228" calcext:value-type="float">
            <text:p>0.49228</text:p>
          </table:table-cell>
          <table:table-cell office:value-type="float" office:value="0.5" calcext:value-type="float">
            <text:p>0.5</text:p>
          </table:table-cell>
          <table:table-cell office:value-type="float" office:value="0.49615" calcext:value-type="float">
            <text:p>0.49615</text:p>
          </table:table-cell>
          <table:table-cell office:value-type="float" office:value="0.5" calcext:value-type="float">
            <text:p>0.5</text:p>
          </table:table-cell>
          <table:table-cell office:value-type="float" office:value="1199.4" calcext:value-type="float">
            <text:p>1199.4</text:p>
          </table:table-cell>
          <table:table-cell office:value-type="float" office:value="0.0000057461" calcext:value-type="float">
            <text:p>0.0000057461</text:p>
          </table:table-cell>
          <table:table-cell table:formula="of:=[.A66]-[.H66]" office:value-type="float" office:value="200.8" calcext:value-type="float">
            <text:p>200.8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49997" calcext:value-type="float">
            <text:p>0.49997</text:p>
          </table:table-cell>
          <table:table-cell office:value-type="float" office:value="0.5" calcext:value-type="float">
            <text:p>0.5</text:p>
          </table:table-cell>
          <table:table-cell office:value-type="float" office:value="0.50385" calcext:value-type="float">
            <text:p>0.50385</text:p>
          </table:table-cell>
          <table:table-cell office:value-type="float" office:value="0.5" calcext:value-type="float">
            <text:p>0.5</text:p>
          </table:table-cell>
          <table:table-cell office:value-type="float" office:value="1226.1" calcext:value-type="float">
            <text:p>1226.1</text:p>
          </table:table-cell>
          <table:table-cell office:value-type="float" office:value="0.0000058402" calcext:value-type="float">
            <text:p>0.0000058402</text:p>
          </table:table-cell>
          <table:table-cell table:formula="of:=[.A67]-[.H67]" office:value-type="float" office:value="199.9" calcext:value-type="float">
            <text:p>199.9</text:p>
          </table:table-cell>
          <table:table-cell table:number-columns-repeated="2"/>
        </table:table-row>
        <table:table-row table:style-name="ro1">
          <table:table-cell office:value-type="float" office:value="1452.2" calcext:value-type="float">
            <text:p>1452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0766" calcext:value-type="float">
            <text:p>0.50766</text:p>
          </table:table-cell>
          <table:table-cell office:value-type="float" office:value="0.5" calcext:value-type="float">
            <text:p>0.5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5" calcext:value-type="float">
            <text:p>0.5</text:p>
          </table:table-cell>
          <table:table-cell office:value-type="float" office:value="1253.2" calcext:value-type="float">
            <text:p>1253.2</text:p>
          </table:table-cell>
          <table:table-cell office:value-type="float" office:value="0.0000059213" calcext:value-type="float">
            <text:p>0.0000059213</text:p>
          </table:table-cell>
          <table:table-cell table:formula="of:=[.A68]-[.H68]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478.8" calcext:value-type="float">
            <text:p>1478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1535" calcext:value-type="float">
            <text:p>0.51535</text:p>
          </table:table-cell>
          <table:table-cell office:value-type="float" office:value="0.5" calcext:value-type="float">
            <text:p>0.5</text:p>
          </table:table-cell>
          <table:table-cell office:value-type="float" office:value="0.51923" calcext:value-type="float">
            <text:p>0.51923</text:p>
          </table:table-cell>
          <table:table-cell office:value-type="float" office:value="0.5" calcext:value-type="float">
            <text:p>0.5</text:p>
          </table:table-cell>
          <table:table-cell office:value-type="float" office:value="1280.8" calcext:value-type="float">
            <text:p>1280.8</text:p>
          </table:table-cell>
          <table:table-cell office:value-type="float" office:value="0.0000059879" calcext:value-type="float">
            <text:p>0.0000059879</text:p>
          </table:table-cell>
          <table:table-cell table:formula="of:=[.A69]-[.H69]"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505.9" calcext:value-type="float">
            <text:p>1505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0.5" calcext:value-type="float">
            <text:p>0.5</text:p>
          </table:table-cell>
          <table:table-cell office:value-type="float" office:value="0.52692" calcext:value-type="float">
            <text:p>0.52692</text:p>
          </table:table-cell>
          <table:table-cell office:value-type="float" office:value="0.5" calcext:value-type="float">
            <text:p>0.5</text:p>
          </table:table-cell>
          <table:table-cell office:value-type="float" office:value="1308.8" calcext:value-type="float">
            <text:p>1308.8</text:p>
          </table:table-cell>
          <table:table-cell office:value-type="float" office:value="0.0000060389" calcext:value-type="float">
            <text:p>0.0000060389</text:p>
          </table:table-cell>
          <table:table-cell table:formula="of:=[.A70]-[.H70]" office:value-type="float" office:value="197.1" calcext:value-type="float">
            <text:p>197.1</text:p>
          </table:table-cell>
          <table:table-cell table:number-columns-repeated="2"/>
        </table:table-row>
        <table:table-row table:style-name="ro1">
          <table:table-cell office:value-type="float" office:value="1533.4" calcext:value-type="float">
            <text:p>1533.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3074" calcext:value-type="float">
            <text:p>0.53074</text:p>
          </table:table-cell>
          <table:table-cell office:value-type="float" office:value="0.5" calcext:value-type="float">
            <text:p>0.5</text:p>
          </table:table-cell>
          <table:table-cell office:value-type="float" office:value="0.53461" calcext:value-type="float">
            <text:p>0.53461</text:p>
          </table:table-cell>
          <table:table-cell office:value-type="float" office:value="0.5" calcext:value-type="float">
            <text:p>0.5</text:p>
          </table:table-cell>
          <table:table-cell office:value-type="float" office:value="1337.3" calcext:value-type="float">
            <text:p>1337.3</text:p>
          </table:table-cell>
          <table:table-cell office:value-type="float" office:value="0.0000060733" calcext:value-type="float">
            <text:p>0.0000060733</text:p>
          </table:table-cell>
          <table:table-cell table:formula="of:=[.A71]-[.H71]" office:value-type="float" office:value="196.1" calcext:value-type="float">
            <text:p>196.1</text:p>
          </table:table-cell>
          <table:table-cell table:number-columns-repeated="2"/>
        </table:table-row>
        <table:table-row table:style-name="ro1">
          <table:table-cell office:value-type="float" office:value="1561.3" calcext:value-type="float">
            <text:p>1561.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3843" calcext:value-type="float">
            <text:p>0.53843</text:p>
          </table:table-cell>
          <table:table-cell office:value-type="float" office:value="0.5" calcext:value-type="float">
            <text:p>0.5</text:p>
          </table:table-cell>
          <table:table-cell office:value-type="float" office:value="0.54231" calcext:value-type="float">
            <text:p>0.54231</text:p>
          </table:table-cell>
          <table:table-cell office:value-type="float" office:value="0.5" calcext:value-type="float">
            <text:p>0.5</text:p>
          </table:table-cell>
          <table:table-cell office:value-type="float" office:value="1366.2" calcext:value-type="float">
            <text:p>1366.2</text:p>
          </table:table-cell>
          <table:table-cell office:value-type="float" office:value="0.0000060904" calcext:value-type="float">
            <text:p>0.0000060904</text:p>
          </table:table-cell>
          <table:table-cell table:formula="of:=[.A72]-[.H72]" office:value-type="float" office:value="195.1" calcext:value-type="float">
            <text:p>195.1</text:p>
          </table:table-cell>
          <table:table-cell table:number-columns-repeated="2"/>
        </table:table-row>
        <table:table-row table:style-name="ro1">
          <table:table-cell office:value-type="float" office:value="1589.6" calcext:value-type="float">
            <text:p>1589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4612" calcext:value-type="float">
            <text:p>0.54612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1395.5" calcext:value-type="float">
            <text:p>1395.5</text:p>
          </table:table-cell>
          <table:table-cell office:value-type="float" office:value="0.0000060899" calcext:value-type="float">
            <text:p>0.0000060899</text:p>
          </table:table-cell>
          <table:table-cell table:formula="of:=[.A73]-[.H73]" office:value-type="float" office:value="194.1" calcext:value-type="float">
            <text:p>194.1</text:p>
          </table:table-cell>
          <table:table-cell table:number-columns-repeated="2"/>
        </table:table-row>
        <table:table-row table:style-name="ro1">
          <table:table-cell office:value-type="float" office:value="1618.4" calcext:value-type="float">
            <text:p>1618.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5381" calcext:value-type="float">
            <text:p>0.55381</text:p>
          </table:table-cell>
          <table:table-cell office:value-type="float" office:value="0.5" calcext:value-type="float">
            <text:p>0.5</text:p>
          </table:table-cell>
          <table:table-cell office:value-type="float" office:value="0.55769" calcext:value-type="float">
            <text:p>0.55769</text:p>
          </table:table-cell>
          <table:table-cell office:value-type="float" office:value="0.5" calcext:value-type="float">
            <text:p>0.5</text:p>
          </table:table-cell>
          <table:table-cell office:value-type="float" office:value="1425.3" calcext:value-type="float">
            <text:p>1425.3</text:p>
          </table:table-cell>
          <table:table-cell office:value-type="float" office:value="0.0000060716" calcext:value-type="float">
            <text:p>0.0000060716</text:p>
          </table:table-cell>
          <table:table-cell table:formula="of:=[.A74]-[.H74]" office:value-type="float" office:value="193.1" calcext:value-type="float">
            <text:p>193.1</text:p>
          </table:table-cell>
          <table:table-cell table:number-columns-repeated="2"/>
        </table:table-row>
        <table:table-row table:style-name="ro1">
          <table:table-cell office:value-type="float" office:value="1647.6" calcext:value-type="float">
            <text:p>1647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" calcext:value-type="float">
            <text:p>0.5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" calcext:value-type="float">
            <text:p>0.5</text:p>
          </table:table-cell>
          <table:table-cell office:value-type="float" office:value="1455.5" calcext:value-type="float">
            <text:p>1455.5</text:p>
          </table:table-cell>
          <table:table-cell office:value-type="float" office:value="0.0000060359" calcext:value-type="float">
            <text:p>0.0000060359</text:p>
          </table:table-cell>
          <table:table-cell table:formula="of:=[.A75]-[.H75]" office:value-type="float" office:value="192.1" calcext:value-type="float">
            <text:p>192.1</text:p>
          </table:table-cell>
          <table:table-cell table:number-columns-repeated="2"/>
        </table:table-row>
        <table:table-row table:style-name="ro1">
          <table:table-cell office:value-type="float" office:value="1677.2" calcext:value-type="float">
            <text:p>1677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" calcext:value-type="float">
            <text:p>0.5</text:p>
          </table:table-cell>
          <table:table-cell office:value-type="float" office:value="0.57307" calcext:value-type="float">
            <text:p>0.57307</text:p>
          </table:table-cell>
          <table:table-cell office:value-type="float" office:value="0.5" calcext:value-type="float">
            <text:p>0.5</text:p>
          </table:table-cell>
          <table:table-cell office:value-type="float" office:value="1486.1" calcext:value-type="float">
            <text:p>1486.1</text:p>
          </table:table-cell>
          <table:table-cell office:value-type="float" office:value="0.0000059833" calcext:value-type="float">
            <text:p>0.0000059833</text:p>
          </table:table-cell>
          <table:table-cell table:formula="of:=[.A76]-[.H76]" office:value-type="float" office:value="191.1" calcext:value-type="float">
            <text:p>191.1</text:p>
          </table:table-cell>
          <table:table-cell table:number-columns-repeated="2"/>
        </table:table-row>
        <table:table-row table:style-name="ro1">
          <table:table-cell office:value-type="float" office:value="1707.3" calcext:value-type="float">
            <text:p>1707.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7689" calcext:value-type="float">
            <text:p>0.57689</text:p>
          </table:table-cell>
          <table:table-cell office:value-type="float" office:value="0.5" calcext:value-type="float">
            <text:p>0.5</text:p>
          </table:table-cell>
          <table:table-cell office:value-type="float" office:value="0.58076" calcext:value-type="float">
            <text:p>0.58076</text:p>
          </table:table-cell>
          <table:table-cell office:value-type="float" office:value="0.5" calcext:value-type="float">
            <text:p>0.5</text:p>
          </table:table-cell>
          <table:table-cell office:value-type="float" office:value="1517.2" calcext:value-type="float">
            <text:p>1517.2</text:p>
          </table:table-cell>
          <table:table-cell office:value-type="float" office:value="0.0000059147" calcext:value-type="float">
            <text:p>0.0000059147</text:p>
          </table:table-cell>
          <table:table-cell table:formula="of:=[.A77]-[.H77]" office:value-type="float" office:value="190.1" calcext:value-type="float">
            <text:p>190.1</text:p>
          </table:table-cell>
          <table:table-cell table:number-columns-repeated="2"/>
        </table:table-row>
        <table:table-row table:style-name="ro1">
          <table:table-cell office:value-type="float" office:value="1737.7" calcext:value-type="float">
            <text:p>1737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5" calcext:value-type="float">
            <text:p>0.5</text:p>
          </table:table-cell>
          <table:table-cell office:value-type="float" office:value="0.58846" calcext:value-type="float">
            <text:p>0.58846</text:p>
          </table:table-cell>
          <table:table-cell office:value-type="float" office:value="0.5" calcext:value-type="float">
            <text:p>0.5</text:p>
          </table:table-cell>
          <table:table-cell office:value-type="float" office:value="1548.8" calcext:value-type="float">
            <text:p>1548.8</text:p>
          </table:table-cell>
          <table:table-cell office:value-type="float" office:value="0.0000058312" calcext:value-type="float">
            <text:p>0.0000058312</text:p>
          </table:table-cell>
          <table:table-cell table:formula="of:=[.A78]-[.H78]" office:value-type="float" office:value="188.9" calcext:value-type="float">
            <text:p>188.9</text:p>
          </table:table-cell>
          <table:table-cell table:number-columns-repeated="2"/>
        </table:table-row>
        <table:table-row table:style-name="ro1">
          <table:table-cell office:value-type="float" office:value="1768.6" calcext:value-type="float">
            <text:p>1768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9227" calcext:value-type="float">
            <text:p>0.59227</text:p>
          </table:table-cell>
          <table:table-cell office:value-type="float" office:value="0.5" calcext:value-type="float">
            <text:p>0.5</text:p>
          </table:table-cell>
          <table:table-cell office:value-type="float" office:value="0.59615" calcext:value-type="float">
            <text:p>0.59615</text:p>
          </table:table-cell>
          <table:table-cell office:value-type="float" office:value="0.5" calcext:value-type="float">
            <text:p>0.5</text:p>
          </table:table-cell>
          <table:table-cell office:value-type="float" office:value="1580.8" calcext:value-type="float">
            <text:p>1580.8</text:p>
          </table:table-cell>
          <table:table-cell office:value-type="float" office:value="0.0000057341" calcext:value-type="float">
            <text:p>0.0000057341</text:p>
          </table:table-cell>
          <table:table-cell table:formula="of:=[.A79]-[.H79]" office:value-type="float" office:value="187.8" calcext:value-type="float">
            <text:p>187.8</text:p>
          </table:table-cell>
          <table:table-cell table:number-columns-repeated="2"/>
        </table:table-row>
        <table:table-row table:style-name="ro1">
          <table:table-cell office:value-type="float" office:value="1799.8" calcext:value-type="float">
            <text:p>1799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59996" calcext:value-type="float">
            <text:p>0.59996</text:p>
          </table:table-cell>
          <table:table-cell office:value-type="float" office:value="0.5" calcext:value-type="float">
            <text:p>0.5</text:p>
          </table:table-cell>
          <table:table-cell office:value-type="float" office:value="0.60384" calcext:value-type="float">
            <text:p>0.60384</text:p>
          </table:table-cell>
          <table:table-cell office:value-type="float" office:value="0.5" calcext:value-type="float">
            <text:p>0.5</text:p>
          </table:table-cell>
          <table:table-cell office:value-type="float" office:value="1613.3" calcext:value-type="float">
            <text:p>1613.3</text:p>
          </table:table-cell>
          <table:table-cell office:value-type="float" office:value="0.0000056248" calcext:value-type="float">
            <text:p>0.0000056248</text:p>
          </table:table-cell>
          <table:table-cell table:formula="of:=[.A80]-[.H80]" office:value-type="float" office:value="186.5" calcext:value-type="float">
            <text:p>186.5</text:p>
          </table:table-cell>
          <table:table-cell table:number-columns-repeated="2"/>
        </table:table-row>
        <table:table-row table:style-name="ro1">
          <table:table-cell office:value-type="float" office:value="1831.5" calcext:value-type="float">
            <text:p>1831.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0766" calcext:value-type="float">
            <text:p>0.60766</text:p>
          </table:table-cell>
          <table:table-cell office:value-type="float" office:value="0.5" calcext:value-type="float">
            <text:p>0.5</text:p>
          </table:table-cell>
          <table:table-cell office:value-type="float" office:value="0.61153" calcext:value-type="float">
            <text:p>0.61153</text:p>
          </table:table-cell>
          <table:table-cell office:value-type="float" office:value="0.5" calcext:value-type="float">
            <text:p>0.5</text:p>
          </table:table-cell>
          <table:table-cell office:value-type="float" office:value="1646.3" calcext:value-type="float">
            <text:p>1646.3</text:p>
          </table:table-cell>
          <table:table-cell office:value-type="float" office:value="0.0000055048" calcext:value-type="float">
            <text:p>0.0000055048</text:p>
          </table:table-cell>
          <table:table-cell table:formula="of:=[.A81]-[.H81]" office:value-type="float" office:value="185.2" calcext:value-type="float">
            <text:p>185.2</text:p>
          </table:table-cell>
          <table:table-cell table:number-columns-repeated="2"/>
        </table:table-row>
        <table:table-row table:style-name="ro1">
          <table:table-cell office:value-type="float" office:value="1863.6" calcext:value-type="float">
            <text:p>1863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1535" calcext:value-type="float">
            <text:p>0.61535</text:p>
          </table:table-cell>
          <table:table-cell office:value-type="float" office:value="0.5" calcext:value-type="float">
            <text:p>0.5</text:p>
          </table:table-cell>
          <table:table-cell office:value-type="float" office:value="0.61922" calcext:value-type="float">
            <text:p>0.61922</text:p>
          </table:table-cell>
          <table:table-cell office:value-type="float" office:value="0.5" calcext:value-type="float">
            <text:p>0.5</text:p>
          </table:table-cell>
          <table:table-cell office:value-type="float" office:value="1679.8" calcext:value-type="float">
            <text:p>1679.8</text:p>
          </table:table-cell>
          <table:table-cell office:value-type="float" office:value="0.0000029885" calcext:value-type="float">
            <text:p>0.0000029885</text:p>
          </table:table-cell>
          <table:table-cell table:formula="of:=[.A82]-[.H82]" office:value-type="float" office:value="183.8" calcext:value-type="float">
            <text:p>183.8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2304" calcext:value-type="float">
            <text:p>0.62304</text:p>
          </table:table-cell>
          <table:table-cell office:value-type="float" office:value="0.5" calcext:value-type="float">
            <text:p>0.5</text:p>
          </table:table-cell>
          <table:table-cell office:value-type="float" office:value="0.62692" calcext:value-type="float">
            <text:p>0.62692</text:p>
          </table:table-cell>
          <table:table-cell office:value-type="float" office:value="0.5" calcext:value-type="float">
            <text:p>0.5</text:p>
          </table:table-cell>
          <table:table-cell office:value-type="float" office:value="1714.1" calcext:value-type="float">
            <text:p>1714.1</text:p>
          </table:table-cell>
          <table:table-cell office:value-type="float" office:value="0.0000012516" calcext:value-type="float">
            <text:p>0.0000012516</text:p>
          </table:table-cell>
          <table:table-cell table:formula="of:=[.A83]-[.H83]" office:value-type="float" office:value="181.9" calcext:value-type="float">
            <text:p>181.9</text:p>
          </table:table-cell>
          <table:table-cell table:number-columns-repeated="2"/>
        </table:table-row>
        <table:table-row table:style-name="ro1">
          <table:table-cell office:value-type="float" office:value="1928.9" calcext:value-type="float">
            <text:p>1928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3073" calcext:value-type="float">
            <text:p>0.63073</text:p>
          </table:table-cell>
          <table:table-cell office:value-type="float" office:value="0.5" calcext:value-type="float">
            <text:p>0.5</text:p>
          </table:table-cell>
          <table:table-cell office:value-type="float" office:value="0.63461" calcext:value-type="float">
            <text:p>0.63461</text:p>
          </table:table-cell>
          <table:table-cell office:value-type="float" office:value="0.5" calcext:value-type="float">
            <text:p>0.5</text:p>
          </table:table-cell>
          <table:table-cell office:value-type="float" office:value="1750.6" calcext:value-type="float">
            <text:p>1750.6</text:p>
          </table:table-cell>
          <table:table-cell office:value-type="float" office:value="0.0000054606" calcext:value-type="float">
            <text:p>0.0000054606</text:p>
          </table:table-cell>
          <table:table-cell table:formula="of:=[.A84]-[.H84]" office:value-type="float" office:value="178.3" calcext:value-type="float">
            <text:p>178.3</text:p>
          </table:table-cell>
          <table:table-cell table:number-columns-repeated="2"/>
        </table:table-row>
        <table:table-row table:style-name="ro1">
          <table:table-cell office:value-type="float" office:value="1962.1" calcext:value-type="float">
            <text:p>1962.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3842" calcext:value-type="float">
            <text:p>0.63842</text:p>
          </table:table-cell>
          <table:table-cell office:value-type="float" office:value="0.5" calcext:value-type="float">
            <text:p>0.5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" calcext:value-type="float">
            <text:p>0.5</text:p>
          </table:table-cell>
          <table:table-cell office:value-type="float" office:value="1787.6" calcext:value-type="float">
            <text:p>1787.6</text:p>
          </table:table-cell>
          <table:table-cell office:value-type="float" office:value="0.0000055658" calcext:value-type="float">
            <text:p>0.0000055658</text:p>
          </table:table-cell>
          <table:table-cell table:formula="of:=[.A85]-[.H85]" office:value-type="float" office:value="174.5" calcext:value-type="float">
            <text:p>174.5</text:p>
          </table:table-cell>
          <table:table-cell table:number-columns-repeated="2"/>
        </table:table-row>
        <table:table-row table:style-name="ro1">
          <table:table-cell office:value-type="float" office:value="1995.8" calcext:value-type="float">
            <text:p>1995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4612" calcext:value-type="float">
            <text:p>0.64612</text:p>
          </table:table-cell>
          <table:table-cell office:value-type="float" office:value="0.5" calcext:value-type="float">
            <text:p>0.5</text:p>
          </table:table-cell>
          <table:table-cell office:value-type="float" office:value="0.64999" calcext:value-type="float">
            <text:p>0.64999</text:p>
          </table:table-cell>
          <table:table-cell office:value-type="float" office:value="0.5" calcext:value-type="float">
            <text:p>0.5</text:p>
          </table:table-cell>
          <table:table-cell office:value-type="float" office:value="1825" calcext:value-type="float">
            <text:p>1825</text:p>
          </table:table-cell>
          <table:table-cell office:value-type="float" office:value="0.0000056738" calcext:value-type="float">
            <text:p>0.0000056738</text:p>
          </table:table-cell>
          <table:table-cell table:formula="of:=[.A86]-[.H86]" office:value-type="float" office:value="170.8" calcext:value-type="float">
            <text:p>170.8</text:p>
          </table:table-cell>
          <table:table-cell table:number-columns-repeated="2"/>
        </table:table-row>
        <table:table-row table:style-name="ro1">
          <table:table-cell office:value-type="float" office:value="2029.8" calcext:value-type="float">
            <text:p>2029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5381" calcext:value-type="float">
            <text:p>0.65381</text:p>
          </table:table-cell>
          <table:table-cell office:value-type="float" office:value="0.5" calcext:value-type="float">
            <text:p>0.5</text:p>
          </table:table-cell>
          <table:table-cell office:value-type="float" office:value="0.65768" calcext:value-type="float">
            <text:p>0.65768</text:p>
          </table:table-cell>
          <table:table-cell office:value-type="float" office:value="0.5" calcext:value-type="float">
            <text:p>0.5</text:p>
          </table:table-cell>
          <table:table-cell office:value-type="float" office:value="1863" calcext:value-type="float">
            <text:p>1863</text:p>
          </table:table-cell>
          <table:table-cell office:value-type="float" office:value="0.0000057847" calcext:value-type="float">
            <text:p>0.0000057847</text:p>
          </table:table-cell>
          <table:table-cell table:formula="of:=[.A87]-[.H87]" office:value-type="float" office:value="166.8" calcext:value-type="float">
            <text:p>166.8</text:p>
          </table:table-cell>
          <table:table-cell table:number-columns-repeated="2"/>
        </table:table-row>
        <table:table-row table:style-name="ro1">
          <table:table-cell office:value-type="float" office:value="2064.2" calcext:value-type="float">
            <text:p>2064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5" calcext:value-type="float">
            <text:p>0.5</text:p>
          </table:table-cell>
          <table:table-cell office:value-type="float" office:value="0.66537" calcext:value-type="float">
            <text:p>0.66537</text:p>
          </table:table-cell>
          <table:table-cell office:value-type="float" office:value="0.5" calcext:value-type="float">
            <text:p>0.5</text:p>
          </table:table-cell>
          <table:table-cell office:value-type="float" office:value="1901.4" calcext:value-type="float">
            <text:p>1901.4</text:p>
          </table:table-cell>
          <table:table-cell office:value-type="float" office:value="0.0000058985" calcext:value-type="float">
            <text:p>0.0000058985</text:p>
          </table:table-cell>
          <table:table-cell table:formula="of:=[.A88]-[.H88]" office:value-type="float" office:value="162.8" calcext:value-type="float">
            <text:p>162.8</text:p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6919" calcext:value-type="float">
            <text:p>0.66919</text:p>
          </table:table-cell>
          <table:table-cell office:value-type="float" office:value="0.5" calcext:value-type="float">
            <text:p>0.5</text:p>
          </table:table-cell>
          <table:table-cell office:value-type="float" office:value="0.67307" calcext:value-type="float">
            <text:p>0.67307</text:p>
          </table:table-cell>
          <table:table-cell office:value-type="float" office:value="0.5" calcext:value-type="float">
            <text:p>0.5</text:p>
          </table:table-cell>
          <table:table-cell office:value-type="float" office:value="1940.3" calcext:value-type="float">
            <text:p>1940.3</text:p>
          </table:table-cell>
          <table:table-cell office:value-type="float" office:value="0.0000060153" calcext:value-type="float">
            <text:p>0.0000060153</text:p>
          </table:table-cell>
          <table:table-cell table:formula="of:=[.A89]-[.H89]" office:value-type="float" office:value="158.7" calcext:value-type="float">
            <text:p>158.7</text:p>
          </table:table-cell>
          <table:table-cell table:number-columns-repeated="2"/>
        </table:table-row>
        <table:table-row table:style-name="ro1">
          <table:table-cell office:value-type="float" office:value="2134.1" calcext:value-type="float">
            <text:p>2134.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7688" calcext:value-type="float">
            <text:p>0.67688</text:p>
          </table:table-cell>
          <table:table-cell office:value-type="float" office:value="0.5" calcext:value-type="float">
            <text:p>0.5</text:p>
          </table:table-cell>
          <table:table-cell office:value-type="float" office:value="0.68076" calcext:value-type="float">
            <text:p>0.68076</text:p>
          </table:table-cell>
          <table:table-cell office:value-type="float" office:value="0.5" calcext:value-type="float">
            <text:p>0.5</text:p>
          </table:table-cell>
          <table:table-cell office:value-type="float" office:value="1979.6" calcext:value-type="float">
            <text:p>1979.6</text:p>
          </table:table-cell>
          <table:table-cell office:value-type="float" office:value="0.0000061353" calcext:value-type="float">
            <text:p>0.0000061353</text:p>
          </table:table-cell>
          <table:table-cell table:formula="of:=[.A90]-[.H90]" office:value-type="float" office:value="154.5" calcext:value-type="float">
            <text:p>154.5</text:p>
          </table:table-cell>
          <table:table-cell table:number-columns-repeated="2"/>
        </table:table-row>
        <table:table-row table:style-name="ro1">
          <table:table-cell office:value-type="float" office:value="2169.6" calcext:value-type="float">
            <text:p>2169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8457" calcext:value-type="float">
            <text:p>0.68457</text:p>
          </table:table-cell>
          <table:table-cell office:value-type="float" office:value="0.5" calcext:value-type="float">
            <text:p>0.5</text:p>
          </table:table-cell>
          <table:table-cell office:value-type="float" office:value="0.68845" calcext:value-type="float">
            <text:p>0.68845</text:p>
          </table:table-cell>
          <table:table-cell office:value-type="float" office:value="0.5" calcext:value-type="float">
            <text:p>0.5</text:p>
          </table:table-cell>
          <table:table-cell office:value-type="float" office:value="2019.3" calcext:value-type="float">
            <text:p>2019.3</text:p>
          </table:table-cell>
          <table:table-cell office:value-type="float" office:value="0.0000062584" calcext:value-type="float">
            <text:p>0.0000062584</text:p>
          </table:table-cell>
          <table:table-cell table:formula="of:=[.A91]-[.H91]" office:value-type="float" office:value="150.3" calcext:value-type="float">
            <text:p>150.3</text:p>
          </table:table-cell>
          <table:table-cell table:number-columns-repeated="2"/>
        </table:table-row>
        <table:table-row table:style-name="ro1">
          <table:table-cell office:value-type="float" office:value="2205.4" calcext:value-type="float">
            <text:p>2205.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9227" calcext:value-type="float">
            <text:p>0.69227</text:p>
          </table:table-cell>
          <table:table-cell office:value-type="float" office:value="0.5" calcext:value-type="float">
            <text:p>0.5</text:p>
          </table:table-cell>
          <table:table-cell office:value-type="float" office:value="0.69614" calcext:value-type="float">
            <text:p>0.69614</text:p>
          </table:table-cell>
          <table:table-cell office:value-type="float" office:value="0.5" calcext:value-type="float">
            <text:p>0.5</text:p>
          </table:table-cell>
          <table:table-cell office:value-type="float" office:value="2059.5" calcext:value-type="float">
            <text:p>2059.5</text:p>
          </table:table-cell>
          <table:table-cell office:value-type="float" office:value="0.0000063848" calcext:value-type="float">
            <text:p>0.0000063848</text:p>
          </table:table-cell>
          <table:table-cell table:formula="of:=[.A92]-[.H92]" office:value-type="float" office:value="145.9" calcext:value-type="float">
            <text:p>145.9</text:p>
          </table:table-cell>
          <table:table-cell table:number-columns-repeated="2"/>
        </table:table-row>
        <table:table-row table:style-name="ro1">
          <table:table-cell office:value-type="float" office:value="2241.6" calcext:value-type="float">
            <text:p>2241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69996" calcext:value-type="float">
            <text:p>0.69996</text:p>
          </table:table-cell>
          <table:table-cell office:value-type="float" office:value="0.5" calcext:value-type="float">
            <text:p>0.5</text:p>
          </table:table-cell>
          <table:table-cell office:value-type="float" office:value="0.70383" calcext:value-type="float">
            <text:p>0.70383</text:p>
          </table:table-cell>
          <table:table-cell office:value-type="float" office:value="0.5" calcext:value-type="float">
            <text:p>0.5</text:p>
          </table:table-cell>
          <table:table-cell office:value-type="float" office:value="2100" calcext:value-type="float">
            <text:p>2100</text:p>
          </table:table-cell>
          <table:table-cell office:value-type="float" office:value="0.0000065145" calcext:value-type="float">
            <text:p>0.0000065145</text:p>
          </table:table-cell>
          <table:table-cell table:formula="of:=[.A93]-[.H93]" office:value-type="float" office:value="141.6" calcext:value-type="float">
            <text:p>141.6</text:p>
          </table:table-cell>
          <table:table-cell table:number-columns-repeated="2"/>
        </table:table-row>
        <table:table-row table:style-name="ro1">
          <table:table-cell office:value-type="float" office:value="2278.2" calcext:value-type="float">
            <text:p>2278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0765" calcext:value-type="float">
            <text:p>0.70765</text:p>
          </table:table-cell>
          <table:table-cell office:value-type="float" office:value="0.5" calcext:value-type="float">
            <text:p>0.5</text:p>
          </table:table-cell>
          <table:table-cell office:value-type="float" office:value="0.71153" calcext:value-type="float">
            <text:p>0.71153</text:p>
          </table:table-cell>
          <table:table-cell office:value-type="float" office:value="0.5" calcext:value-type="float">
            <text:p>0.5</text:p>
          </table:table-cell>
          <table:table-cell office:value-type="float" office:value="2141" calcext:value-type="float">
            <text:p>2141</text:p>
          </table:table-cell>
          <table:table-cell office:value-type="float" office:value="0.0000066477" calcext:value-type="float">
            <text:p>0.0000066477</text:p>
          </table:table-cell>
          <table:table-cell table:formula="of:=[.A94]-[.H94]" office:value-type="float" office:value="137.2" calcext:value-type="float">
            <text:p>137.2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1534" calcext:value-type="float">
            <text:p>0.71534</text:p>
          </table:table-cell>
          <table:table-cell office:value-type="float" office:value="0.5" calcext:value-type="float">
            <text:p>0.5</text:p>
          </table:table-cell>
          <table:table-cell office:value-type="float" office:value="0.71922" calcext:value-type="float">
            <text:p>0.71922</text:p>
          </table:table-cell>
          <table:table-cell office:value-type="float" office:value="0.5" calcext:value-type="float">
            <text:p>0.5</text:p>
          </table:table-cell>
          <table:table-cell office:value-type="float" office:value="2182.3" calcext:value-type="float">
            <text:p>2182.3</text:p>
          </table:table-cell>
          <table:table-cell office:value-type="float" office:value="0.0000067845" calcext:value-type="float">
            <text:p>0.0000067845</text:p>
          </table:table-cell>
          <table:table-cell table:formula="of:=[.A95]-[.H95]" office:value-type="float" office:value="132.7" calcext:value-type="float">
            <text:p>132.7</text:p>
          </table:table-cell>
          <table:table-cell table:number-columns-repeated="2"/>
        </table:table-row>
        <table:table-row table:style-name="ro1">
          <table:table-cell office:value-type="float" office:value="2352.2" calcext:value-type="float">
            <text:p>2352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2303" calcext:value-type="float">
            <text:p>0.72303</text:p>
          </table:table-cell>
          <table:table-cell office:value-type="float" office:value="0.5" calcext:value-type="float">
            <text:p>0.5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0.5" calcext:value-type="float">
            <text:p>0.5</text:p>
          </table:table-cell>
          <table:table-cell office:value-type="float" office:value="2223.9" calcext:value-type="float">
            <text:p>2223.9</text:p>
          </table:table-cell>
          <table:table-cell office:value-type="float" office:value="0.0000069249" calcext:value-type="float">
            <text:p>0.0000069249</text:p>
          </table:table-cell>
          <table:table-cell table:formula="of:=[.A96]-[.H96]" office:value-type="float" office:value="128.3" calcext:value-type="float">
            <text:p>128.3</text:p>
          </table:table-cell>
          <table:table-cell table:number-columns-repeated="2"/>
        </table:table-row>
        <table:table-row table:style-name="ro1">
          <table:table-cell office:value-type="float" office:value="2389.8" calcext:value-type="float">
            <text:p>2389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3073" calcext:value-type="float">
            <text:p>0.73073</text:p>
          </table:table-cell>
          <table:table-cell office:value-type="float" office:value="0.5" calcext:value-type="float">
            <text:p>0.5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5" calcext:value-type="float">
            <text:p>0.5</text:p>
          </table:table-cell>
          <table:table-cell office:value-type="float" office:value="2265.8" calcext:value-type="float">
            <text:p>2265.8</text:p>
          </table:table-cell>
          <table:table-cell office:value-type="float" office:value="0.0000070692" calcext:value-type="float">
            <text:p>0.0000070692</text:p>
          </table:table-cell>
          <table:table-cell table:formula="of:=[.A97]-[.H97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2427.6" calcext:value-type="float">
            <text:p>2427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3842" calcext:value-type="float">
            <text:p>0.73842</text:p>
          </table:table-cell>
          <table:table-cell office:value-type="float" office:value="0.5" calcext:value-type="float">
            <text:p>0.5</text:p>
          </table:table-cell>
          <table:table-cell office:value-type="float" office:value="0.74229" calcext:value-type="float">
            <text:p>0.74229</text:p>
          </table:table-cell>
          <table:table-cell office:value-type="float" office:value="0.5" calcext:value-type="float">
            <text:p>0.5</text:p>
          </table:table-cell>
          <table:table-cell office:value-type="float" office:value="2308.1" calcext:value-type="float">
            <text:p>2308.1</text:p>
          </table:table-cell>
          <table:table-cell office:value-type="float" office:value="0.0000072173" calcext:value-type="float">
            <text:p>0.0000072173</text:p>
          </table:table-cell>
          <table:table-cell table:formula="of:=[.A98]-[.H98]" office:value-type="float" office:value="119.5" calcext:value-type="float">
            <text:p>119.5</text:p>
          </table:table-cell>
          <table:table-cell table:number-columns-repeated="2"/>
        </table:table-row>
        <table:table-row table:style-name="ro1">
          <table:table-cell office:value-type="float" office:value="2465.8" calcext:value-type="float">
            <text:p>2465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4611" calcext:value-type="float">
            <text:p>0.74611</text:p>
          </table:table-cell>
          <table:table-cell office:value-type="float" office:value="0.5" calcext:value-type="float">
            <text:p>0.5</text:p>
          </table:table-cell>
          <table:table-cell office:value-type="float" office:value="0.74999" calcext:value-type="float">
            <text:p>0.74999</text:p>
          </table:table-cell>
          <table:table-cell office:value-type="float" office:value="0.5" calcext:value-type="float">
            <text:p>0.5</text:p>
          </table:table-cell>
          <table:table-cell office:value-type="float" office:value="2350.6" calcext:value-type="float">
            <text:p>2350.6</text:p>
          </table:table-cell>
          <table:table-cell office:value-type="float" office:value="0.0000073694" calcext:value-type="float">
            <text:p>0.0000073694</text:p>
          </table:table-cell>
          <table:table-cell table:formula="of:=[.A99]-[.H99]" office:value-type="float" office:value="115.2" calcext:value-type="float">
            <text:p>115.2</text:p>
          </table:table-cell>
          <table:table-cell table:number-columns-repeated="2"/>
        </table:table-row>
        <table:table-row table:style-name="ro1">
          <table:table-cell office:value-type="float" office:value="2504.2" calcext:value-type="float">
            <text:p>2504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5" calcext:value-type="float">
            <text:p>0.5</text:p>
          </table:table-cell>
          <table:table-cell office:value-type="float" office:value="0.75768" calcext:value-type="float">
            <text:p>0.75768</text:p>
          </table:table-cell>
          <table:table-cell office:value-type="float" office:value="0.5" calcext:value-type="float">
            <text:p>0.5</text:p>
          </table:table-cell>
          <table:table-cell office:value-type="float" office:value="2393.5" calcext:value-type="float">
            <text:p>2393.5</text:p>
          </table:table-cell>
          <table:table-cell office:value-type="float" office:value="0.0000075256" calcext:value-type="float">
            <text:p>0.0000075256</text:p>
          </table:table-cell>
          <table:table-cell table:formula="of:=[.A100]-[.H100]" office:value-type="float" office:value="110.7" calcext:value-type="float">
            <text:p>110.7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6149" calcext:value-type="float">
            <text:p>0.76149</text:p>
          </table:table-cell>
          <table:table-cell office:value-type="float" office:value="0.5" calcext:value-type="float">
            <text:p>0.5</text:p>
          </table:table-cell>
          <table:table-cell office:value-type="float" office:value="0.76537" calcext:value-type="float">
            <text:p>0.76537</text:p>
          </table:table-cell>
          <table:table-cell office:value-type="float" office:value="0.5" calcext:value-type="float">
            <text:p>0.5</text:p>
          </table:table-cell>
          <table:table-cell office:value-type="float" office:value="2436.6" calcext:value-type="float">
            <text:p>2436.6</text:p>
          </table:table-cell>
          <table:table-cell office:value-type="float" office:value="0.0000076862" calcext:value-type="float">
            <text:p>0.0000076862</text:p>
          </table:table-cell>
          <table:table-cell table:formula="of:=[.A101]-[.H101]" office:value-type="float" office:value="106.4" calcext:value-type="float">
            <text:p>106.4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6918" calcext:value-type="float">
            <text:p>0.76918</text:p>
          </table:table-cell>
          <table:table-cell office:value-type="float" office:value="0.5" calcext:value-type="float">
            <text:p>0.5</text:p>
          </table:table-cell>
          <table:table-cell office:value-type="float" office:value="0.77306" calcext:value-type="float">
            <text:p>0.77306</text:p>
          </table:table-cell>
          <table:table-cell office:value-type="float" office:value="0.5" calcext:value-type="float">
            <text:p>0.5</text:p>
          </table:table-cell>
          <table:table-cell office:value-type="float" office:value="2479.9" calcext:value-type="float">
            <text:p>2479.9</text:p>
          </table:table-cell>
          <table:table-cell office:value-type="float" office:value="0.0000078512" calcext:value-type="float">
            <text:p>0.0000078512</text:p>
          </table:table-cell>
          <table:table-cell table:formula="of:=[.A102]-[.H102]" office:value-type="float" office:value="102.1" calcext:value-type="float">
            <text:p>102.1</text:p>
          </table:table-cell>
          <table:table-cell table:number-columns-repeated="2"/>
        </table:table-row>
        <table:table-row table:style-name="ro1">
          <table:table-cell office:value-type="float" office:value="2621.3" calcext:value-type="float">
            <text:p>2621.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7688" calcext:value-type="float">
            <text:p>0.77688</text:p>
          </table:table-cell>
          <table:table-cell office:value-type="float" office:value="0.5" calcext:value-type="float">
            <text:p>0.5</text:p>
          </table:table-cell>
          <table:table-cell office:value-type="float" office:value="0.78075" calcext:value-type="float">
            <text:p>0.78075</text:p>
          </table:table-cell>
          <table:table-cell office:value-type="float" office:value="0.5" calcext:value-type="float">
            <text:p>0.5</text:p>
          </table:table-cell>
          <table:table-cell office:value-type="float" office:value="2523.5" calcext:value-type="float">
            <text:p>2523.5</text:p>
          </table:table-cell>
          <table:table-cell office:value-type="float" office:value="0.0000080209" calcext:value-type="float">
            <text:p>0.0000080209</text:p>
          </table:table-cell>
          <table:table-cell table:formula="of:=[.A103]-[.H103]" office:value-type="float" office:value="97.8000000000002" calcext:value-type="float">
            <text:p>97.8000000000002</text:p>
          </table:table-cell>
          <table:table-cell table:number-columns-repeated="2"/>
        </table:table-row>
        <table:table-row table:style-name="ro1">
          <table:table-cell office:value-type="float" office:value="2660.9" calcext:value-type="float">
            <text:p>2660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8457" calcext:value-type="float">
            <text:p>0.78457</text:p>
          </table:table-cell>
          <table:table-cell office:value-type="float" office:value="0.5" calcext:value-type="float">
            <text:p>0.5</text:p>
          </table:table-cell>
          <table:table-cell office:value-type="float" office:value="0.78844" calcext:value-type="float">
            <text:p>0.78844</text:p>
          </table:table-cell>
          <table:table-cell office:value-type="float" office:value="0.5" calcext:value-type="float">
            <text:p>0.5</text:p>
          </table:table-cell>
          <table:table-cell office:value-type="float" office:value="2567.3" calcext:value-type="float">
            <text:p>2567.3</text:p>
          </table:table-cell>
          <table:table-cell office:value-type="float" office:value="0.0000081953" calcext:value-type="float">
            <text:p>0.0000081953</text:p>
          </table:table-cell>
          <table:table-cell table:formula="of:=[.A104]-[.H104]" office:value-type="float" office:value="93.5999999999999" calcext:value-type="float">
            <text:p>93.5999999999999</text:p>
          </table:table-cell>
          <table:table-cell table:number-columns-repeated="2"/>
        </table:table-row>
        <table:table-row table:style-name="ro1">
          <table:table-cell office:value-type="float" office:value="2700.8" calcext:value-type="float">
            <text:p>2700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9226" calcext:value-type="float">
            <text:p>0.79226</text:p>
          </table:table-cell>
          <table:table-cell office:value-type="float" office:value="0.5" calcext:value-type="float">
            <text:p>0.5</text:p>
          </table:table-cell>
          <table:table-cell office:value-type="float" office:value="0.79614" calcext:value-type="float">
            <text:p>0.79614</text:p>
          </table:table-cell>
          <table:table-cell office:value-type="float" office:value="0.5" calcext:value-type="float">
            <text:p>0.5</text:p>
          </table:table-cell>
          <table:table-cell office:value-type="float" office:value="2611.3" calcext:value-type="float">
            <text:p>2611.3</text:p>
          </table:table-cell>
          <table:table-cell office:value-type="float" office:value="0.0000083746" calcext:value-type="float">
            <text:p>0.0000083746</text:p>
          </table:table-cell>
          <table:table-cell table:formula="of:=[.A105]-[.H105]" office:value-type="float" office:value="89.5" calcext:value-type="float">
            <text:p>89.5</text:p>
          </table:table-cell>
          <table:table-cell table:number-columns-repeated="2"/>
        </table:table-row>
        <table:table-row table:style-name="ro1">
          <table:table-cell office:value-type="float" office:value="2740.9" calcext:value-type="float">
            <text:p>2740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79995" calcext:value-type="float">
            <text:p>0.79995</text:p>
          </table:table-cell>
          <table:table-cell office:value-type="float" office:value="0.5" calcext:value-type="float">
            <text:p>0.5</text:p>
          </table:table-cell>
          <table:table-cell office:value-type="float" office:value="0.80383" calcext:value-type="float">
            <text:p>0.80383</text:p>
          </table:table-cell>
          <table:table-cell office:value-type="float" office:value="0.5" calcext:value-type="float">
            <text:p>0.5</text:p>
          </table:table-cell>
          <table:table-cell office:value-type="float" office:value="2655.6" calcext:value-type="float">
            <text:p>2655.6</text:p>
          </table:table-cell>
          <table:table-cell office:value-type="float" office:value="0.0000085591" calcext:value-type="float">
            <text:p>0.0000085591</text:p>
          </table:table-cell>
          <table:table-cell table:formula="of:=[.A106]-[.H106]" office:value-type="float" office:value="85.3000000000002" calcext:value-type="float">
            <text:p>85.3000000000002</text:p>
          </table:table-cell>
          <table:table-cell table:number-columns-repeated="2"/>
        </table:table-row>
        <table:table-row table:style-name="ro1">
          <table:table-cell office:value-type="float" office:value="2781.3" calcext:value-type="float">
            <text:p>2781.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0764" calcext:value-type="float">
            <text:p>0.80764</text:p>
          </table:table-cell>
          <table:table-cell office:value-type="float" office:value="0.5" calcext:value-type="float">
            <text:p>0.5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0.5" calcext:value-type="float">
            <text:p>0.5</text:p>
          </table:table-cell>
          <table:table-cell office:value-type="float" office:value="2700" calcext:value-type="float">
            <text:p>2700</text:p>
          </table:table-cell>
          <table:table-cell office:value-type="float" office:value="0.000008749" calcext:value-type="float">
            <text:p>0.000008749</text:p>
          </table:table-cell>
          <table:table-cell table:formula="of:=[.A107]-[.H107]" office:value-type="float" office:value="81.3000000000002" calcext:value-type="float">
            <text:p>81.3000000000002</text:p>
          </table:table-cell>
          <table:table-cell table:number-columns-repeated="2"/>
        </table:table-row>
        <table:table-row table:style-name="ro1">
          <table:table-cell office:value-type="float" office:value="2821.9" calcext:value-type="float">
            <text:p>2821.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1534" calcext:value-type="float">
            <text:p>0.81534</text:p>
          </table:table-cell>
          <table:table-cell office:value-type="float" office:value="0.5" calcext:value-type="float">
            <text:p>0.5</text:p>
          </table:table-cell>
          <table:table-cell office:value-type="float" office:value="0.81921" calcext:value-type="float">
            <text:p>0.81921</text:p>
          </table:table-cell>
          <table:table-cell office:value-type="float" office:value="0.5" calcext:value-type="float">
            <text:p>0.5</text:p>
          </table:table-cell>
          <table:table-cell office:value-type="float" office:value="2744.6" calcext:value-type="float">
            <text:p>2744.6</text:p>
          </table:table-cell>
          <table:table-cell office:value-type="float" office:value="0.0000089443" calcext:value-type="float">
            <text:p>0.0000089443</text:p>
          </table:table-cell>
          <table:table-cell table:formula="of:=[.A108]-[.H108]" office:value-type="float" office:value="77.3000000000002" calcext:value-type="float">
            <text:p>77.3000000000002</text:p>
          </table:table-cell>
          <table:table-cell table:number-columns-repeated="2"/>
        </table:table-row>
        <table:table-row table:style-name="ro1">
          <table:table-cell office:value-type="float" office:value="2862.7" calcext:value-type="float">
            <text:p>2862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2303" calcext:value-type="float">
            <text:p>0.82303</text:p>
          </table:table-cell>
          <table:table-cell office:value-type="float" office:value="0.5" calcext:value-type="float">
            <text:p>0.5</text:p>
          </table:table-cell>
          <table:table-cell office:value-type="float" office:value="0.8269" calcext:value-type="float">
            <text:p>0.8269</text:p>
          </table:table-cell>
          <table:table-cell office:value-type="float" office:value="0.5" calcext:value-type="float">
            <text:p>0.5</text:p>
          </table:table-cell>
          <table:table-cell office:value-type="float" office:value="2789.4" calcext:value-type="float">
            <text:p>2789.4</text:p>
          </table:table-cell>
          <table:table-cell office:value-type="float" office:value="0.0000091455" calcext:value-type="float">
            <text:p>0.0000091455</text:p>
          </table:table-cell>
          <table:table-cell table:formula="of:=[.A109]-[.H109]" office:value-type="float" office:value="73.2999999999997" calcext:value-type="float">
            <text:p>73.2999999999997</text:p>
          </table:table-cell>
          <table:table-cell table:number-columns-repeated="2"/>
        </table:table-row>
        <table:table-row table:style-name="ro1">
          <table:table-cell office:value-type="float" office:value="2903.8" calcext:value-type="float">
            <text:p>2903.8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5" calcext:value-type="float">
            <text:p>0.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5" calcext:value-type="float">
            <text:p>0.5</text:p>
          </table:table-cell>
          <table:table-cell office:value-type="float" office:value="2834.4" calcext:value-type="float">
            <text:p>2834.4</text:p>
          </table:table-cell>
          <table:table-cell office:value-type="float" office:value="0.0000093526" calcext:value-type="float">
            <text:p>0.0000093526</text:p>
          </table:table-cell>
          <table:table-cell table:formula="of:=[.A110]-[.H110]" office:value-type="float" office:value="69.4000000000001" calcext:value-type="float">
            <text:p>69.4000000000001</text:p>
          </table:table-cell>
          <table:table-cell table:number-columns-repeated="2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3841" calcext:value-type="float">
            <text:p>0.83841</text:p>
          </table:table-cell>
          <table:table-cell office:value-type="float" office:value="0.5" calcext:value-type="float">
            <text:p>0.5</text:p>
          </table:table-cell>
          <table:table-cell office:value-type="float" office:value="0.84229" calcext:value-type="float">
            <text:p>0.84229</text:p>
          </table:table-cell>
          <table:table-cell office:value-type="float" office:value="0.5" calcext:value-type="float">
            <text:p>0.5</text:p>
          </table:table-cell>
          <table:table-cell office:value-type="float" office:value="2879.5" calcext:value-type="float">
            <text:p>2879.5</text:p>
          </table:table-cell>
          <table:table-cell office:value-type="float" office:value="0.0000095659" calcext:value-type="float">
            <text:p>0.0000095659</text:p>
          </table:table-cell>
          <table:table-cell table:formula="of:=[.A111]-[.H111]" office:value-type="float" office:value="65.5" calcext:value-type="float">
            <text:p>65.5</text:p>
          </table:table-cell>
          <table:table-cell table:number-columns-repeated="2"/>
        </table:table-row>
        <table:table-row table:style-name="ro1">
          <table:table-cell office:value-type="float" office:value="2986.5" calcext:value-type="float">
            <text:p>2986.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5" calcext:value-type="float">
            <text:p>0.5</text:p>
          </table:table-cell>
          <table:table-cell office:value-type="float" office:value="0.84998" calcext:value-type="float">
            <text:p>0.84998</text:p>
          </table:table-cell>
          <table:table-cell office:value-type="float" office:value="0.5" calcext:value-type="float">
            <text:p>0.5</text:p>
          </table:table-cell>
          <table:table-cell office:value-type="float" office:value="2924.7" calcext:value-type="float">
            <text:p>2924.7</text:p>
          </table:table-cell>
          <table:table-cell office:value-type="float" office:value="0.0000097857" calcext:value-type="float">
            <text:p>0.0000097857</text:p>
          </table:table-cell>
          <table:table-cell table:formula="of:=[.A112]-[.H112]" office:value-type="float" office:value="61.8000000000002" calcext:value-type="float">
            <text:p>61.8000000000002</text:p>
          </table:table-cell>
          <table:table-cell table:number-columns-repeated="2"/>
        </table:table-row>
        <table:table-row table:style-name="ro1">
          <table:table-cell office:value-type="float" office:value="3028.1" calcext:value-type="float">
            <text:p>3028.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5" calcext:value-type="float">
            <text:p>0.5</text:p>
          </table:table-cell>
          <table:table-cell office:value-type="float" office:value="0.85767" calcext:value-type="float">
            <text:p>0.85767</text:p>
          </table:table-cell>
          <table:table-cell office:value-type="float" office:value="0.5" calcext:value-type="float">
            <text:p>0.5</text:p>
          </table:table-cell>
          <table:table-cell office:value-type="float" office:value="2970.1" calcext:value-type="float">
            <text:p>2970.1</text:p>
          </table:table-cell>
          <table:table-cell office:value-type="float" office:value="0.000010012" calcext:value-type="float">
            <text:p>0.000010012</text:p>
          </table:table-cell>
          <table:table-cell table:formula="of:=[.A113]-[.H113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6149" calcext:value-type="float">
            <text:p>0.86149</text:p>
          </table:table-cell>
          <table:table-cell office:value-type="float" office:value="0.5" calcext:value-type="float">
            <text:p>0.5</text:p>
          </table:table-cell>
          <table:table-cell office:value-type="float" office:value="0.86536" calcext:value-type="float">
            <text:p>0.86536</text:p>
          </table:table-cell>
          <table:table-cell office:value-type="float" office:value="0.5" calcext:value-type="float">
            <text:p>0.5</text:p>
          </table:table-cell>
          <table:table-cell office:value-type="float" office:value="3015.6" calcext:value-type="float">
            <text:p>3015.6</text:p>
          </table:table-cell>
          <table:table-cell office:value-type="float" office:value="0.000010246" calcext:value-type="float">
            <text:p>0.000010246</text:p>
          </table:table-cell>
          <table:table-cell table:formula="of:=[.A114]-[.H114]" office:value-type="float" office:value="54.4000000000001" calcext:value-type="float">
            <text:p>54.4000000000001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6918" calcext:value-type="float">
            <text:p>0.86918</text:p>
          </table:table-cell>
          <table:table-cell office:value-type="float" office:value="0.5" calcext:value-type="float">
            <text:p>0.5</text:p>
          </table:table-cell>
          <table:table-cell office:value-type="float" office:value="0.87305" calcext:value-type="float">
            <text:p>0.87305</text:p>
          </table:table-cell>
          <table:table-cell office:value-type="float" office:value="0.5" calcext:value-type="float">
            <text:p>0.5</text:p>
          </table:table-cell>
          <table:table-cell office:value-type="float" office:value="3061.2" calcext:value-type="float">
            <text:p>3061.2</text:p>
          </table:table-cell>
          <table:table-cell office:value-type="float" office:value="0.000010487" calcext:value-type="float">
            <text:p>0.000010487</text:p>
          </table:table-cell>
          <table:table-cell table:formula="of:=[.A115]-[.H115]" office:value-type="float" office:value="50.8000000000002" calcext:value-type="float">
            <text:p>50.8000000000002</text:p>
          </table:table-cell>
          <table:table-cell table:number-columns-repeated="2"/>
        </table:table-row>
        <table:table-row table:style-name="ro1">
          <table:table-cell office:value-type="float" office:value="3154.2" calcext:value-type="float">
            <text:p>3154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7687" calcext:value-type="float">
            <text:p>0.87687</text:p>
          </table:table-cell>
          <table:table-cell office:value-type="float" office:value="0.5" calcext:value-type="float">
            <text:p>0.5</text:p>
          </table:table-cell>
          <table:table-cell office:value-type="float" office:value="0.88075" calcext:value-type="float">
            <text:p>0.88075</text:p>
          </table:table-cell>
          <table:table-cell office:value-type="float" office:value="0.5" calcext:value-type="float">
            <text:p>0.5</text:p>
          </table:table-cell>
          <table:table-cell office:value-type="float" office:value="3106.9" calcext:value-type="float">
            <text:p>3106.9</text:p>
          </table:table-cell>
          <table:table-cell office:value-type="float" office:value="0.000010735" calcext:value-type="float">
            <text:p>0.000010735</text:p>
          </table:table-cell>
          <table:table-cell table:formula="of:=[.A116]-[.H116]" office:value-type="float" office:value="47.2999999999997" calcext:value-type="float">
            <text:p>47.2999999999997</text:p>
          </table:table-cell>
          <table:table-cell table:number-columns-repeated="2"/>
        </table:table-row>
        <table:table-row table:style-name="ro1">
          <table:table-cell office:value-type="float" office:value="3196.5" calcext:value-type="float">
            <text:p>3196.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8456" calcext:value-type="float">
            <text:p>0.88456</text:p>
          </table:table-cell>
          <table:table-cell office:value-type="float" office:value="0.5" calcext:value-type="float">
            <text:p>0.5</text:p>
          </table:table-cell>
          <table:table-cell office:value-type="float" office:value="0.88844" calcext:value-type="float">
            <text:p>0.88844</text:p>
          </table:table-cell>
          <table:table-cell office:value-type="float" office:value="0.5" calcext:value-type="float">
            <text:p>0.5</text:p>
          </table:table-cell>
          <table:table-cell office:value-type="float" office:value="3152.7" calcext:value-type="float">
            <text:p>3152.7</text:p>
          </table:table-cell>
          <table:table-cell office:value-type="float" office:value="0.000010991" calcext:value-type="float">
            <text:p>0.000010991</text:p>
          </table:table-cell>
          <table:table-cell table:formula="of:=[.A117]-[.H117]" office:value-type="float" office:value="43.8000000000002" calcext:value-type="float">
            <text:p>43.8000000000002</text:p>
          </table:table-cell>
          <table:table-cell table:number-columns-repeated="2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9225" calcext:value-type="float">
            <text:p>0.89225</text:p>
          </table:table-cell>
          <table:table-cell office:value-type="float" office:value="0.5" calcext:value-type="float">
            <text:p>0.5</text:p>
          </table:table-cell>
          <table:table-cell office:value-type="float" office:value="0.89613" calcext:value-type="float">
            <text:p>0.89613</text:p>
          </table:table-cell>
          <table:table-cell office:value-type="float" office:value="0.5" calcext:value-type="float">
            <text:p>0.5</text:p>
          </table:table-cell>
          <table:table-cell office:value-type="float" office:value="3198.6" calcext:value-type="float">
            <text:p>3198.6</text:p>
          </table:table-cell>
          <table:table-cell office:value-type="float" office:value="0.000011256" calcext:value-type="float">
            <text:p>0.000011256</text:p>
          </table:table-cell>
          <table:table-cell table:formula="of:=[.A118]-[.H118]" office:value-type="float" office:value="40.4000000000001" calcext:value-type="float">
            <text:p>40.4000000000001</text:p>
          </table:table-cell>
          <table:table-cell table:number-columns-repeated="2"/>
        </table:table-row>
        <table:table-row table:style-name="ro1">
          <table:table-cell office:value-type="float" office:value="3281.7" calcext:value-type="float">
            <text:p>3281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89995" calcext:value-type="float">
            <text:p>0.89995</text:p>
          </table:table-cell>
          <table:table-cell office:value-type="float" office:value="0.5" calcext:value-type="float">
            <text:p>0.5</text:p>
          </table:table-cell>
          <table:table-cell office:value-type="float" office:value="0.90382" calcext:value-type="float">
            <text:p>0.90382</text:p>
          </table:table-cell>
          <table:table-cell office:value-type="float" office:value="0.5" calcext:value-type="float">
            <text:p>0.5</text:p>
          </table:table-cell>
          <table:table-cell office:value-type="float" office:value="3244.6" calcext:value-type="float">
            <text:p>3244.6</text:p>
          </table:table-cell>
          <table:table-cell office:value-type="float" office:value="0.000011529" calcext:value-type="float">
            <text:p>0.000011529</text:p>
          </table:table-cell>
          <table:table-cell table:formula="of:=[.A119]-[.H119]" office:value-type="float" office:value="37.0999999999999" calcext:value-type="float">
            <text:p>37.0999999999999</text:p>
          </table:table-cell>
          <table:table-cell table:number-columns-repeated="2"/>
        </table:table-row>
        <table:table-row table:style-name="ro1">
          <table:table-cell office:value-type="float" office:value="3324.4" calcext:value-type="float">
            <text:p>3324.4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0764" calcext:value-type="float">
            <text:p>0.90764</text:p>
          </table:table-cell>
          <table:table-cell office:value-type="float" office:value="0.5" calcext:value-type="float">
            <text:p>0.5</text:p>
          </table:table-cell>
          <table:table-cell office:value-type="float" office:value="0.91151" calcext:value-type="float">
            <text:p>0.91151</text:p>
          </table:table-cell>
          <table:table-cell office:value-type="float" office:value="0.5" calcext:value-type="float">
            <text:p>0.5</text:p>
          </table:table-cell>
          <table:table-cell office:value-type="float" office:value="3290.6" calcext:value-type="float">
            <text:p>3290.6</text:p>
          </table:table-cell>
          <table:table-cell office:value-type="float" office:value="0.000011812" calcext:value-type="float">
            <text:p>0.000011812</text:p>
          </table:table-cell>
          <table:table-cell table:formula="of:=[.A120]-[.H120]" office:value-type="float" office:value="33.8000000000002" calcext:value-type="float">
            <text:p>33.8000000000002</text:p>
          </table:table-cell>
          <table:table-cell table:number-columns-repeated="2"/>
        </table:table-row>
        <table:table-row table:style-name="ro1">
          <table:table-cell office:value-type="float" office:value="3367.3" calcext:value-type="float">
            <text:p>3367.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1533" calcext:value-type="float">
            <text:p>0.91533</text:p>
          </table:table-cell>
          <table:table-cell office:value-type="float" office:value="0.5" calcext:value-type="float">
            <text:p>0.5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5" calcext:value-type="float">
            <text:p>0.5</text:p>
          </table:table-cell>
          <table:table-cell office:value-type="float" office:value="3336.7" calcext:value-type="float">
            <text:p>3336.7</text:p>
          </table:table-cell>
          <table:table-cell office:value-type="float" office:value="0.000012104" calcext:value-type="float">
            <text:p>0.000012104</text:p>
          </table:table-cell>
          <table:table-cell table:formula="of:=[.A121]-[.H121]" office:value-type="float" office:value="30.6000000000004" calcext:value-type="float">
            <text:p>30.6000000000004</text:p>
          </table:table-cell>
          <table:table-cell table:number-columns-repeated="2"/>
        </table:table-row>
        <table:table-row table:style-name="ro1">
          <table:table-cell office:value-type="float" office:value="3410.2" calcext:value-type="float">
            <text:p>3410.2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2302" calcext:value-type="float">
            <text:p>0.92302</text:p>
          </table:table-cell>
          <table:table-cell office:value-type="float" office:value="0.5" calcext:value-type="float">
            <text:p>0.5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5" calcext:value-type="float">
            <text:p>0.5</text:p>
          </table:table-cell>
          <table:table-cell office:value-type="float" office:value="3382.9" calcext:value-type="float">
            <text:p>3382.9</text:p>
          </table:table-cell>
          <table:table-cell office:value-type="float" office:value="0.000012405" calcext:value-type="float">
            <text:p>0.000012405</text:p>
          </table:table-cell>
          <table:table-cell table:formula="of:=[.A122]-[.H122]" office:value-type="float" office:value="27.2999999999997" calcext:value-type="float">
            <text:p>27.2999999999997</text:p>
          </table:table-cell>
          <table:table-cell table:number-columns-repeated="2"/>
        </table:table-row>
        <table:table-row table:style-name="ro1">
          <table:table-cell office:value-type="float" office:value="3453.3" calcext:value-type="float">
            <text:p>3453.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3071" calcext:value-type="float">
            <text:p>0.93071</text:p>
          </table:table-cell>
          <table:table-cell office:value-type="float" office:value="0.5" calcext:value-type="float">
            <text:p>0.5</text:p>
          </table:table-cell>
          <table:table-cell office:value-type="float" office:value="0.93459" calcext:value-type="float">
            <text:p>0.93459</text:p>
          </table:table-cell>
          <table:table-cell office:value-type="float" office:value="0.5" calcext:value-type="float">
            <text:p>0.5</text:p>
          </table:table-cell>
          <table:table-cell office:value-type="float" office:value="3429.1" calcext:value-type="float">
            <text:p>3429.1</text:p>
          </table:table-cell>
          <table:table-cell office:value-type="float" office:value="0.000012717" calcext:value-type="float">
            <text:p>0.000012717</text:p>
          </table:table-cell>
          <table:table-cell table:formula="of:=[.A123]-[.H123]" office:value-type="float" office:value="24.2000000000003" calcext:value-type="float">
            <text:p>24.2000000000003</text:p>
          </table:table-cell>
          <table:table-cell table:number-columns-repeated="2"/>
        </table:table-row>
        <table:table-row table:style-name="ro1">
          <table:table-cell office:value-type="float" office:value="3496.5" calcext:value-type="float">
            <text:p>3496.5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3841" calcext:value-type="float">
            <text:p>0.93841</text:p>
          </table:table-cell>
          <table:table-cell office:value-type="float" office:value="0.5" calcext:value-type="float">
            <text:p>0.5</text:p>
          </table:table-cell>
          <table:table-cell office:value-type="float" office:value="0.94228" calcext:value-type="float">
            <text:p>0.94228</text:p>
          </table:table-cell>
          <table:table-cell office:value-type="float" office:value="0.5" calcext:value-type="float">
            <text:p>0.5</text:p>
          </table:table-cell>
          <table:table-cell office:value-type="float" office:value="3475.4" calcext:value-type="float">
            <text:p>3475.4</text:p>
          </table:table-cell>
          <table:table-cell office:value-type="float" office:value="0.00001304" calcext:value-type="float">
            <text:p>0.00001304</text:p>
          </table:table-cell>
          <table:table-cell table:formula="of:=[.A124]-[.H124]" office:value-type="float" office:value="21.0999999999999" calcext:value-type="float">
            <text:p>21.0999999999999</text:p>
          </table:table-cell>
          <table:table-cell table:number-columns-repeated="2"/>
        </table:table-row>
        <table:table-row table:style-name="ro1">
          <table:table-cell office:value-type="float" office:value="3539.7" calcext:value-type="float">
            <text:p>3539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5" calcext:value-type="float">
            <text:p>0.5</text:p>
          </table:table-cell>
          <table:table-cell office:value-type="float" office:value="0.94997" calcext:value-type="float">
            <text:p>0.94997</text:p>
          </table:table-cell>
          <table:table-cell office:value-type="float" office:value="0.5" calcext:value-type="float">
            <text:p>0.5</text:p>
          </table:table-cell>
          <table:table-cell office:value-type="float" office:value="3521.7" calcext:value-type="float">
            <text:p>3521.7</text:p>
          </table:table-cell>
          <table:table-cell office:value-type="float" office:value="0.000013374" calcext:value-type="float">
            <text:p>0.000013374</text:p>
          </table:table-cell>
          <table:table-cell table:formula="of:=[.A125]-[.H12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5379" calcext:value-type="float">
            <text:p>0.95379</text:p>
          </table:table-cell>
          <table:table-cell office:value-type="float" office:value="0.5" calcext:value-type="float">
            <text:p>0.5</text:p>
          </table:table-cell>
          <table:table-cell office:value-type="float" office:value="0.95767" calcext:value-type="float">
            <text:p>0.95767</text:p>
          </table:table-cell>
          <table:table-cell office:value-type="float" office:value="0.5" calcext:value-type="float">
            <text:p>0.5</text:p>
          </table:table-cell>
          <table:table-cell office:value-type="float" office:value="3568" calcext:value-type="float">
            <text:p>3568</text:p>
          </table:table-cell>
          <table:table-cell office:value-type="float" office:value="0.000013719" calcext:value-type="float">
            <text:p>0.000013719</text:p>
          </table:table-cell>
          <table:table-cell table:formula="of:=[.A126]-[.H12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26.3" calcext:value-type="float">
            <text:p>3626.3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6148" calcext:value-type="float">
            <text:p>0.96148</text:p>
          </table:table-cell>
          <table:table-cell office:value-type="float" office:value="0.5" calcext:value-type="float">
            <text:p>0.5</text:p>
          </table:table-cell>
          <table:table-cell office:value-type="float" office:value="0.96536" calcext:value-type="float">
            <text:p>0.96536</text:p>
          </table:table-cell>
          <table:table-cell office:value-type="float" office:value="0.5" calcext:value-type="float">
            <text:p>0.5</text:p>
          </table:table-cell>
          <table:table-cell office:value-type="float" office:value="3614.4" calcext:value-type="float">
            <text:p>3614.4</text:p>
          </table:table-cell>
          <table:table-cell office:value-type="float" office:value="0.000014077" calcext:value-type="float">
            <text:p>0.000014077</text:p>
          </table:table-cell>
          <table:table-cell table:formula="of:=[.A127]-[.H127]" office:value-type="float" office:value="11.9000000000001" calcext:value-type="float">
            <text:p>11.9000000000001</text:p>
          </table:table-cell>
          <table:table-cell table:number-columns-repeated="2"/>
        </table:table-row>
        <table:table-row table:style-name="ro1">
          <table:table-cell office:value-type="float" office:value="3669.7" calcext:value-type="float">
            <text:p>3669.7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6917" calcext:value-type="float">
            <text:p>0.96917</text:p>
          </table:table-cell>
          <table:table-cell office:value-type="float" office:value="0.5" calcext:value-type="float">
            <text:p>0.5</text:p>
          </table:table-cell>
          <table:table-cell office:value-type="float" office:value="0.97305" calcext:value-type="float">
            <text:p>0.97305</text:p>
          </table:table-cell>
          <table:table-cell office:value-type="float" office:value="0.5" calcext:value-type="float">
            <text:p>0.5</text:p>
          </table:table-cell>
          <table:table-cell office:value-type="float" office:value="3660.8" calcext:value-type="float">
            <text:p>3660.8</text:p>
          </table:table-cell>
          <table:table-cell office:value-type="float" office:value="0.000014448" calcext:value-type="float">
            <text:p>0.000014448</text:p>
          </table:table-cell>
          <table:table-cell table:formula="of:=[.A128]-[.H128]" office:value-type="float" office:value="8.89999999999964" calcext:value-type="float">
            <text:p>8.89999999999964</text:p>
          </table:table-cell>
          <table:table-cell table:number-columns-repeated="2"/>
        </table:table-row>
        <table:table-row table:style-name="ro1">
          <table:table-cell office:value-type="float" office:value="3713.1" calcext:value-type="float">
            <text:p>3713.1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7686" calcext:value-type="float">
            <text:p>0.97686</text:p>
          </table:table-cell>
          <table:table-cell office:value-type="float" office:value="0.5" calcext:value-type="float">
            <text:p>0.5</text:p>
          </table:table-cell>
          <table:table-cell office:value-type="float" office:value="0.98074" calcext:value-type="float">
            <text:p>0.98074</text:p>
          </table:table-cell>
          <table:table-cell office:value-type="float" office:value="0.5" calcext:value-type="float">
            <text:p>0.5</text:p>
          </table:table-cell>
          <table:table-cell office:value-type="float" office:value="3707.2" calcext:value-type="float">
            <text:p>3707.2</text:p>
          </table:table-cell>
          <table:table-cell office:value-type="float" office:value="0.000014833" calcext:value-type="float">
            <text:p>0.000014833</text:p>
          </table:table-cell>
          <table:table-cell table:formula="of:=[.A129]-[.H129]" office:value-type="float" office:value="5.90000000000009" calcext:value-type="float">
            <text:p>5.90000000000009</text:p>
          </table:table-cell>
          <table:table-cell table:number-columns-repeated="2"/>
        </table:table-row>
        <table:table-row table:style-name="ro1">
          <table:table-cell office:value-type="float" office:value="3756.6" calcext:value-type="float">
            <text:p>3756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8456" calcext:value-type="float">
            <text:p>0.98456</text:p>
          </table:table-cell>
          <table:table-cell office:value-type="float" office:value="0.5" calcext:value-type="float">
            <text:p>0.5</text:p>
          </table:table-cell>
          <table:table-cell office:value-type="float" office:value="0.98843" calcext:value-type="float">
            <text:p>0.98843</text:p>
          </table:table-cell>
          <table:table-cell office:value-type="float" office:value="0.5" calcext:value-type="float">
            <text:p>0.5</text:p>
          </table:table-cell>
          <table:table-cell office:value-type="float" office:value="3753.6" calcext:value-type="float">
            <text:p>3753.6</text:p>
          </table:table-cell>
          <table:table-cell office:value-type="float" office:value="0.000015232" calcext:value-type="float">
            <text:p>0.000015232</text:p>
          </table:table-cell>
          <table:table-cell table:formula="of:=[.A130]-[.H1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756.6" calcext:value-type="float">
            <text:p>3756.6</text:p>
          </table:table-cell>
          <table:table-cell office:value-type="float" office:value="0.0000061973" calcext:value-type="float">
            <text:p>0.0000061973</text:p>
          </table:table-cell>
          <table:table-cell office:value-type="float" office:value="1" calcext:value-type="float">
            <text:p>1</text:p>
          </table:table-cell>
          <table:table-cell office:value-type="float" office:value="0.99225" calcext:value-type="float">
            <text:p>0.99225</text:p>
          </table:table-cell>
          <table:table-cell office:value-type="float" office:value="0.5" calcext:value-type="float">
            <text:p>0.5</text:p>
          </table:table-cell>
          <table:table-cell office:value-type="float" office:value="0.99612" calcext:value-type="float">
            <text:p>0.99612</text:p>
          </table:table-cell>
          <table:table-cell office:value-type="float" office:value="0.5" calcext:value-type="float">
            <text:p>0.5</text:p>
          </table:table-cell>
          <table:table-cell office:value-type="float" office:value="3753.6" calcext:value-type="float">
            <text:p>3753.6</text:p>
          </table:table-cell>
          <table:table-cell office:value-type="float" office:value="0.000015232" calcext:value-type="float">
            <text:p>0.000015232</text:p>
          </table:table-cell>
          <table:table-cell table:formula="of:=[.A131]-[.H131]"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6:55:19.684604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0T17:45:39.536568500</dc:date>
    <meta:editing-duration>PT33M35S</meta:editing-duration>
    <meta:editing-cycles>2</meta:editing-cycles>
    <meta:generator>LibreOffice/24.2.7.2$Linux_X86_64 LibreOffice_project/420$Build-2</meta:generator>
    <meta:document-statistic meta:table-count="1" meta:cell-count="131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9.932cm" svg:y="3.755cm" style:legend-expansion="high" chart:style-name="ch2"/>
        <chart:plot-area chart:style-name="ch3" table:cell-range-address="128_without_PML.D2:128_without_PML.D131 128_without_PML.B1:128_without_PML.B131 128_without_PML.I1:128_without_PML.I131" chart:data-source-has-labels="row" svg:x="0.32cm" svg:y="0.18cm" svg:width="9.292cm" svg:height="8.645cm">
          <chart:coordinate-region svg:x="2cm" svg:y="0.379cm" svg:width="7.37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28_without_PML.B2:128_without_PML.B131" chart:label-cell-address="128_without_PML.B1:128_without_PML.B1" chart:class="chart:scatter">
            <chart:domain table:cell-range-address="128_without_PML.D2:128_without_PML.D131"/>
            <chart:data-point chart:repeated="130"/>
          </chart:series>
          <chart:series chart:style-name="ch8" chart:values-cell-range-address="128_without_PML.I2:128_without_PML.I131" chart:label-cell-address="128_without_PML.I1:128_without_PML.I1" chart:class="chart:scatter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hermal_diffusivity_without_PML</text:p>
                <draw:g>
                  <svg:desc>128_without_PML.B1:128_without_PML.B1</svg:desc>
                </draw:g>
              </table:table-cell>
              <table:table-cell office:value-type="string">
                <text:p>thermal_diffusivity_with_PML</text:p>
                <draw:g>
                  <svg:desc>128_without_PML.I1:128_without_PML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28_without_PML.D2:128_without_PML.D131</svg:desc>
                </draw:g>
              </table:table-cell>
              <table:table-cell office:value-type="float" office:value="0.0000061973">
                <text:p>0.0000061973</text:p>
                <draw:g>
                  <svg:desc>128_without_PML.B2:128_without_PML.B131</svg:desc>
                </draw:g>
              </table:table-cell>
              <table:table-cell office:value-type="float" office:value="0.0000048273">
                <text:p>0.0000048273</text:p>
                <draw:g>
                  <svg:desc>128_without_PML.I2:128_without_PML.I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6918">
                <text:p>0.007691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3">
                <text:p>0.0000048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384">
                <text:p>0.01538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4">
                <text:p>0.0000048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076">
                <text:p>0.02307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4">
                <text:p>0.0000048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767">
                <text:p>0.03076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6">
                <text:p>0.0000048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459">
                <text:p>0.03845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7">
                <text:p>0.0000048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151">
                <text:p>0.04615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8">
                <text:p>0.000004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843">
                <text:p>0.05384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8">
                <text:p>0.000004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535">
                <text:p>0.06153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81">
                <text:p>0.0000048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227">
                <text:p>0.06922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82">
                <text:p>0.0000048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918">
                <text:p>0.07691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81">
                <text:p>0.0000048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61">
                <text:p>0.0846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8">
                <text:p>0.00000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302">
                <text:p>0.09230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7">
                <text:p>0.0000048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9994">
                <text:p>0.09999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72">
                <text:p>0.0000048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69">
                <text:p>0.1076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65">
                <text:p>0.0000048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38">
                <text:p>0.1153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55">
                <text:p>0.0000048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07">
                <text:p>0.1230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42">
                <text:p>0.000004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076">
                <text:p>0.1307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25">
                <text:p>0.0000048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45">
                <text:p>0.1384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204">
                <text:p>0.0000048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615">
                <text:p>0.1461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177">
                <text:p>0.0000048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84">
                <text:p>0.1538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146">
                <text:p>0.0000048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53">
                <text:p>0.1615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108">
                <text:p>0.0000048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922">
                <text:p>0.1692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063">
                <text:p>0.0000048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691">
                <text:p>0.1769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011">
                <text:p>0.0000048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46">
                <text:p>0.184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95">
                <text:p>0.000004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23">
                <text:p>0.192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881">
                <text:p>0.0000047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99">
                <text:p>0.1999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802">
                <text:p>0.0000047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768">
                <text:p>0.2076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713">
                <text:p>0.0000047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537">
                <text:p>0.2153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612">
                <text:p>0.0000047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06">
                <text:p>0.2230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499">
                <text:p>0.0000047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76">
                <text:p>0.2307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374">
                <text:p>0.00000473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845">
                <text:p>0.2384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235">
                <text:p>0.0000047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614">
                <text:p>0.2461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082">
                <text:p>0.0000047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83">
                <text:p>0.2538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6915">
                <text:p>0.0000046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152">
                <text:p>0.2615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6731">
                <text:p>0.0000046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21">
                <text:p>0.2692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6532">
                <text:p>0.0000046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91">
                <text:p>0.2769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6316">
                <text:p>0.0000046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46">
                <text:p>0.284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6082">
                <text:p>0.0000046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229">
                <text:p>0.2922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583">
                <text:p>0.000004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998">
                <text:p>0.2999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556">
                <text:p>0.000004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767">
                <text:p>0.3076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5271">
                <text:p>0.0000045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537">
                <text:p>0.3153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4962">
                <text:p>0.0000044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06">
                <text:p>0.3230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4634">
                <text:p>0.0000044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075">
                <text:p>0.3307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4287">
                <text:p>0.0000044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844">
                <text:p>0.3384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3919">
                <text:p>0.0000043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3">
                <text:p>0.3461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3532">
                <text:p>0.0000043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382">
                <text:p>0.3538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3125">
                <text:p>0.000004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152">
                <text:p>0.3615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2698">
                <text:p>0.0000042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921">
                <text:p>0.3692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2251">
                <text:p>0.00000422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">
                <text:p>0.376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1785">
                <text:p>0.0000041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59">
                <text:p>0.3845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13">
                <text:p>0.00000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228">
                <text:p>0.3922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0797">
                <text:p>0.0000040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98">
                <text:p>0.3999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1773">
                <text:p>0.0000041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67">
                <text:p>0.4076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3089">
                <text:p>0.00000430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536">
                <text:p>0.4153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4439">
                <text:p>0.00000444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05">
                <text:p>0.4230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5814">
                <text:p>0.0000045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074">
                <text:p>0.4307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7206">
                <text:p>0.0000047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844">
                <text:p>0.4384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48605">
                <text:p>0.0000048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613">
                <text:p>0.4461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382">
                <text:p>0.4538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1377">
                <text:p>0.000005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151">
                <text:p>0.4615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2722">
                <text:p>0.00000527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92">
                <text:p>0.469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402">
                <text:p>0.000005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689">
                <text:p>0.4768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5253">
                <text:p>0.0000055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459">
                <text:p>0.4845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6406">
                <text:p>0.0000056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228">
                <text:p>0.4922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7461">
                <text:p>0.00000574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997">
                <text:p>0.4999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8402">
                <text:p>0.0000058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766">
                <text:p>0.5076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9213">
                <text:p>0.0000059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35">
                <text:p>0.5153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9879">
                <text:p>0.00000598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305">
                <text:p>0.5230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0389">
                <text:p>0.0000060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074">
                <text:p>0.5307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0733">
                <text:p>0.0000060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843">
                <text:p>0.5384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0904">
                <text:p>0.0000060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612">
                <text:p>0.5461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0899">
                <text:p>0.00000608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381">
                <text:p>0.5538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0716">
                <text:p>0.0000060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15">
                <text:p>0.561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0359">
                <text:p>0.0000060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92">
                <text:p>0.569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9833">
                <text:p>0.00000598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689">
                <text:p>0.5768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9147">
                <text:p>0.0000059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458">
                <text:p>0.5845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8312">
                <text:p>0.00000583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27">
                <text:p>0.5922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7341">
                <text:p>0.0000057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996">
                <text:p>0.5999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6248">
                <text:p>0.0000056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766">
                <text:p>0.6076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5048">
                <text:p>0.0000055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535">
                <text:p>0.6153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29885">
                <text:p>0.0000029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304">
                <text:p>0.6230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12516">
                <text:p>0.0000012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073">
                <text:p>0.6307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4606">
                <text:p>0.0000054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842">
                <text:p>0.6384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5658">
                <text:p>0.0000055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612">
                <text:p>0.6461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6738">
                <text:p>0.0000056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381">
                <text:p>0.6538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7847">
                <text:p>0.00000578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15">
                <text:p>0.661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58985">
                <text:p>0.0000058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919">
                <text:p>0.6691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0153">
                <text:p>0.0000060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688">
                <text:p>0.6768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1353">
                <text:p>0.0000061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457">
                <text:p>0.6845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2584">
                <text:p>0.00000625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227">
                <text:p>0.6922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3848">
                <text:p>0.0000063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6">
                <text:p>0.6999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5145">
                <text:p>0.0000065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765">
                <text:p>0.7076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6477">
                <text:p>0.0000066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534">
                <text:p>0.7153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7845">
                <text:p>0.00000678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03">
                <text:p>0.7230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69249">
                <text:p>0.00000692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073">
                <text:p>0.7307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70692">
                <text:p>0.00000706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42">
                <text:p>0.7384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72173">
                <text:p>0.0000072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611">
                <text:p>0.7461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73694">
                <text:p>0.0000073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538">
                <text:p>0.753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75256">
                <text:p>0.0000075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149">
                <text:p>0.7614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76862">
                <text:p>0.0000076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918">
                <text:p>0.7691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78512">
                <text:p>0.0000078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688">
                <text:p>0.7768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80209">
                <text:p>0.0000080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457">
                <text:p>0.7845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81953">
                <text:p>0.00000819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226">
                <text:p>0.7922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83746">
                <text:p>0.0000083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995">
                <text:p>0.7999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85591">
                <text:p>0.0000085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764">
                <text:p>0.8076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8749">
                <text:p>0.0000087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1534">
                <text:p>0.8153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89443">
                <text:p>0.00000894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2303">
                <text:p>0.8230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91455">
                <text:p>0.0000091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3072">
                <text:p>0.8307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93526">
                <text:p>0.0000093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3841">
                <text:p>0.8384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95659">
                <text:p>0.00000956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61">
                <text:p>0.846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097857">
                <text:p>0.00000978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38">
                <text:p>0.853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0012">
                <text:p>0.0000100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149">
                <text:p>0.8614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0246">
                <text:p>0.000010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918">
                <text:p>0.8691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0487">
                <text:p>0.0000104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687">
                <text:p>0.8768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0735">
                <text:p>0.000010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456">
                <text:p>0.8845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0991">
                <text:p>0.000010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9225">
                <text:p>0.8922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1256">
                <text:p>0.0000112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9995">
                <text:p>0.8999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1529">
                <text:p>0.000011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764">
                <text:p>0.90764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1812">
                <text:p>0.000011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533">
                <text:p>0.91533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2104">
                <text:p>0.0000121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302">
                <text:p>0.92302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2405">
                <text:p>0.0000124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071">
                <text:p>0.9307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2717">
                <text:p>0.0000127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841">
                <text:p>0.9384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304">
                <text:p>0.00001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61">
                <text:p>0.9461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3374">
                <text:p>0.000013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379">
                <text:p>0.95379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3719">
                <text:p>0.0000137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48">
                <text:p>0.96148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4077">
                <text:p>0.000014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17">
                <text:p>0.96917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4448">
                <text:p>0.0000144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86">
                <text:p>0.9768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4833">
                <text:p>0.0000148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456">
                <text:p>0.98456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5232">
                <text:p>0.0000152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225">
                <text:p>0.99225</text:p>
              </table:table-cell>
              <table:table-cell office:value-type="float" office:value="0.0000061973">
                <text:p>0.0000061973</text:p>
              </table:table-cell>
              <table:table-cell office:value-type="float" office:value="0.000015232">
                <text:p>0.000015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legend chart:legend-position="end" svg:x="10.618cm" svg:y="3.955cm" style:legend-expansion="high" chart:style-name="ch2"/>
        <chart:plot-area chart:style-name="ch3" table:cell-range-address="128_without_PML.D2:128_without_PML.D131 128_without_PML.A1:128_without_PML.A131 128_without_PML.H1:128_without_PML.H131" chart:data-source-has-labels="row" svg:x="0.319cm" svg:y="0.18cm" svg:width="9.98cm" svg:height="8.646cm">
          <chart:coordinate-region svg:x="1.311cm" svg:y="0.38cm" svg:width="8.74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28_without_PML.A2:128_without_PML.A131" chart:label-cell-address="128_without_PML.A1:128_without_PML.A1" chart:class="chart:scatter">
            <chart:domain table:cell-range-address="128_without_PML.D2:128_without_PML.D131"/>
            <chart:data-point chart:repeated="130"/>
          </chart:series>
          <chart:series chart:style-name="ch8" chart:values-cell-range-address="128_without_PML.H2:128_without_PML.H131" chart:label-cell-address="128_without_PML.H1:128_without_PML.H1" chart:class="chart:scatter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erature_without_PML</text:p>
                <draw:g>
                  <svg:desc>128_without_PML.A1:128_without_PML.A1</svg:desc>
                </draw:g>
              </table:table-cell>
              <table:table-cell office:value-type="string">
                <text:p>temperature_with_PML</text:p>
                <draw:g>
                  <svg:desc>128_without_PML.H1:128_without_PML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28_without_PML.D2:128_without_PML.D131</svg:desc>
                </draw:g>
              </table:table-cell>
              <table:table-cell office:value-type="float" office:value="618.1">
                <text:p>618.1</text:p>
                <draw:g>
                  <svg:desc>128_without_PML.A2:128_without_PML.A131</svg:desc>
                </draw:g>
              </table:table-cell>
              <table:table-cell office:value-type="float" office:value="460.44">
                <text:p>460.44</text:p>
                <draw:g>
                  <svg:desc>128_without_PML.H2:128_without_PML.H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6918">
                <text:p>0.0076918</text:p>
              </table:table-cell>
              <table:table-cell office:value-type="float" office:value="618.1">
                <text:p>618.1</text:p>
              </table:table-cell>
              <table:table-cell office:value-type="float" office:value="460.44">
                <text:p>46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384">
                <text:p>0.015384</text:p>
              </table:table-cell>
              <table:table-cell office:value-type="float" office:value="618.46">
                <text:p>618.46</text:p>
              </table:table-cell>
              <table:table-cell office:value-type="float" office:value="460.74">
                <text:p>46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076">
                <text:p>0.023076</text:p>
              </table:table-cell>
              <table:table-cell office:value-type="float" office:value="619.19">
                <text:p>619.19</text:p>
              </table:table-cell>
              <table:table-cell office:value-type="float" office:value="461.35">
                <text:p>461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767">
                <text:p>0.030767</text:p>
              </table:table-cell>
              <table:table-cell office:value-type="float" office:value="620.29">
                <text:p>620.29</text:p>
              </table:table-cell>
              <table:table-cell office:value-type="float" office:value="462.25">
                <text:p>46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459">
                <text:p>0.038459</text:p>
              </table:table-cell>
              <table:table-cell office:value-type="float" office:value="621.76">
                <text:p>621.76</text:p>
              </table:table-cell>
              <table:table-cell office:value-type="float" office:value="463.46">
                <text:p>463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151">
                <text:p>0.046151</text:p>
              </table:table-cell>
              <table:table-cell office:value-type="float" office:value="623.59">
                <text:p>623.59</text:p>
              </table:table-cell>
              <table:table-cell office:value-type="float" office:value="464.97">
                <text:p>464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843">
                <text:p>0.053843</text:p>
              </table:table-cell>
              <table:table-cell office:value-type="float" office:value="625.79">
                <text:p>625.79</text:p>
              </table:table-cell>
              <table:table-cell office:value-type="float" office:value="466.79">
                <text:p>466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535">
                <text:p>0.061535</text:p>
              </table:table-cell>
              <table:table-cell office:value-type="float" office:value="628.36">
                <text:p>628.36</text:p>
              </table:table-cell>
              <table:table-cell office:value-type="float" office:value="468.91">
                <text:p>468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227">
                <text:p>0.069227</text:p>
              </table:table-cell>
              <table:table-cell office:value-type="float" office:value="631.29">
                <text:p>631.29</text:p>
              </table:table-cell>
              <table:table-cell office:value-type="float" office:value="471.33">
                <text:p>471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918">
                <text:p>0.076918</text:p>
              </table:table-cell>
              <table:table-cell office:value-type="float" office:value="634.6">
                <text:p>634.6</text:p>
              </table:table-cell>
              <table:table-cell office:value-type="float" office:value="474.07">
                <text:p>474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61">
                <text:p>0.08461</text:p>
              </table:table-cell>
              <table:table-cell office:value-type="float" office:value="638.28">
                <text:p>638.28</text:p>
              </table:table-cell>
              <table:table-cell office:value-type="float" office:value="477.12">
                <text:p>477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302">
                <text:p>0.092302</text:p>
              </table:table-cell>
              <table:table-cell office:value-type="float" office:value="642.32">
                <text:p>642.32</text:p>
              </table:table-cell>
              <table:table-cell office:value-type="float" office:value="480.47">
                <text:p>480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9994">
                <text:p>0.099994</text:p>
              </table:table-cell>
              <table:table-cell office:value-type="float" office:value="646.74">
                <text:p>646.74</text:p>
              </table:table-cell>
              <table:table-cell office:value-type="float" office:value="484.15">
                <text:p>484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69">
                <text:p>0.10769</text:p>
              </table:table-cell>
              <table:table-cell office:value-type="float" office:value="651.53">
                <text:p>651.53</text:p>
              </table:table-cell>
              <table:table-cell office:value-type="float" office:value="488.13">
                <text:p>488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38">
                <text:p>0.11538</text:p>
              </table:table-cell>
              <table:table-cell office:value-type="float" office:value="656.7">
                <text:p>656.7</text:p>
              </table:table-cell>
              <table:table-cell office:value-type="float" office:value="492.44">
                <text:p>492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07">
                <text:p>0.12307</text:p>
              </table:table-cell>
              <table:table-cell office:value-type="float" office:value="662.24">
                <text:p>662.24</text:p>
              </table:table-cell>
              <table:table-cell office:value-type="float" office:value="497.07">
                <text:p>497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076">
                <text:p>0.13076</text:p>
              </table:table-cell>
              <table:table-cell office:value-type="float" office:value="668.15">
                <text:p>668.15</text:p>
              </table:table-cell>
              <table:table-cell office:value-type="float" office:value="502.02">
                <text:p>502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45">
                <text:p>0.13845</text:p>
              </table:table-cell>
              <table:table-cell office:value-type="float" office:value="674.45">
                <text:p>674.45</text:p>
              </table:table-cell>
              <table:table-cell office:value-type="float" office:value="507.3">
                <text:p>50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615">
                <text:p>0.14615</text:p>
              </table:table-cell>
              <table:table-cell office:value-type="float" office:value="681.12">
                <text:p>681.12</text:p>
              </table:table-cell>
              <table:table-cell office:value-type="float" office:value="512.91">
                <text:p>512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84">
                <text:p>0.15384</text:p>
              </table:table-cell>
              <table:table-cell office:value-type="float" office:value="688.17">
                <text:p>688.17</text:p>
              </table:table-cell>
              <table:table-cell office:value-type="float" office:value="518.85">
                <text:p>518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53">
                <text:p>0.16153</text:p>
              </table:table-cell>
              <table:table-cell office:value-type="float" office:value="695.61">
                <text:p>695.61</text:p>
              </table:table-cell>
              <table:table-cell office:value-type="float" office:value="525.13">
                <text:p>525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922">
                <text:p>0.16922</text:p>
              </table:table-cell>
              <table:table-cell office:value-type="float" office:value="703.43">
                <text:p>703.43</text:p>
              </table:table-cell>
              <table:table-cell office:value-type="float" office:value="531.75">
                <text:p>53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691">
                <text:p>0.17691</text:p>
              </table:table-cell>
              <table:table-cell office:value-type="float" office:value="711.63">
                <text:p>711.63</text:p>
              </table:table-cell>
              <table:table-cell office:value-type="float" office:value="538.71">
                <text:p>538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46">
                <text:p>0.1846</text:p>
              </table:table-cell>
              <table:table-cell office:value-type="float" office:value="720.22">
                <text:p>720.22</text:p>
              </table:table-cell>
              <table:table-cell office:value-type="float" office:value="546.03">
                <text:p>546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23">
                <text:p>0.1923</text:p>
              </table:table-cell>
              <table:table-cell office:value-type="float" office:value="729.2">
                <text:p>729.2</text:p>
              </table:table-cell>
              <table:table-cell office:value-type="float" office:value="553.7">
                <text:p>553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99">
                <text:p>0.19999</text:p>
              </table:table-cell>
              <table:table-cell office:value-type="float" office:value="738.57">
                <text:p>738.57</text:p>
              </table:table-cell>
              <table:table-cell office:value-type="float" office:value="561.72">
                <text:p>561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768">
                <text:p>0.20768</text:p>
              </table:table-cell>
              <table:table-cell office:value-type="float" office:value="748.33">
                <text:p>748.33</text:p>
              </table:table-cell>
              <table:table-cell office:value-type="float" office:value="570.11">
                <text:p>57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537">
                <text:p>0.21537</text:p>
              </table:table-cell>
              <table:table-cell office:value-type="float" office:value="758.48">
                <text:p>758.48</text:p>
              </table:table-cell>
              <table:table-cell office:value-type="float" office:value="578.87">
                <text:p>578.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06">
                <text:p>0.22306</text:p>
              </table:table-cell>
              <table:table-cell office:value-type="float" office:value="769.03">
                <text:p>769.0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76">
                <text:p>0.23076</text:p>
              </table:table-cell>
              <table:table-cell office:value-type="float" office:value="779.98">
                <text:p>779.98</text:p>
              </table:table-cell>
              <table:table-cell office:value-type="float" office:value="597.51">
                <text:p>597.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845">
                <text:p>0.23845</text:p>
              </table:table-cell>
              <table:table-cell office:value-type="float" office:value="791.32">
                <text:p>791.32</text:p>
              </table:table-cell>
              <table:table-cell office:value-type="float" office:value="607.41">
                <text:p>607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614">
                <text:p>0.24614</text:p>
              </table:table-cell>
              <table:table-cell office:value-type="float" office:value="803.07">
                <text:p>803.07</text:p>
              </table:table-cell>
              <table:table-cell office:value-type="float" office:value="617.69">
                <text:p>617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83">
                <text:p>0.25383</text:p>
              </table:table-cell>
              <table:table-cell office:value-type="float" office:value="815.22">
                <text:p>815.22</text:p>
              </table:table-cell>
              <table:table-cell office:value-type="float" office:value="628.38">
                <text:p>628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152">
                <text:p>0.26152</text:p>
              </table:table-cell>
              <table:table-cell office:value-type="float" office:value="827.77">
                <text:p>827.77</text:p>
              </table:table-cell>
              <table:table-cell office:value-type="float" office:value="639.46">
                <text:p>639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21">
                <text:p>0.26921</text:p>
              </table:table-cell>
              <table:table-cell office:value-type="float" office:value="840.73">
                <text:p>840.73</text:p>
              </table:table-cell>
              <table:table-cell office:value-type="float" office:value="650.96">
                <text:p>650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91">
                <text:p>0.27691</text:p>
              </table:table-cell>
              <table:table-cell office:value-type="float" office:value="854.09">
                <text:p>854.09</text:p>
              </table:table-cell>
              <table:table-cell office:value-type="float" office:value="662.88">
                <text:p>662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46">
                <text:p>0.2846</text:p>
              </table:table-cell>
              <table:table-cell office:value-type="float" office:value="867.87">
                <text:p>867.87</text:p>
              </table:table-cell>
              <table:table-cell office:value-type="float" office:value="675.22">
                <text:p>675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229">
                <text:p>0.29229</text:p>
              </table:table-cell>
              <table:table-cell office:value-type="float" office:value="882.06">
                <text:p>882.0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998">
                <text:p>0.29998</text:p>
              </table:table-cell>
              <table:table-cell office:value-type="float" office:value="896.66">
                <text:p>896.66</text:p>
              </table:table-cell>
              <table:table-cell office:value-type="float" office:value="701.21">
                <text:p>701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767">
                <text:p>0.30767</text:p>
              </table:table-cell>
              <table:table-cell office:value-type="float" office:value="911.68">
                <text:p>911.68</text:p>
              </table:table-cell>
              <table:table-cell office:value-type="float" office:value="714.88">
                <text:p>714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537">
                <text:p>0.31537</text:p>
              </table:table-cell>
              <table:table-cell office:value-type="float" office:value="927.11">
                <text:p>927.11</text:p>
              </table:table-cell>
              <table:table-cell office:value-type="float" office:value="729.01">
                <text:p>729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06">
                <text:p>0.32306</text:p>
              </table:table-cell>
              <table:table-cell office:value-type="float" office:value="942.97">
                <text:p>942.97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075">
                <text:p>0.33075</text:p>
              </table:table-cell>
              <table:table-cell office:value-type="float" office:value="959.24">
                <text:p>959.24</text:p>
              </table:table-cell>
              <table:table-cell office:value-type="float" office:value="758.68">
                <text:p>758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844">
                <text:p>0.33844</text:p>
              </table:table-cell>
              <table:table-cell office:value-type="float" office:value="975.94">
                <text:p>975.94</text:p>
              </table:table-cell>
              <table:table-cell office:value-type="float" office:value="774.25">
                <text:p>774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3">
                <text:p>0.34613</text:p>
              </table:table-cell>
              <table:table-cell office:value-type="float" office:value="993.05">
                <text:p>993.05</text:p>
              </table:table-cell>
              <table:table-cell office:value-type="float" office:value="790.31">
                <text:p>790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382">
                <text:p>0.35382</text:p>
              </table:table-cell>
              <table:table-cell office:value-type="float" office:value="1010.6">
                <text:p>1010.6</text:p>
              </table:table-cell>
              <table:table-cell office:value-type="float" office:value="806.89">
                <text:p>806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152">
                <text:p>0.36152</text:p>
              </table:table-cell>
              <table:table-cell office:value-type="float" office:value="1028.6">
                <text:p>1028.6</text:p>
              </table:table-cell>
              <table:table-cell office:value-type="float" office:value="823.99">
                <text:p>823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921">
                <text:p>0.36921</text:p>
              </table:table-cell>
              <table:table-cell office:value-type="float" office:value="1047">
                <text:p>1047</text:p>
              </table:table-cell>
              <table:table-cell office:value-type="float" office:value="841.63">
                <text:p>841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">
                <text:p>0.3769</text:p>
              </table:table-cell>
              <table:table-cell office:value-type="float" office:value="1065.8">
                <text:p>1065.8</text:p>
              </table:table-cell>
              <table:table-cell office:value-type="float" office:value="859.82">
                <text:p>859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59">
                <text:p>0.38459</text:p>
              </table:table-cell>
              <table:table-cell office:value-type="float" office:value="1085">
                <text:p>1085</text:p>
              </table:table-cell>
              <table:table-cell office:value-type="float" office:value="878.57">
                <text:p>878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228">
                <text:p>0.39228</text:p>
              </table:table-cell>
              <table:table-cell office:value-type="float" office:value="1104.7">
                <text:p>1104.7</text:p>
              </table:table-cell>
              <table:table-cell office:value-type="float" office:value="897.9">
                <text:p>897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98">
                <text:p>0.39998</text:p>
              </table:table-cell>
              <table:table-cell office:value-type="float" office:value="1124.9">
                <text:p>1124.9</text:p>
              </table:table-cell>
              <table:table-cell office:value-type="float" office:value="917.82">
                <text:p>917.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67">
                <text:p>0.40767</text:p>
              </table:table-cell>
              <table:table-cell office:value-type="float" office:value="1145.4">
                <text:p>1145.4</text:p>
              </table:table-cell>
              <table:table-cell office:value-type="float" office:value="938.33">
                <text:p>938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536">
                <text:p>0.41536</text:p>
              </table:table-cell>
              <table:table-cell office:value-type="float" office:value="1166.4">
                <text:p>1166.4</text:p>
              </table:table-cell>
              <table:table-cell office:value-type="float" office:value="959.41">
                <text:p>959.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05">
                <text:p>0.42305</text:p>
              </table:table-cell>
              <table:table-cell office:value-type="float" office:value="1187.8">
                <text:p>1187.8</text:p>
              </table:table-cell>
              <table:table-cell office:value-type="float" office:value="981.06">
                <text:p>981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074">
                <text:p>0.43074</text:p>
              </table:table-cell>
              <table:table-cell office:value-type="float" office:value="1209.7">
                <text:p>1209.7</text:p>
              </table:table-cell>
              <table:table-cell office:value-type="float" office:value="1003.3">
                <text:p>1003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844">
                <text:p>0.43844</text:p>
              </table:table-cell>
              <table:table-cell office:value-type="float" office:value="1232">
                <text:p>123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613">
                <text:p>0.44613</text:p>
              </table:table-cell>
              <table:table-cell office:value-type="float" office:value="1254.7">
                <text:p>1254.7</text:p>
              </table:table-cell>
              <table:table-cell office:value-type="float" office:value="1049.3">
                <text:p>1049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382">
                <text:p>0.45382</text:p>
              </table:table-cell>
              <table:table-cell office:value-type="float" office:value="1277.9">
                <text:p>1277.9</text:p>
              </table:table-cell>
              <table:table-cell office:value-type="float" office:value="1073.1">
                <text:p>1073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151">
                <text:p>0.46151</text:p>
              </table:table-cell>
              <table:table-cell office:value-type="float" office:value="1301.4">
                <text:p>1301.4</text:p>
              </table:table-cell>
              <table:table-cell office:value-type="float" office:value="1097.4">
                <text:p>1097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92">
                <text:p>0.4692</text:p>
              </table:table-cell>
              <table:table-cell office:value-type="float" office:value="1325.5">
                <text:p>1325.5</text:p>
              </table:table-cell>
              <table:table-cell office:value-type="float" office:value="1122.2">
                <text:p>112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689">
                <text:p>0.47689</text:p>
              </table:table-cell>
              <table:table-cell office:value-type="float" office:value="1350">
                <text:p>1350</text:p>
              </table:table-cell>
              <table:table-cell office:value-type="float" office:value="1147.5">
                <text:p>114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459">
                <text:p>0.48459</text:p>
              </table:table-cell>
              <table:table-cell office:value-type="float" office:value="1374.9">
                <text:p>1374.9</text:p>
              </table:table-cell>
              <table:table-cell office:value-type="float" office:value="1173.2">
                <text:p>1173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228">
                <text:p>0.49228</text:p>
              </table:table-cell>
              <table:table-cell office:value-type="float" office:value="1400.2">
                <text:p>1400.2</text:p>
              </table:table-cell>
              <table:table-cell office:value-type="float" office:value="1199.4">
                <text:p>1199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997">
                <text:p>0.49997</text:p>
              </table:table-cell>
              <table:table-cell office:value-type="float" office:value="1426">
                <text:p>1426</text:p>
              </table:table-cell>
              <table:table-cell office:value-type="float" office:value="1226.1">
                <text:p>1226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766">
                <text:p>0.50766</text:p>
              </table:table-cell>
              <table:table-cell office:value-type="float" office:value="1452.2">
                <text:p>1452.2</text:p>
              </table:table-cell>
              <table:table-cell office:value-type="float" office:value="1253.2">
                <text:p>1253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35">
                <text:p>0.51535</text:p>
              </table:table-cell>
              <table:table-cell office:value-type="float" office:value="1478.8">
                <text:p>1478.8</text:p>
              </table:table-cell>
              <table:table-cell office:value-type="float" office:value="1280.8">
                <text:p>128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305">
                <text:p>0.52305</text:p>
              </table:table-cell>
              <table:table-cell office:value-type="float" office:value="1505.9">
                <text:p>1505.9</text:p>
              </table:table-cell>
              <table:table-cell office:value-type="float" office:value="1308.8">
                <text:p>1308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074">
                <text:p>0.53074</text:p>
              </table:table-cell>
              <table:table-cell office:value-type="float" office:value="1533.4">
                <text:p>1533.4</text:p>
              </table:table-cell>
              <table:table-cell office:value-type="float" office:value="1337.3">
                <text:p>1337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843">
                <text:p>0.53843</text:p>
              </table:table-cell>
              <table:table-cell office:value-type="float" office:value="1561.3">
                <text:p>1561.3</text:p>
              </table:table-cell>
              <table:table-cell office:value-type="float" office:value="1366.2">
                <text:p>1366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612">
                <text:p>0.54612</text:p>
              </table:table-cell>
              <table:table-cell office:value-type="float" office:value="1589.6">
                <text:p>1589.6</text:p>
              </table:table-cell>
              <table:table-cell office:value-type="float" office:value="1395.5">
                <text:p>1395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381">
                <text:p>0.55381</text:p>
              </table:table-cell>
              <table:table-cell office:value-type="float" office:value="1618.4">
                <text:p>1618.4</text:p>
              </table:table-cell>
              <table:table-cell office:value-type="float" office:value="1425.3">
                <text:p>1425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15">
                <text:p>0.5615</text:p>
              </table:table-cell>
              <table:table-cell office:value-type="float" office:value="1647.6">
                <text:p>1647.6</text:p>
              </table:table-cell>
              <table:table-cell office:value-type="float" office:value="1455.5">
                <text:p>1455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92">
                <text:p>0.5692</text:p>
              </table:table-cell>
              <table:table-cell office:value-type="float" office:value="1677.2">
                <text:p>1677.2</text:p>
              </table:table-cell>
              <table:table-cell office:value-type="float" office:value="1486.1">
                <text:p>1486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689">
                <text:p>0.57689</text:p>
              </table:table-cell>
              <table:table-cell office:value-type="float" office:value="1707.3">
                <text:p>1707.3</text:p>
              </table:table-cell>
              <table:table-cell office:value-type="float" office:value="1517.2">
                <text:p>1517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458">
                <text:p>0.58458</text:p>
              </table:table-cell>
              <table:table-cell office:value-type="float" office:value="1737.7">
                <text:p>1737.7</text:p>
              </table:table-cell>
              <table:table-cell office:value-type="float" office:value="1548.8">
                <text:p>1548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27">
                <text:p>0.59227</text:p>
              </table:table-cell>
              <table:table-cell office:value-type="float" office:value="1768.6">
                <text:p>1768.6</text:p>
              </table:table-cell>
              <table:table-cell office:value-type="float" office:value="1580.8">
                <text:p>1580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996">
                <text:p>0.59996</text:p>
              </table:table-cell>
              <table:table-cell office:value-type="float" office:value="1799.8">
                <text:p>1799.8</text:p>
              </table:table-cell>
              <table:table-cell office:value-type="float" office:value="1613.3">
                <text:p>161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766">
                <text:p>0.60766</text:p>
              </table:table-cell>
              <table:table-cell office:value-type="float" office:value="1831.5">
                <text:p>1831.5</text:p>
              </table:table-cell>
              <table:table-cell office:value-type="float" office:value="1646.3">
                <text:p>1646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535">
                <text:p>0.61535</text:p>
              </table:table-cell>
              <table:table-cell office:value-type="float" office:value="1863.6">
                <text:p>1863.6</text:p>
              </table:table-cell>
              <table:table-cell office:value-type="float" office:value="1679.8">
                <text:p>1679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304">
                <text:p>0.62304</text:p>
              </table:table-cell>
              <table:table-cell office:value-type="float" office:value="1896">
                <text:p>1896</text:p>
              </table:table-cell>
              <table:table-cell office:value-type="float" office:value="1714.1">
                <text:p>1714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073">
                <text:p>0.63073</text:p>
              </table:table-cell>
              <table:table-cell office:value-type="float" office:value="1928.9">
                <text:p>1928.9</text:p>
              </table:table-cell>
              <table:table-cell office:value-type="float" office:value="1750.6">
                <text:p>175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842">
                <text:p>0.63842</text:p>
              </table:table-cell>
              <table:table-cell office:value-type="float" office:value="1962.1">
                <text:p>1962.1</text:p>
              </table:table-cell>
              <table:table-cell office:value-type="float" office:value="1787.6">
                <text:p>1787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612">
                <text:p>0.64612</text:p>
              </table:table-cell>
              <table:table-cell office:value-type="float" office:value="1995.8">
                <text:p>1995.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381">
                <text:p>0.65381</text:p>
              </table:table-cell>
              <table:table-cell office:value-type="float" office:value="2029.8">
                <text:p>2029.8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15">
                <text:p>0.6615</text:p>
              </table:table-cell>
              <table:table-cell office:value-type="float" office:value="2064.2">
                <text:p>2064.2</text:p>
              </table:table-cell>
              <table:table-cell office:value-type="float" office:value="1901.4">
                <text:p>1901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919">
                <text:p>0.66919</text:p>
              </table:table-cell>
              <table:table-cell office:value-type="float" office:value="2099">
                <text:p>2099</text:p>
              </table:table-cell>
              <table:table-cell office:value-type="float" office:value="1940.3">
                <text:p>194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688">
                <text:p>0.67688</text:p>
              </table:table-cell>
              <table:table-cell office:value-type="float" office:value="2134.1">
                <text:p>2134.1</text:p>
              </table:table-cell>
              <table:table-cell office:value-type="float" office:value="1979.6">
                <text:p>1979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457">
                <text:p>0.68457</text:p>
              </table:table-cell>
              <table:table-cell office:value-type="float" office:value="2169.6">
                <text:p>2169.6</text:p>
              </table:table-cell>
              <table:table-cell office:value-type="float" office:value="2019.3">
                <text:p>2019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227">
                <text:p>0.69227</text:p>
              </table:table-cell>
              <table:table-cell office:value-type="float" office:value="2205.4">
                <text:p>2205.4</text:p>
              </table:table-cell>
              <table:table-cell office:value-type="float" office:value="2059.5">
                <text:p>2059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6">
                <text:p>0.69996</text:p>
              </table:table-cell>
              <table:table-cell office:value-type="float" office:value="2241.6">
                <text:p>2241.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765">
                <text:p>0.70765</text:p>
              </table:table-cell>
              <table:table-cell office:value-type="float" office:value="2278.2">
                <text:p>2278.2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534">
                <text:p>0.71534</text:p>
              </table:table-cell>
              <table:table-cell office:value-type="float" office:value="2315">
                <text:p>2315</text:p>
              </table:table-cell>
              <table:table-cell office:value-type="float" office:value="2182.3">
                <text:p>2182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03">
                <text:p>0.72303</text:p>
              </table:table-cell>
              <table:table-cell office:value-type="float" office:value="2352.2">
                <text:p>2352.2</text:p>
              </table:table-cell>
              <table:table-cell office:value-type="float" office:value="2223.9">
                <text:p>222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073">
                <text:p>0.73073</text:p>
              </table:table-cell>
              <table:table-cell office:value-type="float" office:value="2389.8">
                <text:p>2389.8</text:p>
              </table:table-cell>
              <table:table-cell office:value-type="float" office:value="2265.8">
                <text:p>2265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42">
                <text:p>0.73842</text:p>
              </table:table-cell>
              <table:table-cell office:value-type="float" office:value="2427.6">
                <text:p>2427.6</text:p>
              </table:table-cell>
              <table:table-cell office:value-type="float" office:value="2308.1">
                <text:p>230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611">
                <text:p>0.74611</text:p>
              </table:table-cell>
              <table:table-cell office:value-type="float" office:value="2465.8">
                <text:p>2465.8</text:p>
              </table:table-cell>
              <table:table-cell office:value-type="float" office:value="2350.6">
                <text:p>235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538">
                <text:p>0.7538</text:p>
              </table:table-cell>
              <table:table-cell office:value-type="float" office:value="2504.2">
                <text:p>2504.2</text:p>
              </table:table-cell>
              <table:table-cell office:value-type="float" office:value="2393.5">
                <text:p>239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149">
                <text:p>0.76149</text:p>
              </table:table-cell>
              <table:table-cell office:value-type="float" office:value="2543">
                <text:p>2543</text:p>
              </table:table-cell>
              <table:table-cell office:value-type="float" office:value="2436.6">
                <text:p>243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918">
                <text:p>0.76918</text:p>
              </table:table-cell>
              <table:table-cell office:value-type="float" office:value="2582">
                <text:p>2582</text:p>
              </table:table-cell>
              <table:table-cell office:value-type="float" office:value="2479.9">
                <text:p>247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688">
                <text:p>0.77688</text:p>
              </table:table-cell>
              <table:table-cell office:value-type="float" office:value="2621.3">
                <text:p>2621.3</text:p>
              </table:table-cell>
              <table:table-cell office:value-type="float" office:value="2523.5">
                <text:p>252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457">
                <text:p>0.78457</text:p>
              </table:table-cell>
              <table:table-cell office:value-type="float" office:value="2660.9">
                <text:p>2660.9</text:p>
              </table:table-cell>
              <table:table-cell office:value-type="float" office:value="2567.3">
                <text:p>2567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226">
                <text:p>0.79226</text:p>
              </table:table-cell>
              <table:table-cell office:value-type="float" office:value="2700.8">
                <text:p>2700.8</text:p>
              </table:table-cell>
              <table:table-cell office:value-type="float" office:value="2611.3">
                <text:p>2611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995">
                <text:p>0.79995</text:p>
              </table:table-cell>
              <table:table-cell office:value-type="float" office:value="2740.9">
                <text:p>2740.9</text:p>
              </table:table-cell>
              <table:table-cell office:value-type="float" office:value="2655.6">
                <text:p>2655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764">
                <text:p>0.80764</text:p>
              </table:table-cell>
              <table:table-cell office:value-type="float" office:value="2781.3">
                <text:p>2781.3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1534">
                <text:p>0.81534</text:p>
              </table:table-cell>
              <table:table-cell office:value-type="float" office:value="2821.9">
                <text:p>2821.9</text:p>
              </table:table-cell>
              <table:table-cell office:value-type="float" office:value="2744.6">
                <text:p>2744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2303">
                <text:p>0.82303</text:p>
              </table:table-cell>
              <table:table-cell office:value-type="float" office:value="2862.7">
                <text:p>2862.7</text:p>
              </table:table-cell>
              <table:table-cell office:value-type="float" office:value="2789.4">
                <text:p>2789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3072">
                <text:p>0.83072</text:p>
              </table:table-cell>
              <table:table-cell office:value-type="float" office:value="2903.8">
                <text:p>2903.8</text:p>
              </table:table-cell>
              <table:table-cell office:value-type="float" office:value="2834.4">
                <text:p>2834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3841">
                <text:p>0.83841</text:p>
              </table:table-cell>
              <table:table-cell office:value-type="float" office:value="2945">
                <text:p>2945</text:p>
              </table:table-cell>
              <table:table-cell office:value-type="float" office:value="2879.5">
                <text:p>2879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61">
                <text:p>0.8461</text:p>
              </table:table-cell>
              <table:table-cell office:value-type="float" office:value="2986.5">
                <text:p>2986.5</text:p>
              </table:table-cell>
              <table:table-cell office:value-type="float" office:value="2924.7">
                <text:p>2924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38">
                <text:p>0.8538</text:p>
              </table:table-cell>
              <table:table-cell office:value-type="float" office:value="3028.1">
                <text:p>3028.1</text:p>
              </table:table-cell>
              <table:table-cell office:value-type="float" office:value="2970.1">
                <text:p>2970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149">
                <text:p>0.86149</text:p>
              </table:table-cell>
              <table:table-cell office:value-type="float" office:value="3070">
                <text:p>3070</text:p>
              </table:table-cell>
              <table:table-cell office:value-type="float" office:value="3015.6">
                <text:p>3015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918">
                <text:p>0.86918</text:p>
              </table:table-cell>
              <table:table-cell office:value-type="float" office:value="3112">
                <text:p>3112</text:p>
              </table:table-cell>
              <table:table-cell office:value-type="float" office:value="3061.2">
                <text:p>3061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687">
                <text:p>0.87687</text:p>
              </table:table-cell>
              <table:table-cell office:value-type="float" office:value="3154.2">
                <text:p>3154.2</text:p>
              </table:table-cell>
              <table:table-cell office:value-type="float" office:value="3106.9">
                <text:p>3106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456">
                <text:p>0.88456</text:p>
              </table:table-cell>
              <table:table-cell office:value-type="float" office:value="3196.5">
                <text:p>3196.5</text:p>
              </table:table-cell>
              <table:table-cell office:value-type="float" office:value="3152.7">
                <text:p>3152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9225">
                <text:p>0.89225</text:p>
              </table:table-cell>
              <table:table-cell office:value-type="float" office:value="3239">
                <text:p>3239</text:p>
              </table:table-cell>
              <table:table-cell office:value-type="float" office:value="3198.6">
                <text:p>3198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9995">
                <text:p>0.89995</text:p>
              </table:table-cell>
              <table:table-cell office:value-type="float" office:value="3281.7">
                <text:p>3281.7</text:p>
              </table:table-cell>
              <table:table-cell office:value-type="float" office:value="3244.6">
                <text:p>3244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764">
                <text:p>0.90764</text:p>
              </table:table-cell>
              <table:table-cell office:value-type="float" office:value="3324.4">
                <text:p>3324.4</text:p>
              </table:table-cell>
              <table:table-cell office:value-type="float" office:value="3290.6">
                <text:p>329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533">
                <text:p>0.91533</text:p>
              </table:table-cell>
              <table:table-cell office:value-type="float" office:value="3367.3">
                <text:p>3367.3</text:p>
              </table:table-cell>
              <table:table-cell office:value-type="float" office:value="3336.7">
                <text:p>3336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302">
                <text:p>0.92302</text:p>
              </table:table-cell>
              <table:table-cell office:value-type="float" office:value="3410.2">
                <text:p>3410.2</text:p>
              </table:table-cell>
              <table:table-cell office:value-type="float" office:value="3382.9">
                <text:p>3382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071">
                <text:p>0.93071</text:p>
              </table:table-cell>
              <table:table-cell office:value-type="float" office:value="3453.3">
                <text:p>3453.3</text:p>
              </table:table-cell>
              <table:table-cell office:value-type="float" office:value="3429.1">
                <text:p>3429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841">
                <text:p>0.93841</text:p>
              </table:table-cell>
              <table:table-cell office:value-type="float" office:value="3496.5">
                <text:p>3496.5</text:p>
              </table:table-cell>
              <table:table-cell office:value-type="float" office:value="3475.4">
                <text:p>347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61">
                <text:p>0.9461</text:p>
              </table:table-cell>
              <table:table-cell office:value-type="float" office:value="3539.7">
                <text:p>3539.7</text:p>
              </table:table-cell>
              <table:table-cell office:value-type="float" office:value="3521.7">
                <text:p>352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379">
                <text:p>0.95379</text:p>
              </table:table-cell>
              <table:table-cell office:value-type="float" office:value="3583">
                <text:p>3583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48">
                <text:p>0.96148</text:p>
              </table:table-cell>
              <table:table-cell office:value-type="float" office:value="3626.3">
                <text:p>3626.3</text:p>
              </table:table-cell>
              <table:table-cell office:value-type="float" office:value="3614.4">
                <text:p>3614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17">
                <text:p>0.96917</text:p>
              </table:table-cell>
              <table:table-cell office:value-type="float" office:value="3669.7">
                <text:p>3669.7</text:p>
              </table:table-cell>
              <table:table-cell office:value-type="float" office:value="3660.8">
                <text:p>3660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86">
                <text:p>0.97686</text:p>
              </table:table-cell>
              <table:table-cell office:value-type="float" office:value="3713.1">
                <text:p>3713.1</text:p>
              </table:table-cell>
              <table:table-cell office:value-type="float" office:value="3707.2">
                <text:p>3707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456">
                <text:p>0.98456</text:p>
              </table:table-cell>
              <table:table-cell office:value-type="float" office:value="3756.6">
                <text:p>3756.6</text:p>
              </table:table-cell>
              <table:table-cell office:value-type="float" office:value="3753.6">
                <text:p>3753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225">
                <text:p>0.99225</text:p>
              </table:table-cell>
              <table:table-cell office:value-type="float" office:value="3756.6">
                <text:p>3756.6</text:p>
              </table:table-cell>
              <table:table-cell office:value-type="float" office:value="3753.6">
                <text:p>375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1.095cm" svg:y="4.203cm" style:legend-expansion="high" chart:style-name="ch2"/>
        <chart:plot-area chart:style-name="ch3" table:cell-range-address="128_without_PML.D2:128_without_PML.D131 128_without_PML.J1:128_without_PML.J131" chart:data-source-has-labels="row" svg:x="0.319cm" svg:y="0.18cm" svg:width="10.457cm" svg:height="8.645cm">
          <chart:coordinate-region svg:x="1.126cm" svg:y="0.379cm" svg:width="9.4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28_without_PML.J2:128_without_PML.J131" chart:label-cell-address="128_without_PML.J1:128_without_PML.J1" chart:class="chart:scatter">
            <chart:domain table:cell-range-address="128_without_PML.D2:128_without_PML.D131"/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erature_difference</text:p>
                <draw:g>
                  <svg:desc>128_without_PML.J1:128_without_PML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28_without_PML.D2:128_without_PML.D131</svg:desc>
                </draw:g>
              </table:table-cell>
              <table:table-cell office:value-type="float" office:value="157.66">
                <text:p>157.66</text:p>
                <draw:g>
                  <svg:desc>128_without_PML.J2:128_without_PML.J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6918">
                <text:p>0.0076918</text:p>
              </table:table-cell>
              <table:table-cell office:value-type="float" office:value="157.66">
                <text:p>157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384">
                <text:p>0.015384</text:p>
              </table:table-cell>
              <table:table-cell office:value-type="float" office:value="157.72">
                <text:p>157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076">
                <text:p>0.023076</text:p>
              </table:table-cell>
              <table:table-cell office:value-type="float" office:value="157.84">
                <text:p>157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767">
                <text:p>0.030767</text:p>
              </table:table-cell>
              <table:table-cell office:value-type="float" office:value="158.04">
                <text:p>158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459">
                <text:p>0.038459</text:p>
              </table:table-cell>
              <table:table-cell office:value-type="float" office:value="158.3">
                <text:p>15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151">
                <text:p>0.046151</text:p>
              </table:table-cell>
              <table:table-cell office:value-type="float" office:value="158.62">
                <text:p>158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843">
                <text:p>0.05384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535">
                <text:p>0.061535</text:p>
              </table:table-cell>
              <table:table-cell office:value-type="float" office:value="159.45">
                <text:p>159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227">
                <text:p>0.069227</text:p>
              </table:table-cell>
              <table:table-cell office:value-type="float" office:value="159.96">
                <text:p>159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918">
                <text:p>0.076918</text:p>
              </table:table-cell>
              <table:table-cell office:value-type="float" office:value="160.53">
                <text:p>160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61">
                <text:p>0.08461</text:p>
              </table:table-cell>
              <table:table-cell office:value-type="float" office:value="161.16">
                <text:p>161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302">
                <text:p>0.092302</text:p>
              </table:table-cell>
              <table:table-cell office:value-type="float" office:value="161.85">
                <text:p>16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9994">
                <text:p>0.099994</text:p>
              </table:table-cell>
              <table:table-cell office:value-type="float" office:value="162.59">
                <text:p>16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69">
                <text:p>0.10769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38">
                <text:p>0.11538</text:p>
              </table:table-cell>
              <table:table-cell office:value-type="float" office:value="164.26">
                <text:p>164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307">
                <text:p>0.12307</text:p>
              </table:table-cell>
              <table:table-cell office:value-type="float" office:value="165.17">
                <text:p>165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076">
                <text:p>0.13076</text:p>
              </table:table-cell>
              <table:table-cell office:value-type="float" office:value="166.13">
                <text:p>166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45">
                <text:p>0.13845</text:p>
              </table:table-cell>
              <table:table-cell office:value-type="float" office:value="167.15">
                <text:p>167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615">
                <text:p>0.14615</text:p>
              </table:table-cell>
              <table:table-cell office:value-type="float" office:value="168.21">
                <text:p>168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84">
                <text:p>0.15384</text:p>
              </table:table-cell>
              <table:table-cell office:value-type="float" office:value="169.32">
                <text:p>169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53">
                <text:p>0.16153</text:p>
              </table:table-cell>
              <table:table-cell office:value-type="float" office:value="170.48">
                <text:p>17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922">
                <text:p>0.16922</text:p>
              </table:table-cell>
              <table:table-cell office:value-type="float" office:value="171.68">
                <text:p>171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691">
                <text:p>0.17691</text:p>
              </table:table-cell>
              <table:table-cell office:value-type="float" office:value="172.92">
                <text:p>172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46">
                <text:p>0.1846</text:p>
              </table:table-cell>
              <table:table-cell office:value-type="float" office:value="174.19">
                <text:p>174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23">
                <text:p>0.1923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99">
                <text:p>0.19999</text:p>
              </table:table-cell>
              <table:table-cell office:value-type="float" office:value="176.85">
                <text:p>176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768">
                <text:p>0.20768</text:p>
              </table:table-cell>
              <table:table-cell office:value-type="float" office:value="178.22">
                <text:p>178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537">
                <text:p>0.21537</text:p>
              </table:table-cell>
              <table:table-cell office:value-type="float" office:value="179.61">
                <text:p>179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06">
                <text:p>0.22306</text:p>
              </table:table-cell>
              <table:table-cell office:value-type="float" office:value="181.03">
                <text:p>181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76">
                <text:p>0.23076</text:p>
              </table:table-cell>
              <table:table-cell office:value-type="float" office:value="182.47">
                <text:p>182.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845">
                <text:p>0.23845</text:p>
              </table:table-cell>
              <table:table-cell office:value-type="float" office:value="183.91">
                <text:p>183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614">
                <text:p>0.24614</text:p>
              </table:table-cell>
              <table:table-cell office:value-type="float" office:value="185.38">
                <text:p>185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83">
                <text:p>0.25383</text:p>
              </table:table-cell>
              <table:table-cell office:value-type="float" office:value="186.84">
                <text:p>186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152">
                <text:p>0.26152</text:p>
              </table:table-cell>
              <table:table-cell office:value-type="float" office:value="188.31">
                <text:p>188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21">
                <text:p>0.26921</text:p>
              </table:table-cell>
              <table:table-cell office:value-type="float" office:value="189.77">
                <text:p>189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91">
                <text:p>0.27691</text:p>
              </table:table-cell>
              <table:table-cell office:value-type="float" office:value="191.21">
                <text:p>191.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46">
                <text:p>0.2846</text:p>
              </table:table-cell>
              <table:table-cell office:value-type="float" office:value="192.65">
                <text:p>192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229">
                <text:p>0.29229</text:p>
              </table:table-cell>
              <table:table-cell office:value-type="float" office:value="194.06">
                <text:p>194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998">
                <text:p>0.29998</text:p>
              </table:table-cell>
              <table:table-cell office:value-type="float" office:value="195.45">
                <text:p>195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767">
                <text:p>0.30767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537">
                <text:p>0.31537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06">
                <text:p>0.32306</text:p>
              </table:table-cell>
              <table:table-cell office:value-type="float" office:value="199.37">
                <text:p>199.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075">
                <text:p>0.33075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844">
                <text:p>0.33844</text:p>
              </table:table-cell>
              <table:table-cell office:value-type="float" office:value="201.69">
                <text:p>201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3">
                <text:p>0.34613</text:p>
              </table:table-cell>
              <table:table-cell office:value-type="float" office:value="202.74">
                <text:p>202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382">
                <text:p>0.35382</text:p>
              </table:table-cell>
              <table:table-cell office:value-type="float" office:value="203.71">
                <text:p>203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152">
                <text:p>0.36152</text:p>
              </table:table-cell>
              <table:table-cell office:value-type="float" office:value="204.61">
                <text:p>204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921">
                <text:p>0.36921</text:p>
              </table:table-cell>
              <table:table-cell office:value-type="float" office:value="205.37">
                <text:p>205.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">
                <text:p>0.3769</text:p>
              </table:table-cell>
              <table:table-cell office:value-type="float" office:value="205.98">
                <text:p>205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59">
                <text:p>0.38459</text:p>
              </table:table-cell>
              <table:table-cell office:value-type="float" office:value="206.43">
                <text:p>206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228">
                <text:p>0.39228</text:p>
              </table:table-cell>
              <table:table-cell office:value-type="float" office:value="206.8">
                <text:p>206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998">
                <text:p>0.39998</text:p>
              </table:table-cell>
              <table:table-cell office:value-type="float" office:value="207.08">
                <text:p>207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67">
                <text:p>0.40767</text:p>
              </table:table-cell>
              <table:table-cell office:value-type="float" office:value="207.07">
                <text:p>207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536">
                <text:p>0.41536</text:p>
              </table:table-cell>
              <table:table-cell office:value-type="float" office:value="206.99">
                <text:p>206.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05">
                <text:p>0.42305</text:p>
              </table:table-cell>
              <table:table-cell office:value-type="float" office:value="206.74">
                <text:p>206.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074">
                <text:p>0.43074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844">
                <text:p>0.4384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613">
                <text:p>0.44613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382">
                <text:p>0.45382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151">
                <text:p>0.4615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92">
                <text:p>0.4692</text:p>
              </table:table-cell>
              <table:table-cell office:value-type="float" office:value="203.3">
                <text:p>203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689">
                <text:p>0.47689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459">
                <text:p>0.48459</text:p>
              </table:table-cell>
              <table:table-cell office:value-type="float" office:value="201.7">
                <text:p>201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228">
                <text:p>0.49228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997">
                <text:p>0.49997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766">
                <text:p>0.507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35">
                <text:p>0.515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305">
                <text:p>0.52305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074">
                <text:p>0.53074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843">
                <text:p>0.53843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612">
                <text:p>0.54612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381">
                <text:p>0.55381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15">
                <text:p>0.5615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92">
                <text:p>0.5692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689">
                <text:p>0.57689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458">
                <text:p>0.58458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27">
                <text:p>0.59227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996">
                <text:p>0.59996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766">
                <text:p>0.60766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535">
                <text:p>0.61535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304">
                <text:p>0.62304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073">
                <text:p>0.63073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842">
                <text:p>0.63842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4612">
                <text:p>0.64612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5381">
                <text:p>0.65381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15">
                <text:p>0.6615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919">
                <text:p>0.66919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688">
                <text:p>0.67688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457">
                <text:p>0.68457</text:p>
              </table:table-cell>
              <table:table-cell office:value-type="float" office:value="150.3">
                <text:p>150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227">
                <text:p>0.69227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996">
                <text:p>0.69996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765">
                <text:p>0.70765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534">
                <text:p>0.71534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03">
                <text:p>0.72303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073">
                <text:p>0.730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42">
                <text:p>0.73842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611">
                <text:p>0.74611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538">
                <text:p>0.7538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149">
                <text:p>0.76149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918">
                <text:p>0.76918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688">
                <text:p>0.77688</text:p>
              </table:table-cell>
              <table:table-cell office:value-type="float" office:value="97.8000000000002">
                <text:p>97.8000000000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457">
                <text:p>0.78457</text:p>
              </table:table-cell>
              <table:table-cell office:value-type="float" office:value="93.5999999999999">
                <text:p>93.5999999999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226">
                <text:p>0.79226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995">
                <text:p>0.79995</text:p>
              </table:table-cell>
              <table:table-cell office:value-type="float" office:value="85.3000000000002">
                <text:p>85.3000000000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0764">
                <text:p>0.80764</text:p>
              </table:table-cell>
              <table:table-cell office:value-type="float" office:value="81.3000000000002">
                <text:p>81.3000000000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1534">
                <text:p>0.81534</text:p>
              </table:table-cell>
              <table:table-cell office:value-type="float" office:value="77.3000000000002">
                <text:p>77.3000000000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2303">
                <text:p>0.82303</text:p>
              </table:table-cell>
              <table:table-cell office:value-type="float" office:value="73.2999999999997">
                <text:p>73.2999999999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3072">
                <text:p>0.83072</text:p>
              </table:table-cell>
              <table:table-cell office:value-type="float" office:value="69.4000000000001">
                <text:p>69.40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3841">
                <text:p>0.8384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61">
                <text:p>0.8461</text:p>
              </table:table-cell>
              <table:table-cell office:value-type="float" office:value="61.8000000000002">
                <text:p>61.8000000000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538">
                <text:p>0.85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6149">
                <text:p>0.86149</text:p>
              </table:table-cell>
              <table:table-cell office:value-type="float" office:value="54.4000000000001">
                <text:p>54.40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918">
                <text:p>0.86918</text:p>
              </table:table-cell>
              <table:table-cell office:value-type="float" office:value="50.8000000000002">
                <text:p>50.80000000000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7687">
                <text:p>0.87687</text:p>
              </table:table-cell>
              <table:table-cell office:value-type="float" office:value="47.2999999999997">
                <text:p>47.2999999999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456">
                <text:p>0.88456</text:p>
              </table:table-cell>
              <table:table-cell office:value-type="float" office:value="43.8000000000002">
                <text:p>43.800000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9225">
                <text:p>0.89225</text:p>
              </table:table-cell>
              <table:table-cell office:value-type="float" office:value="40.4000000000001">
                <text:p>40.40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9995">
                <text:p>0.89995</text:p>
              </table:table-cell>
              <table:table-cell office:value-type="float" office:value="37.0999999999999">
                <text:p>37.0999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764">
                <text:p>0.90764</text:p>
              </table:table-cell>
              <table:table-cell office:value-type="float" office:value="33.8000000000002">
                <text:p>33.8000000000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1533">
                <text:p>0.91533</text:p>
              </table:table-cell>
              <table:table-cell office:value-type="float" office:value="30.6000000000004">
                <text:p>30.6000000000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302">
                <text:p>0.92302</text:p>
              </table:table-cell>
              <table:table-cell office:value-type="float" office:value="27.2999999999997">
                <text:p>27.29999999999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071">
                <text:p>0.93071</text:p>
              </table:table-cell>
              <table:table-cell office:value-type="float" office:value="24.2000000000003">
                <text:p>24.2000000000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841">
                <text:p>0.93841</text:p>
              </table:table-cell>
              <table:table-cell office:value-type="float" office:value="21.0999999999999">
                <text:p>21.099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61">
                <text:p>0.9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5379">
                <text:p>0.953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148">
                <text:p>0.96148</text:p>
              </table:table-cell>
              <table:table-cell office:value-type="float" office:value="11.9000000000001">
                <text:p>11.90000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17">
                <text:p>0.96917</text:p>
              </table:table-cell>
              <table:table-cell office:value-type="float" office:value="8.89999999999964">
                <text:p>8.899999999999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86">
                <text:p>0.97686</text:p>
              </table:table-cell>
              <table:table-cell office:value-type="float" office:value="5.90000000000009">
                <text:p>5.900000000000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456">
                <text:p>0.98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225">
                <text:p>0.9922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